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5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.1">
            <text:p>0.100000</text:p>
          </table:table-cell>
          <table:table-cell office:value-type="float" office:value="15.8695052848263">
            <text:p>15.86950528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9">
            <text:p>0.090000</text:p>
          </table:table-cell>
          <table:table-cell office:value-type="float" office:value="15.8874341687766">
            <text:p>15.88743416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8">
            <text:p>0.080000</text:p>
          </table:table-cell>
          <table:table-cell office:value-type="float" office:value="15.9160297142543">
            <text:p>15.91602971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7">
            <text:p>0.070000</text:p>
          </table:table-cell>
          <table:table-cell office:value-type="float" office:value="61.4334009327098">
            <text:p>61.43340093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6">
            <text:p>0.060000</text:p>
          </table:table-cell>
          <table:table-cell office:value-type="float" office:value="61.4487322809788">
            <text:p>61.4487322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0000</text:p>
          </table:table-cell>
          <table:table-cell office:value-type="float" office:value="61.4731556056607">
            <text:p>61.47315560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4">
            <text:p>0.040000</text:p>
          </table:table-cell>
          <table:table-cell office:value-type="float" office:value="99.9420097992198">
            <text:p>99.942009799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3">
            <text:p>0.030000</text:p>
          </table:table-cell>
          <table:table-cell office:value-type="float" office:value="345.96492619233">
            <text:p>345.96492619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2">
            <text:p>0.020000</text:p>
          </table:table-cell>
          <table:table-cell office:value-type="float" office:value="345.975672484524">
            <text:p>345.97567248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0000</text:p>
          </table:table-cell>
          <table:table-cell office:value-type="float" office:value="345.98908245606">
            <text:p>345.98908245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0000</text:p>
          </table:table-cell>
          <table:table-cell office:value-type="float" office:value="345.98908245606">
            <text:p>345.98908245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9">
            <text:p>0.009000</text:p>
          </table:table-cell>
          <table:table-cell office:value-type="float" office:value="345.992525460402">
            <text:p>345.99252546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8">
            <text:p>0.008000</text:p>
          </table:table-cell>
          <table:table-cell office:value-type="float" office:value="11542.8380047778">
            <text:p>11542.83800477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7">
            <text:p>0.007000</text:p>
          </table:table-cell>
          <table:table-cell office:value-type="float" office:value="11542.8394623126">
            <text:p>11542.83946231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6">
            <text:p>0.006000</text:p>
          </table:table-cell>
          <table:table-cell office:value-type="float" office:value="11542.8413279319">
            <text:p>11542.84132793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5">
            <text:p>0.005000</text:p>
          </table:table-cell>
          <table:table-cell office:value-type="float" office:value="14280.5454374568">
            <text:p>14280.54543745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4">
            <text:p>0.004000</text:p>
          </table:table-cell>
          <table:table-cell office:value-type="float" office:value="14280.5466130154">
            <text:p>14280.54661301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3">
            <text:p>0.003000</text:p>
          </table:table-cell>
          <table:table-cell office:value-type="float" office:value="14280.5479826905">
            <text:p>14280.54798269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2">
            <text:p>0.002000</text:p>
          </table:table-cell>
          <table:table-cell office:value-type="float" office:value="67811.6043178888">
            <text:p>67811.60431788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1">
            <text:p>0.001000</text:p>
          </table:table-cell>
          <table:table-cell office:value-type="float" office:value="192322.541727529">
            <text:p>192322.5417275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1">
            <text:p>0.001000</text:p>
          </table:table-cell>
          <table:table-cell office:value-type="float" office:value="192322.541727529">
            <text:p>192322.5417275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9">
            <text:p>0.000900</text:p>
          </table:table-cell>
          <table:table-cell office:value-type="float" office:value="192322.54207304">
            <text:p>192322.542073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8">
            <text:p>0.000800</text:p>
          </table:table-cell>
          <table:table-cell office:value-type="float" office:value="279974.68458234">
            <text:p>279974.684582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7">
            <text:p>0.000700</text:p>
          </table:table-cell>
          <table:table-cell office:value-type="float" office:value="279974.684687317">
            <text:p>279974.6846873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6">
            <text:p>0.000600</text:p>
          </table:table-cell>
          <table:table-cell office:value-type="float" office:value="279974.68479413">
            <text:p>279974.684794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5">
            <text:p>0.000500</text:p>
          </table:table-cell>
          <table:table-cell office:value-type="float" office:value="279974.684904096">
            <text:p>279974.6849040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4">
            <text:p>0.000400</text:p>
          </table:table-cell>
          <table:table-cell office:value-type="float" office:value="279974.685020365">
            <text:p>279974.6850203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3">
            <text:p>0.000300</text:p>
          </table:table-cell>
          <table:table-cell office:value-type="float" office:value="279974.685153874">
            <text:p>279974.6851538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2">
            <text:p>0.000200</text:p>
          </table:table-cell>
          <table:table-cell office:value-type="float" office:value="22725659.3095905">
            <text:p>22725659.30959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1">
            <text:p>0.000100</text:p>
          </table:table-cell>
          <table:table-cell office:value-type="float" office:value="30884375.6462127">
            <text:p>30884375.64621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1">
            <text:p>0.000100</text:p>
          </table:table-cell>
          <table:table-cell office:value-type="float" office:value="30884375.6462127">
            <text:p>30884375.64621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09">
            <text:p>0.000090</text:p>
          </table:table-cell>
          <table:table-cell office:value-type="float" office:value="30884375.6462237">
            <text:p>30884375.64622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08">
            <text:p>0.000080</text:p>
          </table:table-cell>
          <table:table-cell office:value-type="float" office:value="30884375.6462349">
            <text:p>30884375.64623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07">
            <text:p>0.000070</text:p>
          </table:table-cell>
          <table:table-cell office:value-type="float" office:value="30884375.6462465">
            <text:p>30884375.64624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06">
            <text:p>0.000060</text:p>
          </table:table-cell>
          <table:table-cell office:value-type="float" office:value="30884375.646259">
            <text:p>30884375.6462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05">
            <text:p>0.000050</text:p>
          </table:table-cell>
          <table:table-cell office:value-type="float" office:value="30884375.6462732">
            <text:p>30884375.646273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04">
            <text:p>0.000040</text:p>
          </table:table-cell>
          <table:table-cell office:value-type="float" office:value="30884375.6462939">
            <text:p>30884375.64629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03">
            <text:p>0.000030</text:p>
          </table:table-cell>
          <table:table-cell office:value-type="float" office:value="111518562.288599">
            <text:p>111518562.2885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02">
            <text:p>0.000020</text:p>
          </table:table-cell>
          <table:table-cell office:value-type="float" office:value="111518562.28861">
            <text:p>111518562.288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01">
            <text:p>0.000010</text:p>
          </table:table-cell>
          <table:table-cell office:value-type="float" office:value="111518562.288341">
            <text:p>111518562.2883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">
            <text:p>0.100000</text:p>
          </table:table-cell>
          <table:table-cell office:value-type="float" office:value="8.06511769218844">
            <text:p>8.06511769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9">
            <text:p>0.090000</text:p>
          </table:table-cell>
          <table:table-cell office:value-type="float" office:value="8.08202317139891">
            <text:p>8.08202317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8">
            <text:p>0.080000</text:p>
          </table:table-cell>
          <table:table-cell office:value-type="float" office:value="8.10569649136255">
            <text:p>8.10569649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7">
            <text:p>0.070000</text:p>
          </table:table-cell>
          <table:table-cell office:value-type="float" office:value="93.2387107878045">
            <text:p>93.23871078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6">
            <text:p>0.060000</text:p>
          </table:table-cell>
          <table:table-cell office:value-type="float" office:value="93.2520113368676">
            <text:p>93.25201133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0000</text:p>
          </table:table-cell>
          <table:table-cell office:value-type="float" office:value="93.2681061611143">
            <text:p>93.26810616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4">
            <text:p>0.040000</text:p>
          </table:table-cell>
          <table:table-cell office:value-type="float" office:value="175.289548661421">
            <text:p>175.28954866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3">
            <text:p>0.030000</text:p>
          </table:table-cell>
          <table:table-cell office:value-type="float" office:value="237.340572632828">
            <text:p>237.34057263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2">
            <text:p>0.020000</text:p>
          </table:table-cell>
          <table:table-cell office:value-type="float" office:value="630.583346335525">
            <text:p>630.58334633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0000</text:p>
          </table:table-cell>
          <table:table-cell office:value-type="float" office:value="3340.20472729947">
            <text:p>3340.20472729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0000</text:p>
          </table:table-cell>
          <table:table-cell office:value-type="float" office:value="3340.20472729947">
            <text:p>3340.20472729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9">
            <text:p>0.009000</text:p>
          </table:table-cell>
          <table:table-cell office:value-type="float" office:value="3340.20621781763">
            <text:p>3340.20621781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8">
            <text:p>0.008000</text:p>
          </table:table-cell>
          <table:table-cell office:value-type="float" office:value="3340.20801493129">
            <text:p>3340.20801493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7">
            <text:p>0.007000</text:p>
          </table:table-cell>
          <table:table-cell office:value-type="float" office:value="5119.2814583497">
            <text:p>5119.28145834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6">
            <text:p>0.006000</text:p>
          </table:table-cell>
          <table:table-cell office:value-type="float" office:value="5119.28274085845">
            <text:p>5119.28274085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5">
            <text:p>0.005000</text:p>
          </table:table-cell>
          <table:table-cell office:value-type="float" office:value="5119.28423559973">
            <text:p>5119.28423559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4">
            <text:p>0.004000</text:p>
          </table:table-cell>
          <table:table-cell office:value-type="float" office:value="82196.7254833626">
            <text:p>82196.72548336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3">
            <text:p>0.003000</text:p>
          </table:table-cell>
          <table:table-cell office:value-type="float" office:value="151227.322485099">
            <text:p>151227.3224850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2">
            <text:p>0.002000</text:p>
          </table:table-cell>
          <table:table-cell office:value-type="float" office:value="151227.324274351">
            <text:p>151227.3242743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1">
            <text:p>0.001000</text:p>
          </table:table-cell>
          <table:table-cell office:value-type="float" office:value="220257.921681126">
            <text:p>220257.9216811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1">
            <text:p>0.001000</text:p>
          </table:table-cell>
          <table:table-cell office:value-type="float" office:value="220257.921681126">
            <text:p>220257.9216811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09">
            <text:p>0.000900</text:p>
          </table:table-cell>
          <table:table-cell office:value-type="float" office:value="220257.921792904">
            <text:p>220257.9217929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08">
            <text:p>0.000800</text:p>
          </table:table-cell>
          <table:table-cell office:value-type="float" office:value="220257.921908348">
            <text:p>220257.9219083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07">
            <text:p>0.000700</text:p>
          </table:table-cell>
          <table:table-cell office:value-type="float" office:value="220257.922029732">
            <text:p>220257.9220297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06">
            <text:p>0.000600</text:p>
          </table:table-cell>
          <table:table-cell office:value-type="float" office:value="220257.922162118">
            <text:p>220257.9221621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05">
            <text:p>0.000500</text:p>
          </table:table-cell>
          <table:table-cell office:value-type="float" office:value="220257.922321487">
            <text:p>220257.9223214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04">
            <text:p>0.000400</text:p>
          </table:table-cell>
          <table:table-cell office:value-type="float" office:value="4459979.6745761">
            <text:p>4459979.67457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03">
            <text:p>0.000300</text:p>
          </table:table-cell>
          <table:table-cell office:value-type="float" office:value="4459979.67474162">
            <text:p>4459979.674741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02">
            <text:p>0.000200</text:p>
          </table:table-cell>
          <table:table-cell office:value-type="float" office:value="22897138.4552611">
            <text:p>22897138.45526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01">
            <text:p>0.000100</text:p>
          </table:table-cell>
          <table:table-cell office:value-type="float" office:value="38265074.7972032">
            <text:p>38265074.79720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01">
            <text:p>0.000100</text:p>
          </table:table-cell>
          <table:table-cell office:value-type="float" office:value="38265074.7972032">
            <text:p>38265074.79720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009">
            <text:p>0.000090</text:p>
          </table:table-cell>
          <table:table-cell office:value-type="float" office:value="118549002.925265">
            <text:p>118549002.9252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008">
            <text:p>0.000080</text:p>
          </table:table-cell>
          <table:table-cell office:value-type="float" office:value="118549002.925281">
            <text:p>118549002.9252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007">
            <text:p>0.000070</text:p>
          </table:table-cell>
          <table:table-cell office:value-type="float" office:value="118549002.925304">
            <text:p>118549002.9253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006">
            <text:p>0.000060</text:p>
          </table:table-cell>
          <table:table-cell office:value-type="float" office:value="190773938.90234">
            <text:p>190773938.902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005">
            <text:p>0.000050</text:p>
          </table:table-cell>
          <table:table-cell office:value-type="float" office:value="190773938.902351">
            <text:p>190773938.9023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004">
            <text:p>0.000040</text:p>
          </table:table-cell>
          <table:table-cell office:value-type="float" office:value="190773938.902363">
            <text:p>190773938.9023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003">
            <text:p>0.000030</text:p>
          </table:table-cell>
          <table:table-cell office:value-type="float" office:value="190773938.902376">
            <text:p>190773938.9023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002">
            <text:p>0.000020</text:p>
          </table:table-cell>
          <table:table-cell office:value-type="float" office:value="415507738.984641">
            <text:p>415507738.9846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001">
            <text:p>0.000010</text:p>
          </table:table-cell>
          <table:table-cell office:value-type="float" office:value="1668258675.00815">
            <text:p>1668258675.008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">
            <text:p>0.100000</text:p>
          </table:table-cell>
          <table:table-cell office:value-type="float" office:value="20.9508813218948">
            <text:p>20.95088132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9">
            <text:p>0.090000</text:p>
          </table:table-cell>
          <table:table-cell office:value-type="float" office:value="20.9622253377119">
            <text:p>20.962225337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8">
            <text:p>0.080000</text:p>
          </table:table-cell>
          <table:table-cell office:value-type="float" office:value="20.9740006485863">
            <text:p>20.974000648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7">
            <text:p>0.070000</text:p>
          </table:table-cell>
          <table:table-cell office:value-type="float" office:value="20.9864896651106">
            <text:p>20.98648966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">
            <text:p>0.060000</text:p>
          </table:table-cell>
          <table:table-cell office:value-type="float" office:value="21.000356357658">
            <text:p>21.000356357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0000</text:p>
          </table:table-cell>
          <table:table-cell office:value-type="float" office:value="21.0180419423725">
            <text:p>21.01804194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4">
            <text:p>0.040000</text:p>
          </table:table-cell>
          <table:table-cell office:value-type="float" office:value="34.4583012789135">
            <text:p>34.458301278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3">
            <text:p>0.030000</text:p>
          </table:table-cell>
          <table:table-cell office:value-type="float" office:value="34.4701309603747">
            <text:p>34.47013096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2">
            <text:p>0.020000</text:p>
          </table:table-cell>
          <table:table-cell office:value-type="float" office:value="34.486034061909">
            <text:p>34.48603406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0000</text:p>
          </table:table-cell>
          <table:table-cell office:value-type="float" office:value="3484.5150650281">
            <text:p>3484.515065028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0000</text:p>
          </table:table-cell>
          <table:table-cell office:value-type="float" office:value="3484.5150650281">
            <text:p>3484.515065028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9">
            <text:p>0.009000</text:p>
          </table:table-cell>
          <table:table-cell office:value-type="float" office:value="3484.51616694823">
            <text:p>3484.51616694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8">
            <text:p>0.008000</text:p>
          </table:table-cell>
          <table:table-cell office:value-type="float" office:value="3484.51729967911">
            <text:p>3484.51729967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7">
            <text:p>0.007000</text:p>
          </table:table-cell>
          <table:table-cell office:value-type="float" office:value="3484.51848138219">
            <text:p>3484.51848138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6">
            <text:p>0.006000</text:p>
          </table:table-cell>
          <table:table-cell office:value-type="float" office:value="3484.51975058666">
            <text:p>3484.51975058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5">
            <text:p>0.005000</text:p>
          </table:table-cell>
          <table:table-cell office:value-type="float" office:value="3484.52121561102">
            <text:p>3484.5212156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4">
            <text:p>0.004000</text:p>
          </table:table-cell>
          <table:table-cell office:value-type="float" office:value="3484.52387588841">
            <text:p>3484.52387588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3">
            <text:p>0.003000</text:p>
          </table:table-cell>
          <table:table-cell office:value-type="float" office:value="31265.4621529685">
            <text:p>31265.46215296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2">
            <text:p>0.002000</text:p>
          </table:table-cell>
          <table:table-cell office:value-type="float" office:value="76816.1944764018">
            <text:p>76816.19447640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1">
            <text:p>0.001000</text:p>
          </table:table-cell>
          <table:table-cell office:value-type="float" office:value="404471.484393183">
            <text:p>404471.48439318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1">
            <text:p>0.001000</text:p>
          </table:table-cell>
          <table:table-cell office:value-type="float" office:value="404471.484393183">
            <text:p>404471.48439318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09">
            <text:p>0.000900</text:p>
          </table:table-cell>
          <table:table-cell office:value-type="float" office:value="404471.484532722">
            <text:p>404471.4845327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08">
            <text:p>0.000800</text:p>
          </table:table-cell>
          <table:table-cell office:value-type="float" office:value="404471.484692796">
            <text:p>404471.48469279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07">
            <text:p>0.000700</text:p>
          </table:table-cell>
          <table:table-cell office:value-type="float" office:value="404471.48491274">
            <text:p>404471.4849127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06">
            <text:p>0.000600</text:p>
          </table:table-cell>
          <table:table-cell office:value-type="float" office:value="732126.773770718">
            <text:p>732126.7737707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05">
            <text:p>0.000500</text:p>
          </table:table-cell>
          <table:table-cell office:value-type="float" office:value="732126.774026183">
            <text:p>732126.77402618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04">
            <text:p>0.000400</text:p>
          </table:table-cell>
          <table:table-cell office:value-type="float" office:value="935380.055494779">
            <text:p>935380.0554947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03">
            <text:p>0.000300</text:p>
          </table:table-cell>
          <table:table-cell office:value-type="float" office:value="935380.055602631">
            <text:p>935380.0556026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02">
            <text:p>0.000200</text:p>
          </table:table-cell>
          <table:table-cell office:value-type="float" office:value="935380.055720839">
            <text:p>935380.0557208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01">
            <text:p>0.000100</text:p>
          </table:table-cell>
          <table:table-cell office:value-type="float" office:value="5019426.46995751">
            <text:p>5019426.469957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01">
            <text:p>0.000100</text:p>
          </table:table-cell>
          <table:table-cell office:value-type="float" office:value="5019426.46995751">
            <text:p>5019426.469957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009">
            <text:p>0.000090</text:p>
          </table:table-cell>
          <table:table-cell office:value-type="float" office:value="40261969.7594408">
            <text:p>40261969.75944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008">
            <text:p>0.000080</text:p>
          </table:table-cell>
          <table:table-cell office:value-type="float" office:value="40261969.7594676">
            <text:p>40261969.75946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007">
            <text:p>0.000070</text:p>
          </table:table-cell>
          <table:table-cell office:value-type="float" office:value="52186453.7128744">
            <text:p>52186453.71287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006">
            <text:p>0.000060</text:p>
          </table:table-cell>
          <table:table-cell office:value-type="float" office:value="99353480.955754">
            <text:p>99353480.95575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005">
            <text:p>0.000050</text:p>
          </table:table-cell>
          <table:table-cell office:value-type="float" office:value="146520508.198672">
            <text:p>146520508.1986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004">
            <text:p>0.000040</text:p>
          </table:table-cell>
          <table:table-cell office:value-type="float" office:value="433606718.07015">
            <text:p>433606718.070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003">
            <text:p>0.000030</text:p>
          </table:table-cell>
          <table:table-cell office:value-type="float" office:value="1054946165.056">
            <text:p>1054946165.0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002">
            <text:p>0.000020</text:p>
          </table:table-cell>
          <table:table-cell office:value-type="float" office:value="1054946165.05602">
            <text:p>1054946165.056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001">
            <text:p>0.000010</text:p>
          </table:table-cell>
          <table:table-cell office:value-type="float" office:value="1676285612.04187">
            <text:p>1676285612.0418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">
            <text:p>0.100000</text:p>
          </table:table-cell>
          <table:table-cell office:value-type="float" office:value="5.84986335295074">
            <text:p>5.8498633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9">
            <text:p>0.090000</text:p>
          </table:table-cell>
          <table:table-cell office:value-type="float" office:value="49.0128657224345">
            <text:p>49.01286572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8">
            <text:p>0.080000</text:p>
          </table:table-cell>
          <table:table-cell office:value-type="float" office:value="49.0265237114622">
            <text:p>49.02652371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7">
            <text:p>0.070000</text:p>
          </table:table-cell>
          <table:table-cell office:value-type="float" office:value="49.0423088385043">
            <text:p>49.042308838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6">
            <text:p>0.060000</text:p>
          </table:table-cell>
          <table:table-cell office:value-type="float" office:value="49.0655042122315">
            <text:p>49.06550421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5">
            <text:p>0.050000</text:p>
          </table:table-cell>
          <table:table-cell office:value-type="float" office:value="233.268533119367">
            <text:p>233.268533119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4">
            <text:p>0.040000</text:p>
          </table:table-cell>
          <table:table-cell office:value-type="float" office:value="233.282738549397">
            <text:p>233.282738549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3">
            <text:p>0.030000</text:p>
          </table:table-cell>
          <table:table-cell office:value-type="float" office:value="298.768460614841">
            <text:p>298.76846061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2">
            <text:p>0.020000</text:p>
          </table:table-cell>
          <table:table-cell office:value-type="float" office:value="298.778825953157">
            <text:p>298.77882595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1">
            <text:p>0.010000</text:p>
          </table:table-cell>
          <table:table-cell office:value-type="float" office:value="298.790108451377">
            <text:p>298.79010845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1">
            <text:p>0.010000</text:p>
          </table:table-cell>
          <table:table-cell office:value-type="float" office:value="298.790108451377">
            <text:p>298.79010845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9">
            <text:p>0.009000</text:p>
          </table:table-cell>
          <table:table-cell office:value-type="float" office:value="298.791470961839">
            <text:p>298.79147096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8">
            <text:p>0.008000</text:p>
          </table:table-cell>
          <table:table-cell office:value-type="float" office:value="298.79301041481">
            <text:p>298.79301041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7">
            <text:p>0.007000</text:p>
          </table:table-cell>
          <table:table-cell office:value-type="float" office:value="298.795009168362">
            <text:p>298.79500916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6">
            <text:p>0.006000</text:p>
          </table:table-cell>
          <table:table-cell office:value-type="float" office:value="5257.89880671507">
            <text:p>5257.898806715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5">
            <text:p>0.005000</text:p>
          </table:table-cell>
          <table:table-cell office:value-type="float" office:value="5257.90073732572">
            <text:p>5257.900737325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4">
            <text:p>0.004000</text:p>
          </table:table-cell>
          <table:table-cell office:value-type="float" office:value="18428.2033697781">
            <text:p>18428.203369778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3">
            <text:p>0.003000</text:p>
          </table:table-cell>
          <table:table-cell office:value-type="float" office:value="40820.8109469057">
            <text:p>40820.810946905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2">
            <text:p>0.002000</text:p>
          </table:table-cell>
          <table:table-cell office:value-type="float" office:value="40820.8119835641">
            <text:p>40820.811983564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1">
            <text:p>0.001000</text:p>
          </table:table-cell>
          <table:table-cell office:value-type="float" office:value="40820.8131123335">
            <text:p>40820.813112333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1">
            <text:p>0.001000</text:p>
          </table:table-cell>
          <table:table-cell office:value-type="float" office:value="40820.8131123335">
            <text:p>40820.813112333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9">
            <text:p>0.000900</text:p>
          </table:table-cell>
          <table:table-cell office:value-type="float" office:value="40820.8132487736">
            <text:p>40820.813248773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8">
            <text:p>0.000800</text:p>
          </table:table-cell>
          <table:table-cell office:value-type="float" office:value="40820.8134030635">
            <text:p>40820.813403063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7">
            <text:p>0.000700</text:p>
          </table:table-cell>
          <table:table-cell office:value-type="float" office:value="40820.8136039665">
            <text:p>40820.813603966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6">
            <text:p>0.000600</text:p>
          </table:table-cell>
          <table:table-cell office:value-type="float" office:value="1967827.30597434">
            <text:p>1967827.3059743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5">
            <text:p>0.000500</text:p>
          </table:table-cell>
          <table:table-cell office:value-type="float" office:value="2410470.66474853">
            <text:p>2410470.664748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4">
            <text:p>0.000400</text:p>
          </table:table-cell>
          <table:table-cell office:value-type="float" office:value="2410470.66487717">
            <text:p>2410470.664877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3">
            <text:p>0.000300</text:p>
          </table:table-cell>
          <table:table-cell office:value-type="float" office:value="2410470.66505539">
            <text:p>2410470.6650553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2">
            <text:p>0.000200</text:p>
          </table:table-cell>
          <table:table-cell office:value-type="float" office:value="2853114.02403867">
            <text:p>2853114.0240386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1">
            <text:p>0.000100</text:p>
          </table:table-cell>
          <table:table-cell office:value-type="float" office:value="94576232.964611">
            <text:p>94576232.9646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1">
            <text:p>0.000100</text:p>
          </table:table-cell>
          <table:table-cell office:value-type="float" office:value="94576232.964611">
            <text:p>94576232.9646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09">
            <text:p>0.000090</text:p>
          </table:table-cell>
          <table:table-cell office:value-type="float" office:value="94576232.9646329">
            <text:p>94576232.96463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08">
            <text:p>0.000080</text:p>
          </table:table-cell>
          <table:table-cell office:value-type="float" office:value="122788420.296519">
            <text:p>122788420.2965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07">
            <text:p>0.000070</text:p>
          </table:table-cell>
          <table:table-cell office:value-type="float" office:value="122788420.296546">
            <text:p>122788420.29654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06">
            <text:p>0.000060</text:p>
          </table:table-cell>
          <table:table-cell office:value-type="float" office:value="173820726.523804">
            <text:p>173820726.5238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05">
            <text:p>0.000050</text:p>
          </table:table-cell>
          <table:table-cell office:value-type="float" office:value="173820726.523815">
            <text:p>173820726.5238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04">
            <text:p>0.000040</text:p>
          </table:table-cell>
          <table:table-cell office:value-type="float" office:value="173820726.523825">
            <text:p>173820726.5238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03">
            <text:p>0.000030</text:p>
          </table:table-cell>
          <table:table-cell office:value-type="float" office:value="173820726.523836">
            <text:p>173820726.52383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02">
            <text:p>0.000020</text:p>
          </table:table-cell>
          <table:table-cell office:value-type="float" office:value="173820726.523849">
            <text:p>173820726.52384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01">
            <text:p>0.000010</text:p>
          </table:table-cell>
          <table:table-cell office:value-type="float" office:value="1594597024.16896">
            <text:p>1594597024.1689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">
            <text:p>0.100000</text:p>
          </table:table-cell>
          <table:table-cell office:value-type="float" office:value="22.1147747743019">
            <text:p>22.11477477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">
            <text:p>0.090000</text:p>
          </table:table-cell>
          <table:table-cell office:value-type="float" office:value="22.1267367528994">
            <text:p>22.12673675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8">
            <text:p>0.080000</text:p>
          </table:table-cell>
          <table:table-cell office:value-type="float" office:value="22.1394036876534">
            <text:p>22.139403687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7">
            <text:p>0.070000</text:p>
          </table:table-cell>
          <table:table-cell office:value-type="float" office:value="22.1533441737708">
            <text:p>22.15334417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6">
            <text:p>0.060000</text:p>
          </table:table-cell>
          <table:table-cell office:value-type="float" office:value="22.1702903127026">
            <text:p>22.170290312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5">
            <text:p>0.050000</text:p>
          </table:table-cell>
          <table:table-cell office:value-type="float" office:value="139.573049656317">
            <text:p>139.573049656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4">
            <text:p>0.040000</text:p>
          </table:table-cell>
          <table:table-cell office:value-type="float" office:value="600.626789896323">
            <text:p>600.626789896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3">
            <text:p>0.030000</text:p>
          </table:table-cell>
          <table:table-cell office:value-type="float" office:value="1405.31722121863">
            <text:p>1405.31722121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">
            <text:p>0.020000</text:p>
          </table:table-cell>
          <table:table-cell office:value-type="float" office:value="2210.01230724602">
            <text:p>2210.0123072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1">
            <text:p>0.010000</text:p>
          </table:table-cell>
          <table:table-cell office:value-type="float" office:value="3132.10052735965">
            <text:p>3132.10052735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1">
            <text:p>0.010000</text:p>
          </table:table-cell>
          <table:table-cell office:value-type="float" office:value="3132.10052735965">
            <text:p>3132.10052735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9">
            <text:p>0.009000</text:p>
          </table:table-cell>
          <table:table-cell office:value-type="float" office:value="3132.10218561111">
            <text:p>3132.10218561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8">
            <text:p>0.008000</text:p>
          </table:table-cell>
          <table:table-cell office:value-type="float" office:value="3132.10443814056">
            <text:p>3132.104438140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7">
            <text:p>0.007000</text:p>
          </table:table-cell>
          <table:table-cell office:value-type="float" office:value="3475.752648307">
            <text:p>3475.7526483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6">
            <text:p>0.006000</text:p>
          </table:table-cell>
          <table:table-cell office:value-type="float" office:value="12091.1414435132">
            <text:p>12091.141443513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5">
            <text:p>0.005000</text:p>
          </table:table-cell>
          <table:table-cell office:value-type="float" office:value="20706.5320910059">
            <text:p>20706.532091005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4">
            <text:p>0.004000</text:p>
          </table:table-cell>
          <table:table-cell office:value-type="float" office:value="20706.5336967486">
            <text:p>20706.53369674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3">
            <text:p>0.003000</text:p>
          </table:table-cell>
          <table:table-cell office:value-type="float" office:value="29321.9255613558">
            <text:p>29321.92556135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2">
            <text:p>0.002000</text:p>
          </table:table-cell>
          <table:table-cell office:value-type="float" office:value="63322.4455045966">
            <text:p>63322.445504596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1">
            <text:p>0.001000</text:p>
          </table:table-cell>
          <table:table-cell office:value-type="float" office:value="63322.4468553526">
            <text:p>63322.44685535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1">
            <text:p>0.001000</text:p>
          </table:table-cell>
          <table:table-cell office:value-type="float" office:value="63322.4468553526">
            <text:p>63322.44685535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9">
            <text:p>0.000900</text:p>
          </table:table-cell>
          <table:table-cell office:value-type="float" office:value="183359.480471193">
            <text:p>183359.48047119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8">
            <text:p>0.000800</text:p>
          </table:table-cell>
          <table:table-cell office:value-type="float" office:value="183359.48063205">
            <text:p>183359.4806320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7">
            <text:p>0.000700</text:p>
          </table:table-cell>
          <table:table-cell office:value-type="float" office:value="183359.480854884">
            <text:p>183359.4808548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6">
            <text:p>0.000600</text:p>
          </table:table-cell>
          <table:table-cell office:value-type="float" office:value="457434.068677184">
            <text:p>457434.0686771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5">
            <text:p>0.000500</text:p>
          </table:table-cell>
          <table:table-cell office:value-type="float" office:value="457434.068781158">
            <text:p>457434.0687811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4">
            <text:p>0.000400</text:p>
          </table:table-cell>
          <table:table-cell office:value-type="float" office:value="457434.068887312">
            <text:p>457434.0688873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3">
            <text:p>0.000300</text:p>
          </table:table-cell>
          <table:table-cell office:value-type="float" office:value="457434.068998303">
            <text:p>457434.0689983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2">
            <text:p>0.000200</text:p>
          </table:table-cell>
          <table:table-cell office:value-type="float" office:value="457434.069125784">
            <text:p>457434.0691257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1">
            <text:p>0.000100</text:p>
          </table:table-cell>
          <table:table-cell office:value-type="float" office:value="36359488.2929678">
            <text:p>36359488.292967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1">
            <text:p>0.000100</text:p>
          </table:table-cell>
          <table:table-cell office:value-type="float" office:value="36359488.2929678">
            <text:p>36359488.292967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09">
            <text:p>0.000090</text:p>
          </table:table-cell>
          <table:table-cell office:value-type="float" office:value="55642580.1295867">
            <text:p>55642580.129586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08">
            <text:p>0.000080</text:p>
          </table:table-cell>
          <table:table-cell office:value-type="float" office:value="55642580.1295997">
            <text:p>55642580.12959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07">
            <text:p>0.000070</text:p>
          </table:table-cell>
          <table:table-cell office:value-type="float" office:value="55642580.1296143">
            <text:p>55642580.12961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06">
            <text:p>0.000060</text:p>
          </table:table-cell>
          <table:table-cell office:value-type="float" office:value="55642580.129633">
            <text:p>55642580.1296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05">
            <text:p>0.000050</text:p>
          </table:table-cell>
          <table:table-cell office:value-type="float" office:value="99657059.7359096">
            <text:p>99657059.735909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04">
            <text:p>0.000040</text:p>
          </table:table-cell>
          <table:table-cell office:value-type="float" office:value="99657059.7359232">
            <text:p>99657059.735923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03">
            <text:p>0.000030</text:p>
          </table:table-cell>
          <table:table-cell office:value-type="float" office:value="443934545.79188">
            <text:p>443934545.7918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02">
            <text:p>0.000020</text:p>
          </table:table-cell>
          <table:table-cell office:value-type="float" office:value="443934545.791896">
            <text:p>443934545.79189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01">
            <text:p>0.000010</text:p>
          </table:table-cell>
          <table:table-cell office:value-type="float" office:value="669729314.344502">
            <text:p>669729314.34450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">
            <text:p>0.100000</text:p>
          </table:table-cell>
          <table:table-cell office:value-type="float" office:value="26.7894490066398">
            <text:p>26.789449006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9">
            <text:p>0.090000</text:p>
          </table:table-cell>
          <table:table-cell office:value-type="float" office:value="26.814288020022">
            <text:p>26.8142880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8">
            <text:p>0.080000</text:p>
          </table:table-cell>
          <table:table-cell office:value-type="float" office:value="50.5875082452594">
            <text:p>50.587508245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">
            <text:p>0.070000</text:p>
          </table:table-cell>
          <table:table-cell office:value-type="float" office:value="50.6113834948006">
            <text:p>50.611383494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6">
            <text:p>0.060000</text:p>
          </table:table-cell>
          <table:table-cell office:value-type="float" office:value="74.3895794382705">
            <text:p>74.389579438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5">
            <text:p>0.050000</text:p>
          </table:table-cell>
          <table:table-cell office:value-type="float" office:value="98.1822523169691">
            <text:p>98.18225231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4">
            <text:p>0.040000</text:p>
          </table:table-cell>
          <table:table-cell office:value-type="float" office:value="98.2099516165298">
            <text:p>98.209951616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3">
            <text:p>0.030000</text:p>
          </table:table-cell>
          <table:table-cell office:value-type="float" office:value="746.428479386077">
            <text:p>746.428479386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2">
            <text:p>0.020000</text:p>
          </table:table-cell>
          <table:table-cell office:value-type="float" office:value="770.222875136445">
            <text:p>770.222875136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1">
            <text:p>0.010000</text:p>
          </table:table-cell>
          <table:table-cell office:value-type="float" office:value="6767.31597205126">
            <text:p>6767.315972051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1">
            <text:p>0.010000</text:p>
          </table:table-cell>
          <table:table-cell office:value-type="float" office:value="6767.31597205126">
            <text:p>6767.315972051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9">
            <text:p>0.009000</text:p>
          </table:table-cell>
          <table:table-cell office:value-type="float" office:value="7723.44039660473">
            <text:p>7723.440396604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8">
            <text:p>0.008000</text:p>
          </table:table-cell>
          <table:table-cell office:value-type="float" office:value="7723.44195196301">
            <text:p>7723.44195196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7">
            <text:p>0.007000</text:p>
          </table:table-cell>
          <table:table-cell office:value-type="float" office:value="7723.44399903959">
            <text:p>7723.443999039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6">
            <text:p>0.006000</text:p>
          </table:table-cell>
          <table:table-cell office:value-type="float" office:value="30187.4316752522">
            <text:p>30187.43167525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5">
            <text:p>0.005000</text:p>
          </table:table-cell>
          <table:table-cell office:value-type="float" office:value="41897.4918392166">
            <text:p>41897.491839216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4">
            <text:p>0.004000</text:p>
          </table:table-cell>
          <table:table-cell office:value-type="float" office:value="52651.4215777729">
            <text:p>52651.421577772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3">
            <text:p>0.003000</text:p>
          </table:table-cell>
          <table:table-cell office:value-type="float" office:value="75115.4093450461">
            <text:p>75115.409345046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2">
            <text:p>0.002000</text:p>
          </table:table-cell>
          <table:table-cell office:value-type="float" office:value="97579.3976489239">
            <text:p>97579.397648923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1">
            <text:p>0.001000</text:p>
          </table:table-cell>
          <table:table-cell office:value-type="float" office:value="120043.386697174">
            <text:p>120043.38669717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1">
            <text:p>0.001000</text:p>
          </table:table-cell>
          <table:table-cell office:value-type="float" office:value="120043.386697174">
            <text:p>120043.38669717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9">
            <text:p>0.000900</text:p>
          </table:table-cell>
          <table:table-cell office:value-type="float" office:value="120043.386817857">
            <text:p>120043.38681785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8">
            <text:p>0.000800</text:p>
          </table:table-cell>
          <table:table-cell office:value-type="float" office:value="120043.386946119">
            <text:p>120043.3869461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7">
            <text:p>0.000700</text:p>
          </table:table-cell>
          <table:table-cell office:value-type="float" office:value="120043.387088304">
            <text:p>120043.3870883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6">
            <text:p>0.000600</text:p>
          </table:table-cell>
          <table:table-cell office:value-type="float" office:value="120043.387264886">
            <text:p>120043.3872648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5">
            <text:p>0.000500</text:p>
          </table:table-cell>
          <table:table-cell office:value-type="float" office:value="2018435.69152235">
            <text:p>2018435.6915223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4">
            <text:p>0.000400</text:p>
          </table:table-cell>
          <table:table-cell office:value-type="float" office:value="2018435.69164946">
            <text:p>2018435.691649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3">
            <text:p>0.000300</text:p>
          </table:table-cell>
          <table:table-cell office:value-type="float" office:value="2018435.69182007">
            <text:p>2018435.6918200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2">
            <text:p>0.000200</text:p>
          </table:table-cell>
          <table:table-cell office:value-type="float" office:value="7014052.69420144">
            <text:p>7014052.694201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1">
            <text:p>0.000100</text:p>
          </table:table-cell>
          <table:table-cell office:value-type="float" office:value="72446548.4056411">
            <text:p>72446548.40564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1">
            <text:p>0.000100</text:p>
          </table:table-cell>
          <table:table-cell office:value-type="float" office:value="72446548.4056411">
            <text:p>72446548.40564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09">
            <text:p>0.000090</text:p>
          </table:table-cell>
          <table:table-cell office:value-type="float" office:value="88865737.1524958">
            <text:p>88865737.152495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08">
            <text:p>0.000080</text:p>
          </table:table-cell>
          <table:table-cell office:value-type="float" office:value="88865737.1525072">
            <text:p>88865737.152507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07">
            <text:p>0.000070</text:p>
          </table:table-cell>
          <table:table-cell office:value-type="float" office:value="88865737.1525191">
            <text:p>88865737.152519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06">
            <text:p>0.000060</text:p>
          </table:table-cell>
          <table:table-cell office:value-type="float" office:value="88865737.1525318">
            <text:p>88865737.152531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05">
            <text:p>0.000050</text:p>
          </table:table-cell>
          <table:table-cell office:value-type="float" office:value="88865737.1525465">
            <text:p>88865737.152546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04">
            <text:p>0.000040</text:p>
          </table:table-cell>
          <table:table-cell office:value-type="float" office:value="88865737.1525697">
            <text:p>88865737.152569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03">
            <text:p>0.000030</text:p>
          </table:table-cell>
          <table:table-cell office:value-type="float" office:value="1023515735.35749">
            <text:p>1023515735.3574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02">
            <text:p>0.000020</text:p>
          </table:table-cell>
          <table:table-cell office:value-type="float" office:value="1128924877.1458">
            <text:p>1128924877.145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01">
            <text:p>0.000010</text:p>
          </table:table-cell>
          <table:table-cell office:value-type="float" office:value="1250753207.68102">
            <text:p>1250753207.6810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">
            <text:p>0.100000</text:p>
          </table:table-cell>
          <table:table-cell office:value-type="float" office:value="3.86362650438756">
            <text:p>3.863626504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9">
            <text:p>0.090000</text:p>
          </table:table-cell>
          <table:table-cell office:value-type="float" office:value="32.2966544334117">
            <text:p>32.296654433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8">
            <text:p>0.080000</text:p>
          </table:table-cell>
          <table:table-cell office:value-type="float" office:value="32.3108068283997">
            <text:p>32.310806828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7">
            <text:p>0.070000</text:p>
          </table:table-cell>
          <table:table-cell office:value-type="float" office:value="32.3276340222789">
            <text:p>32.327634022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">
            <text:p>0.060000</text:p>
          </table:table-cell>
          <table:table-cell office:value-type="float" office:value="32.3610824621752">
            <text:p>32.361082462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5">
            <text:p>0.050000</text:p>
          </table:table-cell>
          <table:table-cell office:value-type="float" office:value="39.1233354087613">
            <text:p>39.123335408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4">
            <text:p>0.040000</text:p>
          </table:table-cell>
          <table:table-cell office:value-type="float" office:value="426.644792458217">
            <text:p>426.644792458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3">
            <text:p>0.030000</text:p>
          </table:table-cell>
          <table:table-cell office:value-type="float" office:value="677.77327788926">
            <text:p>677.773277889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2">
            <text:p>0.020000</text:p>
          </table:table-cell>
          <table:table-cell office:value-type="float" office:value="928.903913375483">
            <text:p>928.903913375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1">
            <text:p>0.010000</text:p>
          </table:table-cell>
          <table:table-cell office:value-type="float" office:value="4221.94589654701">
            <text:p>4221.94589654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1">
            <text:p>0.010000</text:p>
          </table:table-cell>
          <table:table-cell office:value-type="float" office:value="4221.94589654701">
            <text:p>4221.94589654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9">
            <text:p>0.009000</text:p>
          </table:table-cell>
          <table:table-cell office:value-type="float" office:value="4473.06554071587">
            <text:p>4473.065540715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8">
            <text:p>0.008000</text:p>
          </table:table-cell>
          <table:table-cell office:value-type="float" office:value="4473.06739375912">
            <text:p>4473.067393759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7">
            <text:p>0.007000</text:p>
          </table:table-cell>
          <table:table-cell office:value-type="float" office:value="7263.86442836639">
            <text:p>7263.864428366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6">
            <text:p>0.006000</text:p>
          </table:table-cell>
          <table:table-cell office:value-type="float" office:value="7514.98384284339">
            <text:p>7514.983842843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5">
            <text:p>0.005000</text:p>
          </table:table-cell>
          <table:table-cell office:value-type="float" office:value="7514.98499320291">
            <text:p>7514.984993202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4">
            <text:p>0.004000</text:p>
          </table:table-cell>
          <table:table-cell office:value-type="float" office:value="7514.98625127642">
            <text:p>7514.986251276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3">
            <text:p>0.003000</text:p>
          </table:table-cell>
          <table:table-cell office:value-type="float" office:value="7514.9878991822">
            <text:p>7514.987899182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2">
            <text:p>0.002000</text:p>
          </table:table-cell>
          <table:table-cell office:value-type="float" office:value="31204.908035526">
            <text:p>31204.90803552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1">
            <text:p>0.001000</text:p>
          </table:table-cell>
          <table:table-cell office:value-type="float" office:value="265564.438472825">
            <text:p>265564.4384728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1">
            <text:p>0.001000</text:p>
          </table:table-cell>
          <table:table-cell office:value-type="float" office:value="265564.438472825">
            <text:p>265564.4384728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9">
            <text:p>0.000900</text:p>
          </table:table-cell>
          <table:table-cell office:value-type="float" office:value="265564.438574927">
            <text:p>265564.43857492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8">
            <text:p>0.000800</text:p>
          </table:table-cell>
          <table:table-cell office:value-type="float" office:value="265564.438677576">
            <text:p>265564.43867757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7">
            <text:p>0.000700</text:p>
          </table:table-cell>
          <table:table-cell office:value-type="float" office:value="265564.438781022">
            <text:p>265564.43878102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6">
            <text:p>0.000600</text:p>
          </table:table-cell>
          <table:table-cell office:value-type="float" office:value="265564.438885699">
            <text:p>265564.43888569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5">
            <text:p>0.000500</text:p>
          </table:table-cell>
          <table:table-cell office:value-type="float" office:value="265564.438992444">
            <text:p>265564.43899244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4">
            <text:p>0.000400</text:p>
          </table:table-cell>
          <table:table-cell office:value-type="float" office:value="265564.439103139">
            <text:p>265564.43910313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3">
            <text:p>0.000300</text:p>
          </table:table-cell>
          <table:table-cell office:value-type="float" office:value="265564.439223393">
            <text:p>265564.43922339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2">
            <text:p>0.000200</text:p>
          </table:table-cell>
          <table:table-cell office:value-type="float" office:value="265564.439396636">
            <text:p>265564.43939663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1">
            <text:p>0.000100</text:p>
          </table:table-cell>
          <table:table-cell office:value-type="float" office:value="143078301.791809">
            <text:p>143078301.7918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1">
            <text:p>0.000100</text:p>
          </table:table-cell>
          <table:table-cell office:value-type="float" office:value="143078301.791809">
            <text:p>143078301.7918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09">
            <text:p>0.000090</text:p>
          </table:table-cell>
          <table:table-cell office:value-type="float" office:value="454115270.805443">
            <text:p>454115270.8054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08">
            <text:p>0.000080</text:p>
          </table:table-cell>
          <table:table-cell office:value-type="float" office:value="456850431.564808">
            <text:p>456850431.56480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07">
            <text:p>0.000070</text:p>
          </table:table-cell>
          <table:table-cell office:value-type="float" office:value="459585592.324178">
            <text:p>459585592.32417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06">
            <text:p>0.000060</text:p>
          </table:table-cell>
          <table:table-cell office:value-type="float" office:value="462320753.083553">
            <text:p>462320753.08355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05">
            <text:p>0.000050</text:p>
          </table:table-cell>
          <table:table-cell office:value-type="float" office:value="776092882.856579">
            <text:p>776092882.85657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04">
            <text:p>0.000040</text:p>
          </table:table-cell>
          <table:table-cell office:value-type="float" office:value="778828043.615935">
            <text:p>778828043.61593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03">
            <text:p>0.000030</text:p>
          </table:table-cell>
          <table:table-cell office:value-type="float" office:value="781563204.375301">
            <text:p>781563204.3753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02">
            <text:p>0.000020</text:p>
          </table:table-cell>
          <table:table-cell office:value-type="float" office:value="781563204.375315">
            <text:p>781563204.3753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01">
            <text:p>0.000010</text:p>
          </table:table-cell>
          <table:table-cell office:value-type="float" office:value="784298365.134687">
            <text:p>784298365.1346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">
            <text:p>0.100000</text:p>
          </table:table-cell>
          <table:table-cell office:value-type="float" office:value="83.4684119890846">
            <text:p>83.468411989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9">
            <text:p>0.090000</text:p>
          </table:table-cell>
          <table:table-cell office:value-type="float" office:value="83.4982373329931">
            <text:p>83.4982373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8">
            <text:p>0.080000</text:p>
          </table:table-cell>
          <table:table-cell office:value-type="float" office:value="164.403377985745">
            <text:p>164.403377985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7">
            <text:p>0.070000</text:p>
          </table:table-cell>
          <table:table-cell office:value-type="float" office:value="251.681526343041">
            <text:p>251.6815263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6">
            <text:p>0.060000</text:p>
          </table:table-cell>
          <table:table-cell office:value-type="float" office:value="251.705859865122">
            <text:p>251.705859865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5">
            <text:p>0.050000</text:p>
          </table:table-cell>
          <table:table-cell office:value-type="float" office:value="338.999498508719">
            <text:p>338.99949850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4">
            <text:p>0.040000</text:p>
          </table:table-cell>
          <table:table-cell office:value-type="float" office:value="419.90567947076">
            <text:p>419.90567947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3">
            <text:p>0.030000</text:p>
          </table:table-cell>
          <table:table-cell office:value-type="float" office:value="507.201829830292">
            <text:p>507.201829830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2">
            <text:p>0.020000</text:p>
          </table:table-cell>
          <table:table-cell office:value-type="float" office:value="507.213066861819">
            <text:p>507.213066861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1">
            <text:p>0.010000</text:p>
          </table:table-cell>
          <table:table-cell office:value-type="float" office:value="4170.40627531139">
            <text:p>4170.406275311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1">
            <text:p>0.010000</text:p>
          </table:table-cell>
          <table:table-cell office:value-type="float" office:value="4170.40627531139">
            <text:p>4170.406275311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9">
            <text:p>0.009000</text:p>
          </table:table-cell>
          <table:table-cell office:value-type="float" office:value="4170.40737442963">
            <text:p>4170.407374429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8">
            <text:p>0.008000</text:p>
          </table:table-cell>
          <table:table-cell office:value-type="float" office:value="4170.40850335726">
            <text:p>4170.408503357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7">
            <text:p>0.007000</text:p>
          </table:table-cell>
          <table:table-cell office:value-type="float" office:value="4170.40967950875">
            <text:p>4170.409679508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6">
            <text:p>0.006000</text:p>
          </table:table-cell>
          <table:table-cell office:value-type="float" office:value="4170.41093952998">
            <text:p>4170.4109395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5">
            <text:p>0.005000</text:p>
          </table:table-cell>
          <table:table-cell office:value-type="float" office:value="4170.41238457485">
            <text:p>4170.412384574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4">
            <text:p>0.004000</text:p>
          </table:table-cell>
          <table:table-cell office:value-type="float" office:value="4170.41475506134">
            <text:p>4170.414755061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3">
            <text:p>0.003000</text:p>
          </table:table-cell>
          <table:table-cell office:value-type="float" office:value="46051.6135894282">
            <text:p>46051.613589428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2">
            <text:p>0.002000</text:p>
          </table:table-cell>
          <table:table-cell office:value-type="float" office:value="46051.6145976293">
            <text:p>46051.614597629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1">
            <text:p>0.001000</text:p>
          </table:table-cell>
          <table:table-cell office:value-type="float" office:value="46051.615623008">
            <text:p>46051.6156230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1">
            <text:p>0.001000</text:p>
          </table:table-cell>
          <table:table-cell office:value-type="float" office:value="46051.615623008">
            <text:p>46051.6156230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9">
            <text:p>0.000900</text:p>
          </table:table-cell>
          <table:table-cell office:value-type="float" office:value="46051.6157288877">
            <text:p>46051.615728887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8">
            <text:p>0.000800</text:p>
          </table:table-cell>
          <table:table-cell office:value-type="float" office:value="46051.6158364084">
            <text:p>46051.61583640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7">
            <text:p>0.000700</text:p>
          </table:table-cell>
          <table:table-cell office:value-type="float" office:value="46051.6159464144">
            <text:p>46051.615946414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6">
            <text:p>0.000600</text:p>
          </table:table-cell>
          <table:table-cell office:value-type="float" office:value="46051.6160605027">
            <text:p>46051.616060502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5">
            <text:p>0.000500</text:p>
          </table:table-cell>
          <table:table-cell office:value-type="float" office:value="46051.6161822309">
            <text:p>46051.616182230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4">
            <text:p>0.000400</text:p>
          </table:table-cell>
          <table:table-cell office:value-type="float" office:value="46051.6163224913">
            <text:p>46051.616322491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3">
            <text:p>0.000300</text:p>
          </table:table-cell>
          <table:table-cell office:value-type="float" office:value="1165155.11702425">
            <text:p>1165155.117024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2">
            <text:p>0.000200</text:p>
          </table:table-cell>
          <table:table-cell office:value-type="float" office:value="14459155.3660035">
            <text:p>14459155.366003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1">
            <text:p>0.000100</text:p>
          </table:table-cell>
          <table:table-cell office:value-type="float" office:value="23230061.3332103">
            <text:p>23230061.333210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1">
            <text:p>0.000100</text:p>
          </table:table-cell>
          <table:table-cell office:value-type="float" office:value="23230061.3332103">
            <text:p>23230061.333210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09">
            <text:p>0.000090</text:p>
          </table:table-cell>
          <table:table-cell office:value-type="float" office:value="23230061.3332224">
            <text:p>23230061.333222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08">
            <text:p>0.000080</text:p>
          </table:table-cell>
          <table:table-cell office:value-type="float" office:value="23230061.3332353">
            <text:p>23230061.333235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07">
            <text:p>0.000070</text:p>
          </table:table-cell>
          <table:table-cell office:value-type="float" office:value="23230061.3332496">
            <text:p>23230061.333249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06">
            <text:p>0.000060</text:p>
          </table:table-cell>
          <table:table-cell office:value-type="float" office:value="23230061.3332673">
            <text:p>23230061.333267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05">
            <text:p>0.000050</text:p>
          </table:table-cell>
          <table:table-cell office:value-type="float" office:value="116856601.383555">
            <text:p>116856601.38355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04">
            <text:p>0.000040</text:p>
          </table:table-cell>
          <table:table-cell office:value-type="float" office:value="116856601.383566">
            <text:p>116856601.38356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03">
            <text:p>0.000030</text:p>
          </table:table-cell>
          <table:table-cell office:value-type="float" office:value="116856601.383579">
            <text:p>116856601.38357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02">
            <text:p>0.000020</text:p>
          </table:table-cell>
          <table:table-cell office:value-type="float" office:value="1439574456.51882">
            <text:p>1439574456.5188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01">
            <text:p>0.000010</text:p>
          </table:table-cell>
          <table:table-cell office:value-type="float" office:value="7072997121.57711">
            <text:p>7072997121.5771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">
            <text:p>0.100000</text:p>
          </table:table-cell>
          <table:table-cell office:value-type="float" office:value="68.1051660885543">
            <text:p>68.105166088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9">
            <text:p>0.090000</text:p>
          </table:table-cell>
          <table:table-cell office:value-type="float" office:value="87.553377317833">
            <text:p>87.553377317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8">
            <text:p>0.080000</text:p>
          </table:table-cell>
          <table:table-cell office:value-type="float" office:value="87.5737230408405">
            <text:p>87.573723040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7">
            <text:p>0.070000</text:p>
          </table:table-cell>
          <table:table-cell office:value-type="float" office:value="93.7495238587276">
            <text:p>93.749523858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6">
            <text:p>0.060000</text:p>
          </table:table-cell>
          <table:table-cell office:value-type="float" office:value="113.187510342097">
            <text:p>113.187510342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5">
            <text:p>0.050000</text:p>
          </table:table-cell>
          <table:table-cell office:value-type="float" office:value="113.200162827757">
            <text:p>113.200162827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4">
            <text:p>0.040000</text:p>
          </table:table-cell>
          <table:table-cell office:value-type="float" office:value="113.215405668527">
            <text:p>113.215405668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3">
            <text:p>0.030000</text:p>
          </table:table-cell>
          <table:table-cell office:value-type="float" office:value="138.843134806048">
            <text:p>138.84313480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2">
            <text:p>0.020000</text:p>
          </table:table-cell>
          <table:table-cell office:value-type="float" office:value="138.855726875433">
            <text:p>138.855726875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1">
            <text:p>0.010000</text:p>
          </table:table-cell>
          <table:table-cell office:value-type="float" office:value="3252.0408884019">
            <text:p>3252.040888401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1">
            <text:p>0.010000</text:p>
          </table:table-cell>
          <table:table-cell office:value-type="float" office:value="3252.0408884019">
            <text:p>3252.040888401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9">
            <text:p>0.009000</text:p>
          </table:table-cell>
          <table:table-cell office:value-type="float" office:value="3252.04190103254">
            <text:p>3252.04190103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8">
            <text:p>0.008000</text:p>
          </table:table-cell>
          <table:table-cell office:value-type="float" office:value="3252.04291689699">
            <text:p>3252.04291689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7">
            <text:p>0.007000</text:p>
          </table:table-cell>
          <table:table-cell office:value-type="float" office:value="3252.0439374362">
            <text:p>3252.043937436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6">
            <text:p>0.006000</text:p>
          </table:table-cell>
          <table:table-cell office:value-type="float" office:value="3252.04496511257">
            <text:p>3252.044965112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5">
            <text:p>0.005000</text:p>
          </table:table-cell>
          <table:table-cell office:value-type="float" office:value="3252.04600453526">
            <text:p>3252.046004535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4">
            <text:p>0.004000</text:p>
          </table:table-cell>
          <table:table-cell office:value-type="float" office:value="3252.04706556221">
            <text:p>3252.047065562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3">
            <text:p>0.003000</text:p>
          </table:table-cell>
          <table:table-cell office:value-type="float" office:value="3252.04817449224">
            <text:p>3252.048174492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2">
            <text:p>0.002000</text:p>
          </table:table-cell>
          <table:table-cell office:value-type="float" office:value="3252.0494461845">
            <text:p>3252.049446184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1">
            <text:p>0.001000</text:p>
          </table:table-cell>
          <table:table-cell office:value-type="float" office:value="21425.7937634076">
            <text:p>21425.793763407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1">
            <text:p>0.001000</text:p>
          </table:table-cell>
          <table:table-cell office:value-type="float" office:value="21425.7937634076">
            <text:p>21425.793763407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9">
            <text:p>0.000900</text:p>
          </table:table-cell>
          <table:table-cell office:value-type="float" office:value="21425.7939807793">
            <text:p>21425.793980779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8">
            <text:p>0.000800</text:p>
          </table:table-cell>
          <table:table-cell office:value-type="float" office:value="1789367.40433124">
            <text:p>1789367.4043312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7">
            <text:p>0.000700</text:p>
          </table:table-cell>
          <table:table-cell office:value-type="float" office:value="1789367.40454602">
            <text:p>1789367.404546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6">
            <text:p>0.000600</text:p>
          </table:table-cell>
          <table:table-cell office:value-type="float" office:value="1838173.78176707">
            <text:p>1838173.7817670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5">
            <text:p>0.000500</text:p>
          </table:table-cell>
          <table:table-cell office:value-type="float" office:value="2682425.08139984">
            <text:p>2682425.0813998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4">
            <text:p>0.000400</text:p>
          </table:table-cell>
          <table:table-cell office:value-type="float" office:value="2682425.08153854">
            <text:p>2682425.0815385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3">
            <text:p>0.000300</text:p>
          </table:table-cell>
          <table:table-cell office:value-type="float" office:value="2731231.45879001">
            <text:p>2731231.4587900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2">
            <text:p>0.000200</text:p>
          </table:table-cell>
          <table:table-cell office:value-type="float" office:value="12469712.0416535">
            <text:p>12469712.04165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1">
            <text:p>0.000100</text:p>
          </table:table-cell>
          <table:table-cell office:value-type="float" office:value="16916826.683213">
            <text:p>16916826.68321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1">
            <text:p>0.000100</text:p>
          </table:table-cell>
          <table:table-cell office:value-type="float" office:value="16916826.683213">
            <text:p>16916826.68321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09">
            <text:p>0.000090</text:p>
          </table:table-cell>
          <table:table-cell office:value-type="float" office:value="16916826.683227">
            <text:p>16916826.68322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08">
            <text:p>0.000080</text:p>
          </table:table-cell>
          <table:table-cell office:value-type="float" office:value="16916826.6832431">
            <text:p>16916826.68324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07">
            <text:p>0.000070</text:p>
          </table:table-cell>
          <table:table-cell office:value-type="float" office:value="16916826.6832602">
            <text:p>16916826.68326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06">
            <text:p>0.000060</text:p>
          </table:table-cell>
          <table:table-cell office:value-type="float" office:value="90603414.8467773">
            <text:p>90603414.846777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05">
            <text:p>0.000050</text:p>
          </table:table-cell>
          <table:table-cell office:value-type="float" office:value="90603414.8467931">
            <text:p>90603414.84679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04">
            <text:p>0.000040</text:p>
          </table:table-cell>
          <table:table-cell office:value-type="float" office:value="164290003.01032">
            <text:p>164290003.010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03">
            <text:p>0.000030</text:p>
          </table:table-cell>
          <table:table-cell office:value-type="float" office:value="164290003.010329">
            <text:p>164290003.01032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02">
            <text:p>0.000020</text:p>
          </table:table-cell>
          <table:table-cell office:value-type="float" office:value="334743003.844661">
            <text:p>334743003.84466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01">
            <text:p>0.000010</text:p>
          </table:table-cell>
          <table:table-cell office:value-type="float" office:value="334743003.844666">
            <text:p>334743003.8446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">
            <text:p>0.100000</text:p>
          </table:table-cell>
          <table:table-cell office:value-type="float" office:value="9.75393669182304">
            <text:p>9.753936691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9">
            <text:p>0.090000</text:p>
          </table:table-cell>
          <table:table-cell office:value-type="float" office:value="9.76397648291114">
            <text:p>9.763976482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8">
            <text:p>0.080000</text:p>
          </table:table-cell>
          <table:table-cell office:value-type="float" office:value="9.77402629684076">
            <text:p>9.774026296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7">
            <text:p>0.070000</text:p>
          </table:table-cell>
          <table:table-cell office:value-type="float" office:value="9.78409048208527">
            <text:p>9.78409048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6">
            <text:p>0.060000</text:p>
          </table:table-cell>
          <table:table-cell office:value-type="float" office:value="9.7941763425643">
            <text:p>9.794176342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5">
            <text:p>0.050000</text:p>
          </table:table-cell>
          <table:table-cell office:value-type="float" office:value="9.80429718414732">
            <text:p>9.80429718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4">
            <text:p>0.040000</text:p>
          </table:table-cell>
          <table:table-cell office:value-type="float" office:value="9.81448016152554">
            <text:p>9.81448016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3">
            <text:p>0.030000</text:p>
          </table:table-cell>
          <table:table-cell office:value-type="float" office:value="9.82479113380026">
            <text:p>9.82479113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">
            <text:p>0.020000</text:p>
          </table:table-cell>
          <table:table-cell office:value-type="float" office:value="9.83544714821462">
            <text:p>9.83544714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">
            <text:p>0.010000</text:p>
          </table:table-cell>
          <table:table-cell office:value-type="float" office:value="9.84821324054306">
            <text:p>9.84821324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">
            <text:p>0.010000</text:p>
          </table:table-cell>
          <table:table-cell office:value-type="float" office:value="9.84821324054306">
            <text:p>9.84821324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9">
            <text:p>0.009000</text:p>
          </table:table-cell>
          <table:table-cell office:value-type="float" office:value="9.85044911815414">
            <text:p>9.85044911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8">
            <text:p>0.008000</text:p>
          </table:table-cell>
          <table:table-cell office:value-type="float" office:value="2409.39001120889">
            <text:p>2409.390011208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7">
            <text:p>0.007000</text:p>
          </table:table-cell>
          <table:table-cell office:value-type="float" office:value="2409.39136036261">
            <text:p>2409.391360362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6">
            <text:p>0.006000</text:p>
          </table:table-cell>
          <table:table-cell office:value-type="float" office:value="2409.39294968063">
            <text:p>2409.39294968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5">
            <text:p>0.005000</text:p>
          </table:table-cell>
          <table:table-cell office:value-type="float" office:value="4808.93522517221">
            <text:p>4808.935225172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4">
            <text:p>0.004000</text:p>
          </table:table-cell>
          <table:table-cell office:value-type="float" office:value="4808.93677068612">
            <text:p>4808.936770686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3">
            <text:p>0.003000</text:p>
          </table:table-cell>
          <table:table-cell office:value-type="float" office:value="30108.4155789879">
            <text:p>30108.415578987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2">
            <text:p>0.002000</text:p>
          </table:table-cell>
          <table:table-cell office:value-type="float" office:value="92684.8359663861">
            <text:p>92684.835966386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1">
            <text:p>0.001000</text:p>
          </table:table-cell>
          <table:table-cell office:value-type="float" office:value="465226.441132549">
            <text:p>465226.44113254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1">
            <text:p>0.001000</text:p>
          </table:table-cell>
          <table:table-cell office:value-type="float" office:value="465226.441132549">
            <text:p>465226.44113254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9">
            <text:p>0.000900</text:p>
          </table:table-cell>
          <table:table-cell office:value-type="float" office:value="465226.441270714">
            <text:p>465226.4412707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8">
            <text:p>0.000800</text:p>
          </table:table-cell>
          <table:table-cell office:value-type="float" office:value="465226.441428191">
            <text:p>465226.44142819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7">
            <text:p>0.000700</text:p>
          </table:table-cell>
          <table:table-cell office:value-type="float" office:value="465226.44163913">
            <text:p>465226.441639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6">
            <text:p>0.000600</text:p>
          </table:table-cell>
          <table:table-cell office:value-type="float" office:value="793830.097739704">
            <text:p>793830.0977397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5">
            <text:p>0.000500</text:p>
          </table:table-cell>
          <table:table-cell office:value-type="float" office:value="793830.097906321">
            <text:p>793830.0979063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4">
            <text:p>0.000400</text:p>
          </table:table-cell>
          <table:table-cell office:value-type="float" office:value="1645427.67729002">
            <text:p>1645427.677290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3">
            <text:p>0.000300</text:p>
          </table:table-cell>
          <table:table-cell office:value-type="float" office:value="1645427.67749199">
            <text:p>1645427.6774919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2">
            <text:p>0.000200</text:p>
          </table:table-cell>
          <table:table-cell office:value-type="float" office:value="16700978.4911364">
            <text:p>16700978.49113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1">
            <text:p>0.000100</text:p>
          </table:table-cell>
          <table:table-cell office:value-type="float" office:value="16700978.4912659">
            <text:p>16700978.49126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1">
            <text:p>0.000100</text:p>
          </table:table-cell>
          <table:table-cell office:value-type="float" office:value="16700978.4912659">
            <text:p>16700978.49126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9">
            <text:p>0.000090</text:p>
          </table:table-cell>
          <table:table-cell office:value-type="float" office:value="16700978.4912903">
            <text:p>16700978.49129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8">
            <text:p>0.000080</text:p>
          </table:table-cell>
          <table:table-cell office:value-type="float" office:value="28500591.3053315">
            <text:p>28500591.30533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7">
            <text:p>0.000070</text:p>
          </table:table-cell>
          <table:table-cell office:value-type="float" office:value="28500591.3053432">
            <text:p>28500591.305343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6">
            <text:p>0.000060</text:p>
          </table:table-cell>
          <table:table-cell office:value-type="float" office:value="28500591.3053552">
            <text:p>28500591.305355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5">
            <text:p>0.000050</text:p>
          </table:table-cell>
          <table:table-cell office:value-type="float" office:value="28500591.3053684">
            <text:p>28500591.30536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4">
            <text:p>0.000040</text:p>
          </table:table-cell>
          <table:table-cell office:value-type="float" office:value="28500591.3053856">
            <text:p>28500591.305385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3">
            <text:p>0.000030</text:p>
          </table:table-cell>
          <table:table-cell office:value-type="float" office:value="62719228.5119586">
            <text:p>62719228.511958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2">
            <text:p>0.000020</text:p>
          </table:table-cell>
          <table:table-cell office:value-type="float" office:value="62719228.5119711">
            <text:p>62719228.51197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1">
            <text:p>0.000010</text:p>
          </table:table-cell>
          <table:table-cell office:value-type="float" office:value="142956115.739217">
            <text:p>142956115.73921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">
            <text:p>0.100000</text:p>
          </table:table-cell>
          <table:table-cell office:value-type="float" office:value="4.87722846249281">
            <text:p>4.877228462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9">
            <text:p>0.090000</text:p>
          </table:table-cell>
          <table:table-cell office:value-type="float" office:value="4.88727196662395">
            <text:p>4.887271966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8">
            <text:p>0.080000</text:p>
          </table:table-cell>
          <table:table-cell office:value-type="float" office:value="4.89732643654704">
            <text:p>4.897326436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7">
            <text:p>0.070000</text:p>
          </table:table-cell>
          <table:table-cell office:value-type="float" office:value="4.90739663528661">
            <text:p>4.907396635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6">
            <text:p>0.060000</text:p>
          </table:table-cell>
          <table:table-cell office:value-type="float" office:value="4.91749056890356">
            <text:p>4.917490568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5">
            <text:p>0.050000</text:p>
          </table:table-cell>
          <table:table-cell office:value-type="float" office:value="4.92762283895084">
            <text:p>4.92762283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4">
            <text:p>0.040000</text:p>
          </table:table-cell>
          <table:table-cell office:value-type="float" office:value="4.93782330182064">
            <text:p>4.937823301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3">
            <text:p>0.030000</text:p>
          </table:table-cell>
          <table:table-cell office:value-type="float" office:value="4.94816464176356">
            <text:p>4.948164641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2">
            <text:p>0.020000</text:p>
          </table:table-cell>
          <table:table-cell office:value-type="float" office:value="4.95888871536862">
            <text:p>4.958888715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1">
            <text:p>0.010000</text:p>
          </table:table-cell>
          <table:table-cell office:value-type="float" office:value="4.97212676210388">
            <text:p>4.972126762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1">
            <text:p>0.010000</text:p>
          </table:table-cell>
          <table:table-cell office:value-type="float" office:value="4.97212676210388">
            <text:p>4.972126762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9">
            <text:p>0.009000</text:p>
          </table:table-cell>
          <table:table-cell office:value-type="float" office:value="4.97504916113445">
            <text:p>4.97504916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8">
            <text:p>0.008000</text:p>
          </table:table-cell>
          <table:table-cell office:value-type="float" office:value="2570.53869763887">
            <text:p>2570.538697638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7">
            <text:p>0.007000</text:p>
          </table:table-cell>
          <table:table-cell office:value-type="float" office:value="2570.53997769647">
            <text:p>2570.539977696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6">
            <text:p>0.006000</text:p>
          </table:table-cell>
          <table:table-cell office:value-type="float" office:value="2570.54142334257">
            <text:p>2570.541423342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5">
            <text:p>0.005000</text:p>
          </table:table-cell>
          <table:table-cell office:value-type="float" office:value="2570.5433971061">
            <text:p>2570.543397106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4">
            <text:p>0.004000</text:p>
          </table:table-cell>
          <table:table-cell office:value-type="float" office:value="79813.0578631159">
            <text:p>79813.057863115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3">
            <text:p>0.003000</text:p>
          </table:table-cell>
          <table:table-cell office:value-type="float" office:value="79813.0594902009">
            <text:p>79813.059490200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2">
            <text:p>0.002000</text:p>
          </table:table-cell>
          <table:table-cell office:value-type="float" office:value="103134.492064977">
            <text:p>103134.49206497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1">
            <text:p>0.001000</text:p>
          </table:table-cell>
          <table:table-cell office:value-type="float" office:value="103134.493142852">
            <text:p>103134.49314285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1">
            <text:p>0.001000</text:p>
          </table:table-cell>
          <table:table-cell office:value-type="float" office:value="103134.493142852">
            <text:p>103134.49314285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9">
            <text:p>0.000900</text:p>
          </table:table-cell>
          <table:table-cell office:value-type="float" office:value="103134.493262685">
            <text:p>103134.49326268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8">
            <text:p>0.000800</text:p>
          </table:table-cell>
          <table:table-cell office:value-type="float" office:value="103134.493389671">
            <text:p>103134.49338967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7">
            <text:p>0.000700</text:p>
          </table:table-cell>
          <table:table-cell office:value-type="float" office:value="103134.493529625">
            <text:p>103134.49352962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6">
            <text:p>0.000600</text:p>
          </table:table-cell>
          <table:table-cell office:value-type="float" office:value="103134.493700452">
            <text:p>103134.49370045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5">
            <text:p>0.000500</text:p>
          </table:table-cell>
          <table:table-cell office:value-type="float" office:value="3040537.21587331">
            <text:p>3040537.2158733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4">
            <text:p>0.000400</text:p>
          </table:table-cell>
          <table:table-cell office:value-type="float" office:value="3040537.2160586">
            <text:p>3040537.216058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3">
            <text:p>0.000300</text:p>
          </table:table-cell>
          <table:table-cell office:value-type="float" office:value="3294779.73032798">
            <text:p>3294779.7303279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2">
            <text:p>0.000200</text:p>
          </table:table-cell>
          <table:table-cell office:value-type="float" office:value="6232182.45260933">
            <text:p>6232182.4526093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1">
            <text:p>0.000100</text:p>
          </table:table-cell>
          <table:table-cell office:value-type="float" office:value="17857907.9595664">
            <text:p>17857907.959566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1">
            <text:p>0.000100</text:p>
          </table:table-cell>
          <table:table-cell office:value-type="float" office:value="17857907.9595664">
            <text:p>17857907.959566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09">
            <text:p>0.000090</text:p>
          </table:table-cell>
          <table:table-cell office:value-type="float" office:value="17857907.9595867">
            <text:p>17857907.95958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08">
            <text:p>0.000080</text:p>
          </table:table-cell>
          <table:table-cell office:value-type="float" office:value="153412241.262731">
            <text:p>153412241.26273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07">
            <text:p>0.000070</text:p>
          </table:table-cell>
          <table:table-cell office:value-type="float" office:value="153412241.262746">
            <text:p>153412241.26274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06">
            <text:p>0.000060</text:p>
          </table:table-cell>
          <table:table-cell office:value-type="float" office:value="153412241.262764">
            <text:p>153412241.26276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05">
            <text:p>0.000050</text:p>
          </table:table-cell>
          <table:table-cell office:value-type="float" office:value="188035175.269086">
            <text:p>188035175.26908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04">
            <text:p>0.000040</text:p>
          </table:table-cell>
          <table:table-cell office:value-type="float" office:value="188035175.269096">
            <text:p>188035175.26909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03">
            <text:p>0.000030</text:p>
          </table:table-cell>
          <table:table-cell office:value-type="float" office:value="188035175.269106">
            <text:p>188035175.2691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02">
            <text:p>0.000020</text:p>
          </table:table-cell>
          <table:table-cell office:value-type="float" office:value="188035175.269117">
            <text:p>188035175.26911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01">
            <text:p>0.000010</text:p>
          </table:table-cell>
          <table:table-cell office:value-type="float" office:value="188035175.269114">
            <text:p>188035175.26911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">
            <text:p>0.100000</text:p>
          </table:table-cell>
          <table:table-cell office:value-type="float" office:value="24.3046296657288">
            <text:p>24.304629665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9">
            <text:p>0.090000</text:p>
          </table:table-cell>
          <table:table-cell office:value-type="float" office:value="24.3213139443527">
            <text:p>24.321313944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8">
            <text:p>0.080000</text:p>
          </table:table-cell>
          <table:table-cell office:value-type="float" office:value="24.3441874135424">
            <text:p>24.344187413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7">
            <text:p>0.070000</text:p>
          </table:table-cell>
          <table:table-cell office:value-type="float" office:value="102.899268431849">
            <text:p>102.899268431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6">
            <text:p>0.060000</text:p>
          </table:table-cell>
          <table:table-cell office:value-type="float" office:value="102.910287196823">
            <text:p>102.910287196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5">
            <text:p>0.050000</text:p>
          </table:table-cell>
          <table:table-cell office:value-type="float" office:value="102.921813281337">
            <text:p>102.921813281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4">
            <text:p>0.040000</text:p>
          </table:table-cell>
          <table:table-cell office:value-type="float" office:value="102.934438821201">
            <text:p>102.93443882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3">
            <text:p>0.030000</text:p>
          </table:table-cell>
          <table:table-cell office:value-type="float" office:value="102.951110836788">
            <text:p>102.951110836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2">
            <text:p>0.020000</text:p>
          </table:table-cell>
          <table:table-cell office:value-type="float" office:value="466.577076422693">
            <text:p>466.577076422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">
            <text:p>0.010000</text:p>
          </table:table-cell>
          <table:table-cell office:value-type="float" office:value="830.212976592295">
            <text:p>830.212976592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">
            <text:p>0.010000</text:p>
          </table:table-cell>
          <table:table-cell office:value-type="float" office:value="830.212976592295">
            <text:p>830.212976592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9">
            <text:p>0.009000</text:p>
          </table:table-cell>
          <table:table-cell office:value-type="float" office:value="830.214154459218">
            <text:p>830.214154459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8">
            <text:p>0.008000</text:p>
          </table:table-cell>
          <table:table-cell office:value-type="float" office:value="830.215394130145">
            <text:p>830.215394130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7">
            <text:p>0.007000</text:p>
          </table:table-cell>
          <table:table-cell office:value-type="float" office:value="830.216742399085">
            <text:p>830.216742399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6">
            <text:p>0.006000</text:p>
          </table:table-cell>
          <table:table-cell office:value-type="float" office:value="830.218329747243">
            <text:p>830.218329747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5">
            <text:p>0.005000</text:p>
          </table:table-cell>
          <table:table-cell office:value-type="float" office:value="5235.34728423177">
            <text:p>5235.347284231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4">
            <text:p>0.004000</text:p>
          </table:table-cell>
          <table:table-cell office:value-type="float" office:value="55153.0530701286">
            <text:p>55153.053070128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3">
            <text:p>0.003000</text:p>
          </table:table-cell>
          <table:table-cell office:value-type="float" office:value="66622.1043496703">
            <text:p>66622.104349670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2">
            <text:p>0.002000</text:p>
          </table:table-cell>
          <table:table-cell office:value-type="float" office:value="66622.1055185937">
            <text:p>66622.105518593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1">
            <text:p>0.001000</text:p>
          </table:table-cell>
          <table:table-cell office:value-type="float" office:value="1200745.11586506">
            <text:p>1200745.115865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1">
            <text:p>0.001000</text:p>
          </table:table-cell>
          <table:table-cell office:value-type="float" office:value="1200745.11586506">
            <text:p>1200745.115865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9">
            <text:p>0.000900</text:p>
          </table:table-cell>
          <table:table-cell office:value-type="float" office:value="1200745.11607646">
            <text:p>1200745.1160764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8">
            <text:p>0.000800</text:p>
          </table:table-cell>
          <table:table-cell office:value-type="float" office:value="1373799.96530969">
            <text:p>1373799.9653096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7">
            <text:p>0.000700</text:p>
          </table:table-cell>
          <table:table-cell office:value-type="float" office:value="1373799.9654504">
            <text:p>1373799.965450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6">
            <text:p>0.000600</text:p>
          </table:table-cell>
          <table:table-cell office:value-type="float" office:value="1373799.96562316">
            <text:p>1373799.9656231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5">
            <text:p>0.000500</text:p>
          </table:table-cell>
          <table:table-cell office:value-type="float" office:value="1546854.81496366">
            <text:p>1546854.8149636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4">
            <text:p>0.000400</text:p>
          </table:table-cell>
          <table:table-cell office:value-type="float" office:value="1546854.81508098">
            <text:p>1546854.8150809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3">
            <text:p>0.000300</text:p>
          </table:table-cell>
          <table:table-cell office:value-type="float" office:value="1546854.81521729">
            <text:p>1546854.8152172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2">
            <text:p>0.000200</text:p>
          </table:table-cell>
          <table:table-cell office:value-type="float" office:value="1719909.66478571">
            <text:p>1719909.664785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1">
            <text:p>0.000100</text:p>
          </table:table-cell>
          <table:table-cell office:value-type="float" office:value="93814408.158745">
            <text:p>93814408.15874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1">
            <text:p>0.000100</text:p>
          </table:table-cell>
          <table:table-cell office:value-type="float" office:value="93814408.158745">
            <text:p>93814408.15874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09">
            <text:p>0.000090</text:p>
          </table:table-cell>
          <table:table-cell office:value-type="float" office:value="93814408.1587567">
            <text:p>93814408.158756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08">
            <text:p>0.000080</text:p>
          </table:table-cell>
          <table:table-cell office:value-type="float" office:value="93814408.1587689">
            <text:p>93814408.158768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07">
            <text:p>0.000070</text:p>
          </table:table-cell>
          <table:table-cell office:value-type="float" office:value="93814408.1587822">
            <text:p>93814408.158782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06">
            <text:p>0.000060</text:p>
          </table:table-cell>
          <table:table-cell office:value-type="float" office:value="93814408.1587976">
            <text:p>93814408.158797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05">
            <text:p>0.000050</text:p>
          </table:table-cell>
          <table:table-cell office:value-type="float" office:value="93814408.1588226">
            <text:p>93814408.15882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04">
            <text:p>0.000040</text:p>
          </table:table-cell>
          <table:table-cell office:value-type="float" office:value="125294409.97539">
            <text:p>125294409.9753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03">
            <text:p>0.000030</text:p>
          </table:table-cell>
          <table:table-cell office:value-type="float" office:value="419749940.746024">
            <text:p>419749940.74602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02">
            <text:p>0.000020</text:p>
          </table:table-cell>
          <table:table-cell office:value-type="float" office:value="582717707.039641">
            <text:p>582717707.03964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01">
            <text:p>0.000010</text:p>
          </table:table-cell>
          <table:table-cell office:value-type="float" office:value="2948620724.327">
            <text:p>2948620724.32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">
            <text:p>0.100000</text:p>
          </table:table-cell>
          <table:table-cell office:value-type="float" office:value="13.2316720432592">
            <text:p>13.231672043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9">
            <text:p>0.090000</text:p>
          </table:table-cell>
          <table:table-cell office:value-type="float" office:value="13.2458957075098">
            <text:p>13.245895707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8">
            <text:p>0.080000</text:p>
          </table:table-cell>
          <table:table-cell office:value-type="float" office:value="13.2624289205699">
            <text:p>13.26242892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7">
            <text:p>0.070000</text:p>
          </table:table-cell>
          <table:table-cell office:value-type="float" office:value="13.2865609298994">
            <text:p>13.286560929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6">
            <text:p>0.060000</text:p>
          </table:table-cell>
          <table:table-cell office:value-type="float" office:value="68.8285796526842">
            <text:p>68.828579652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5">
            <text:p>0.050000</text:p>
          </table:table-cell>
          <table:table-cell office:value-type="float" office:value="84.9265459804444">
            <text:p>84.926545980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4">
            <text:p>0.040000</text:p>
          </table:table-cell>
          <table:table-cell office:value-type="float" office:value="217.220612177788">
            <text:p>217.220612177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3">
            <text:p>0.030000</text:p>
          </table:table-cell>
          <table:table-cell office:value-type="float" office:value="641.194068416864">
            <text:p>641.194068416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2">
            <text:p>0.020000</text:p>
          </table:table-cell>
          <table:table-cell office:value-type="float" office:value="1489.13573440085">
            <text:p>1489.135734400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1">
            <text:p>0.010000</text:p>
          </table:table-cell>
          <table:table-cell office:value-type="float" office:value="2981.05626749761">
            <text:p>2981.056267497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1">
            <text:p>0.010000</text:p>
          </table:table-cell>
          <table:table-cell office:value-type="float" office:value="2981.05626749761">
            <text:p>2981.056267497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9">
            <text:p>0.009000</text:p>
          </table:table-cell>
          <table:table-cell office:value-type="float" office:value="2981.05727768474">
            <text:p>2981.057277684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8">
            <text:p>0.008000</text:p>
          </table:table-cell>
          <table:table-cell office:value-type="float" office:value="2981.05829046809">
            <text:p>2981.058290468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7">
            <text:p>0.007000</text:p>
          </table:table-cell>
          <table:table-cell office:value-type="float" office:value="2981.05930699583">
            <text:p>2981.059306995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6">
            <text:p>0.006000</text:p>
          </table:table-cell>
          <table:table-cell office:value-type="float" office:value="2981.06032922036">
            <text:p>2981.060329220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5">
            <text:p>0.005000</text:p>
          </table:table-cell>
          <table:table-cell office:value-type="float" office:value="2981.06136076785">
            <text:p>2981.061360767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4">
            <text:p>0.004000</text:p>
          </table:table-cell>
          <table:table-cell office:value-type="float" office:value="2981.06240928844">
            <text:p>2981.062409288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3">
            <text:p>0.003000</text:p>
          </table:table-cell>
          <table:table-cell office:value-type="float" office:value="2981.06349461427">
            <text:p>2981.063494614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2">
            <text:p>0.002000</text:p>
          </table:table-cell>
          <table:table-cell office:value-type="float" office:value="2981.06469555229">
            <text:p>2981.064695552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1">
            <text:p>0.001000</text:p>
          </table:table-cell>
          <table:table-cell office:value-type="float" office:value="469101.063889853">
            <text:p>469101.06388985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1">
            <text:p>0.001000</text:p>
          </table:table-cell>
          <table:table-cell office:value-type="float" office:value="469101.063889853">
            <text:p>469101.06388985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9">
            <text:p>0.000900</text:p>
          </table:table-cell>
          <table:table-cell office:value-type="float" office:value="525373.057519469">
            <text:p>525373.05751946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8">
            <text:p>0.000800</text:p>
          </table:table-cell>
          <table:table-cell office:value-type="float" office:value="525373.057673186">
            <text:p>525373.05767318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7">
            <text:p>0.000700</text:p>
          </table:table-cell>
          <table:table-cell office:value-type="float" office:value="525373.057872385">
            <text:p>525373.05787238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6">
            <text:p>0.000600</text:p>
          </table:table-cell>
          <table:table-cell office:value-type="float" office:value="991493.055798345">
            <text:p>991493.05579834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5">
            <text:p>0.000500</text:p>
          </table:table-cell>
          <table:table-cell office:value-type="float" office:value="2069657.05757133">
            <text:p>2069657.0575713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4">
            <text:p>0.000400</text:p>
          </table:table-cell>
          <table:table-cell office:value-type="float" office:value="2069657.05777169">
            <text:p>2069657.0577716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3">
            <text:p>0.000300</text:p>
          </table:table-cell>
          <table:table-cell office:value-type="float" office:value="3613941.05742987">
            <text:p>3613941.0574298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2">
            <text:p>0.000200</text:p>
          </table:table-cell>
          <table:table-cell office:value-type="float" office:value="6236389.05907336">
            <text:p>6236389.0590733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1">
            <text:p>0.000100</text:p>
          </table:table-cell>
          <table:table-cell office:value-type="float" office:value="38340701.0582092">
            <text:p>38340701.058209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1">
            <text:p>0.000100</text:p>
          </table:table-cell>
          <table:table-cell office:value-type="float" office:value="38340701.0582092">
            <text:p>38340701.058209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09">
            <text:p>0.000090</text:p>
          </table:table-cell>
          <table:table-cell office:value-type="float" office:value="60977113.0586173">
            <text:p>60977113.058617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08">
            <text:p>0.000080</text:p>
          </table:table-cell>
          <table:table-cell office:value-type="float" office:value="60977113.0586288">
            <text:p>60977113.058628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07">
            <text:p>0.000070</text:p>
          </table:table-cell>
          <table:table-cell office:value-type="float" office:value="60977113.0586408">
            <text:p>60977113.058640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06">
            <text:p>0.000060</text:p>
          </table:table-cell>
          <table:table-cell office:value-type="float" office:value="60977113.0586539">
            <text:p>60977113.058653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05">
            <text:p>0.000050</text:p>
          </table:table-cell>
          <table:table-cell office:value-type="float" office:value="60977113.0586695">
            <text:p>60977113.058669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04">
            <text:p>0.000040</text:p>
          </table:table-cell>
          <table:table-cell office:value-type="float" office:value="162534945.05883">
            <text:p>162534945.0588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03">
            <text:p>0.000030</text:p>
          </table:table-cell>
          <table:table-cell office:value-type="float" office:value="162534945.058841">
            <text:p>162534945.05884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02">
            <text:p>0.000020</text:p>
          </table:table-cell>
          <table:table-cell office:value-type="float" office:value="162534945.058855">
            <text:p>162534945.05885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01">
            <text:p>0.000010</text:p>
          </table:table-cell>
          <table:table-cell office:value-type="float" office:value="791895901.05877">
            <text:p>791895901.0587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">
            <text:p>0.100000</text:p>
          </table:table-cell>
          <table:table-cell office:value-type="float" office:value="6.5751247186126">
            <text:p>6.575124718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9">
            <text:p>0.090000</text:p>
          </table:table-cell>
          <table:table-cell office:value-type="float" office:value="6.5855285545335">
            <text:p>6.585528554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8">
            <text:p>0.080000</text:p>
          </table:table-cell>
          <table:table-cell office:value-type="float" office:value="6.59604130724884">
            <text:p>6.596041307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7">
            <text:p>0.070000</text:p>
          </table:table-cell>
          <table:table-cell office:value-type="float" office:value="6.60671586455481">
            <text:p>6.606715864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6">
            <text:p>0.060000</text:p>
          </table:table-cell>
          <table:table-cell office:value-type="float" office:value="6.61764811243641">
            <text:p>6.617648112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5">
            <text:p>0.050000</text:p>
          </table:table-cell>
          <table:table-cell office:value-type="float" office:value="6.62903596648371">
            <text:p>6.629035966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4">
            <text:p>0.040000</text:p>
          </table:table-cell>
          <table:table-cell office:value-type="float" office:value="6.64138968258912">
            <text:p>6.641389682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3">
            <text:p>0.030000</text:p>
          </table:table-cell>
          <table:table-cell office:value-type="float" office:value="6.65697528084616">
            <text:p>6.656975280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2">
            <text:p>0.020000</text:p>
          </table:table-cell>
          <table:table-cell office:value-type="float" office:value="180.613823440551">
            <text:p>180.61382344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1">
            <text:p>0.010000</text:p>
          </table:table-cell>
          <table:table-cell office:value-type="float" office:value="180.628393471575">
            <text:p>180.62839347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1">
            <text:p>0.010000</text:p>
          </table:table-cell>
          <table:table-cell office:value-type="float" office:value="180.628393471575">
            <text:p>180.62839347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9">
            <text:p>0.009000</text:p>
          </table:table-cell>
          <table:table-cell office:value-type="float" office:value="3301.80618337912">
            <text:p>3301.806183379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8">
            <text:p>0.008000</text:p>
          </table:table-cell>
          <table:table-cell office:value-type="float" office:value="3301.80759501251">
            <text:p>3301.807595012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7">
            <text:p>0.007000</text:p>
          </table:table-cell>
          <table:table-cell office:value-type="float" office:value="3301.80926979868">
            <text:p>3301.80926979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6">
            <text:p>0.006000</text:p>
          </table:table-cell>
          <table:table-cell office:value-type="float" office:value="3301.81240526187">
            <text:p>3301.81240526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5">
            <text:p>0.005000</text:p>
          </table:table-cell>
          <table:table-cell office:value-type="float" office:value="4775.41991447986">
            <text:p>4775.419914479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4">
            <text:p>0.004000</text:p>
          </table:table-cell>
          <table:table-cell office:value-type="float" office:value="4775.42134122875">
            <text:p>4775.421341228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3">
            <text:p>0.003000</text:p>
          </table:table-cell>
          <table:table-cell office:value-type="float" office:value="21447.5808197076">
            <text:p>21447.580819707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2">
            <text:p>0.002000</text:p>
          </table:table-cell>
          <table:table-cell office:value-type="float" office:value="21447.5819277503">
            <text:p>21447.581927750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1">
            <text:p>0.001000</text:p>
          </table:table-cell>
          <table:table-cell office:value-type="float" office:value="312649.713346212">
            <text:p>312649.7133462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1">
            <text:p>0.001000</text:p>
          </table:table-cell>
          <table:table-cell office:value-type="float" office:value="312649.713346212">
            <text:p>312649.7133462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9">
            <text:p>0.000900</text:p>
          </table:table-cell>
          <table:table-cell office:value-type="float" office:value="312649.713526977">
            <text:p>312649.71352697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8">
            <text:p>0.000800</text:p>
          </table:table-cell>
          <table:table-cell office:value-type="float" office:value="312649.713822975">
            <text:p>312649.71382297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7">
            <text:p>0.000700</text:p>
          </table:table-cell>
          <table:table-cell office:value-type="float" office:value="729746.54749951">
            <text:p>729746.5474995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6">
            <text:p>0.000600</text:p>
          </table:table-cell>
          <table:table-cell office:value-type="float" office:value="729746.54765865">
            <text:p>729746.5476586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5">
            <text:p>0.000500</text:p>
          </table:table-cell>
          <table:table-cell office:value-type="float" office:value="1146843.38167172">
            <text:p>1146843.3816717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4">
            <text:p>0.000400</text:p>
          </table:table-cell>
          <table:table-cell office:value-type="float" office:value="1146843.3818504">
            <text:p>1146843.381850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3">
            <text:p>0.000300</text:p>
          </table:table-cell>
          <table:table-cell office:value-type="float" office:value="8983727.63668774">
            <text:p>8983727.6366877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2">
            <text:p>0.000200</text:p>
          </table:table-cell>
          <table:table-cell office:value-type="float" office:value="12249218.8771447">
            <text:p>12249218.877144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1">
            <text:p>0.000100</text:p>
          </table:table-cell>
          <table:table-cell office:value-type="float" office:value="15514710.1176436">
            <text:p>15514710.117643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1">
            <text:p>0.000100</text:p>
          </table:table-cell>
          <table:table-cell office:value-type="float" office:value="15514710.1176436">
            <text:p>15514710.117643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09">
            <text:p>0.000090</text:p>
          </table:table-cell>
          <table:table-cell office:value-type="float" office:value="15514710.1176538">
            <text:p>15514710.11765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08">
            <text:p>0.000080</text:p>
          </table:table-cell>
          <table:table-cell office:value-type="float" office:value="15514710.1176641">
            <text:p>15514710.117664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07">
            <text:p>0.000070</text:p>
          </table:table-cell>
          <table:table-cell office:value-type="float" office:value="15514710.1176745">
            <text:p>15514710.117674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06">
            <text:p>0.000060</text:p>
          </table:table-cell>
          <table:table-cell office:value-type="float" office:value="15514710.1176851">
            <text:p>15514710.117685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05">
            <text:p>0.000050</text:p>
          </table:table-cell>
          <table:table-cell office:value-type="float" office:value="15514710.1176959">
            <text:p>15514710.117695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04">
            <text:p>0.000040</text:p>
          </table:table-cell>
          <table:table-cell office:value-type="float" office:value="15514710.1177072">
            <text:p>15514710.117707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03">
            <text:p>0.000030</text:p>
          </table:table-cell>
          <table:table-cell office:value-type="float" office:value="15514710.1177197">
            <text:p>15514710.117719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02">
            <text:p>0.000020</text:p>
          </table:table-cell>
          <table:table-cell office:value-type="float" office:value="15514710.1177338">
            <text:p>15514710.11773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01">
            <text:p>0.000010</text:p>
          </table:table-cell>
          <table:table-cell office:value-type="float" office:value="968625938.762836">
            <text:p>968625938.76283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">
            <text:p>0.100000</text:p>
          </table:table-cell>
          <table:table-cell office:value-type="float" office:value="9.64164023750138">
            <text:p>9.641640237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9">
            <text:p>0.090000</text:p>
          </table:table-cell>
          <table:table-cell office:value-type="float" office:value="9.65281187443403">
            <text:p>9.652811874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8">
            <text:p>0.080000</text:p>
          </table:table-cell>
          <table:table-cell office:value-type="float" office:value="9.66434777708995">
            <text:p>9.664347777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7">
            <text:p>0.070000</text:p>
          </table:table-cell>
          <table:table-cell office:value-type="float" office:value="9.67647345388898">
            <text:p>9.676473453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6">
            <text:p>0.060000</text:p>
          </table:table-cell>
          <table:table-cell office:value-type="float" office:value="9.68968989765217">
            <text:p>9.689689897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5">
            <text:p>0.050000</text:p>
          </table:table-cell>
          <table:table-cell office:value-type="float" office:value="9.70557098354781">
            <text:p>9.705570983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4">
            <text:p>0.040000</text:p>
          </table:table-cell>
          <table:table-cell office:value-type="float" office:value="361.87859487738">
            <text:p>361.878594877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3">
            <text:p>0.030000</text:p>
          </table:table-cell>
          <table:table-cell office:value-type="float" office:value="361.889211752256">
            <text:p>361.889211752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2">
            <text:p>0.020000</text:p>
          </table:table-cell>
          <table:table-cell office:value-type="float" office:value="361.90059204347">
            <text:p>361.900592043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1">
            <text:p>0.010000</text:p>
          </table:table-cell>
          <table:table-cell office:value-type="float" office:value="1341.86477893077">
            <text:p>1341.864778930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1">
            <text:p>0.010000</text:p>
          </table:table-cell>
          <table:table-cell office:value-type="float" office:value="1341.86477893077">
            <text:p>1341.864778930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9">
            <text:p>0.009000</text:p>
          </table:table-cell>
          <table:table-cell office:value-type="float" office:value="1341.86580839319">
            <text:p>1341.865808393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8">
            <text:p>0.008000</text:p>
          </table:table-cell>
          <table:table-cell office:value-type="float" office:value="1341.86684564112">
            <text:p>1341.86684564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7">
            <text:p>0.007000</text:p>
          </table:table-cell>
          <table:table-cell office:value-type="float" office:value="1341.86789432901">
            <text:p>1341.86789432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6">
            <text:p>0.006000</text:p>
          </table:table-cell>
          <table:table-cell office:value-type="float" office:value="1341.8689609253">
            <text:p>1341.868960925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5">
            <text:p>0.005000</text:p>
          </table:table-cell>
          <table:table-cell office:value-type="float" office:value="1341.87005824962">
            <text:p>1341.870058249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4">
            <text:p>0.004000</text:p>
          </table:table-cell>
          <table:table-cell office:value-type="float" office:value="1341.8712167684">
            <text:p>1341.871216768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3">
            <text:p>0.003000</text:p>
          </table:table-cell>
          <table:table-cell office:value-type="float" office:value="1341.87254109837">
            <text:p>1341.872541098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2">
            <text:p>0.002000</text:p>
          </table:table-cell>
          <table:table-cell office:value-type="float" office:value="640241.872270027">
            <text:p>640241.87227002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1">
            <text:p>0.001000</text:p>
          </table:table-cell>
          <table:table-cell office:value-type="float" office:value="737353.871600924">
            <text:p>737353.87160092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1">
            <text:p>0.001000</text:p>
          </table:table-cell>
          <table:table-cell office:value-type="float" office:value="737353.871600924">
            <text:p>737353.87160092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9">
            <text:p>0.000900</text:p>
          </table:table-cell>
          <table:table-cell office:value-type="float" office:value="737353.871938795">
            <text:p>737353.87193879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8">
            <text:p>0.000800</text:p>
          </table:table-cell>
          <table:table-cell office:value-type="float" office:value="834465.869938292">
            <text:p>834465.86993829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7">
            <text:p>0.000700</text:p>
          </table:table-cell>
          <table:table-cell office:value-type="float" office:value="834465.870088902">
            <text:p>834465.87008890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6">
            <text:p>0.000600</text:p>
          </table:table-cell>
          <table:table-cell office:value-type="float" office:value="834465.870291005">
            <text:p>834465.87029100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5">
            <text:p>0.000500</text:p>
          </table:table-cell>
          <table:table-cell office:value-type="float" office:value="1956453.8709516">
            <text:p>1956453.87095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4">
            <text:p>0.000400</text:p>
          </table:table-cell>
          <table:table-cell office:value-type="float" office:value="1956453.87107052">
            <text:p>1956453.8710705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3">
            <text:p>0.000300</text:p>
          </table:table-cell>
          <table:table-cell office:value-type="float" office:value="1956453.87121133">
            <text:p>1956453.8712113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2">
            <text:p>0.000200</text:p>
          </table:table-cell>
          <table:table-cell office:value-type="float" office:value="3078441.87219031">
            <text:p>3078441.8721903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1">
            <text:p>0.000100</text:p>
          </table:table-cell>
          <table:table-cell office:value-type="float" office:value="63639741.872437">
            <text:p>63639741.87243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1">
            <text:p>0.000100</text:p>
          </table:table-cell>
          <table:table-cell office:value-type="float" office:value="63639741.872437">
            <text:p>63639741.87243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09">
            <text:p>0.000090</text:p>
          </table:table-cell>
          <table:table-cell office:value-type="float" office:value="76864525.8725925">
            <text:p>76864525.872592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08">
            <text:p>0.000080</text:p>
          </table:table-cell>
          <table:table-cell office:value-type="float" office:value="155091241.872431">
            <text:p>155091241.87243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07">
            <text:p>0.000070</text:p>
          </table:table-cell>
          <table:table-cell office:value-type="float" office:value="246542741.872412">
            <text:p>246542741.8724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06">
            <text:p>0.000060</text:p>
          </table:table-cell>
          <table:table-cell office:value-type="float" office:value="246542741.872429">
            <text:p>246542741.87242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05">
            <text:p>0.000050</text:p>
          </table:table-cell>
          <table:table-cell office:value-type="float" office:value="324769457.872306">
            <text:p>324769457.8723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04">
            <text:p>0.000040</text:p>
          </table:table-cell>
          <table:table-cell office:value-type="float" office:value="416220957.872279">
            <text:p>416220957.87227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03">
            <text:p>0.000030</text:p>
          </table:table-cell>
          <table:table-cell office:value-type="float" office:value="416220957.872294">
            <text:p>416220957.87229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02">
            <text:p>0.000020</text:p>
          </table:table-cell>
          <table:table-cell office:value-type="float" office:value="507672457.87228">
            <text:p>507672457.8722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01">
            <text:p>0.000010</text:p>
          </table:table-cell>
          <table:table-cell office:value-type="float" office:value="2901857773.87231">
            <text:p>2901857773.8723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">
            <text:p>0.100000</text:p>
          </table:table-cell>
          <table:table-cell office:value-type="float" office:value="1.61715184449931">
            <text:p>1.617151844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9">
            <text:p>0.090000</text:p>
          </table:table-cell>
          <table:table-cell office:value-type="float" office:value="1.62870977800518">
            <text:p>1.62870977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8">
            <text:p>0.080000</text:p>
          </table:table-cell>
          <table:table-cell office:value-type="float" office:value="1.64078763395976">
            <text:p>1.64078763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7">
            <text:p>0.070000</text:p>
          </table:table-cell>
          <table:table-cell office:value-type="float" office:value="1.65375080456749">
            <text:p>1.653750804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6">
            <text:p>0.060000</text:p>
          </table:table-cell>
          <table:table-cell office:value-type="float" office:value="1.66852826758537">
            <text:p>1.668528267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5">
            <text:p>0.050000</text:p>
          </table:table-cell>
          <table:table-cell office:value-type="float" office:value="1.68965440794723">
            <text:p>1.689654407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4">
            <text:p>0.040000</text:p>
          </table:table-cell>
          <table:table-cell office:value-type="float" office:value="281.365021076807">
            <text:p>281.365021076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3">
            <text:p>0.030000</text:p>
          </table:table-cell>
          <table:table-cell office:value-type="float" office:value="281.379861974195">
            <text:p>281.379861974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2">
            <text:p>0.020000</text:p>
          </table:table-cell>
          <table:table-cell office:value-type="float" office:value="891.493549245937">
            <text:p>891.493549245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1">
            <text:p>0.010000</text:p>
          </table:table-cell>
          <table:table-cell office:value-type="float" office:value="891.504949507208">
            <text:p>891.504949507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1">
            <text:p>0.010000</text:p>
          </table:table-cell>
          <table:table-cell office:value-type="float" office:value="891.504949507208">
            <text:p>891.504949507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9">
            <text:p>0.009000</text:p>
          </table:table-cell>
          <table:table-cell office:value-type="float" office:value="891.506356040268">
            <text:p>891.506356040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8">
            <text:p>0.008000</text:p>
          </table:table-cell>
          <table:table-cell office:value-type="float" office:value="891.507978228663">
            <text:p>891.507978228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7">
            <text:p>0.007000</text:p>
          </table:table-cell>
          <table:table-cell office:value-type="float" office:value="891.510259006143">
            <text:p>891.510259006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6">
            <text:p>0.006000</text:p>
          </table:table-cell>
          <table:table-cell office:value-type="float" office:value="3136.03278247034">
            <text:p>3136.032782470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5">
            <text:p>0.005000</text:p>
          </table:table-cell>
          <table:table-cell office:value-type="float" office:value="3136.03467711861">
            <text:p>3136.034677118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4">
            <text:p>0.004000</text:p>
          </table:table-cell>
          <table:table-cell office:value-type="float" office:value="35768.8827298172">
            <text:p>35768.882729817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3">
            <text:p>0.003000</text:p>
          </table:table-cell>
          <table:table-cell office:value-type="float" office:value="35768.8840655616">
            <text:p>35768.88406556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2">
            <text:p>0.002000</text:p>
          </table:table-cell>
          <table:table-cell office:value-type="float" office:value="123944.73484473">
            <text:p>123944.7348447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1">
            <text:p>0.001000</text:p>
          </table:table-cell>
          <table:table-cell office:value-type="float" office:value="123944.736020304">
            <text:p>123944.73602030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1">
            <text:p>0.001000</text:p>
          </table:table-cell>
          <table:table-cell office:value-type="float" office:value="123944.736020304">
            <text:p>123944.73602030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9">
            <text:p>0.000900</text:p>
          </table:table-cell>
          <table:table-cell office:value-type="float" office:value="123944.736175949">
            <text:p>123944.73617594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8">
            <text:p>0.000800</text:p>
          </table:table-cell>
          <table:table-cell office:value-type="float" office:value="123944.736371445">
            <text:p>123944.73637144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7">
            <text:p>0.000700</text:p>
          </table:table-cell>
          <table:table-cell office:value-type="float" office:value="343262.100976834">
            <text:p>343262.10097683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6">
            <text:p>0.000600</text:p>
          </table:table-cell>
          <table:table-cell office:value-type="float" office:value="1230864.37335271">
            <text:p>1230864.3733527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5">
            <text:p>0.000500</text:p>
          </table:table-cell>
          <table:table-cell office:value-type="float" office:value="1450181.73800779">
            <text:p>1450181.7380077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4">
            <text:p>0.000400</text:p>
          </table:table-cell>
          <table:table-cell office:value-type="float" office:value="2249608.15966588">
            <text:p>2249608.1596658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3">
            <text:p>0.000300</text:p>
          </table:table-cell>
          <table:table-cell office:value-type="float" office:value="4375271.58271854">
            <text:p>4375271.5827185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2">
            <text:p>0.000200</text:p>
          </table:table-cell>
          <table:table-cell office:value-type="float" office:value="4375271.58283964">
            <text:p>4375271.5828396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1">
            <text:p>0.000100</text:p>
          </table:table-cell>
          <table:table-cell office:value-type="float" office:value="11332370.9093032">
            <text:p>11332370.909303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1">
            <text:p>0.000100</text:p>
          </table:table-cell>
          <table:table-cell office:value-type="float" office:value="11332370.9093032">
            <text:p>11332370.909303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09">
            <text:p>0.000090</text:p>
          </table:table-cell>
          <table:table-cell office:value-type="float" office:value="11332370.9093138">
            <text:p>11332370.909313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08">
            <text:p>0.000080</text:p>
          </table:table-cell>
          <table:table-cell office:value-type="float" office:value="11332370.9093245">
            <text:p>11332370.909324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07">
            <text:p>0.000070</text:p>
          </table:table-cell>
          <table:table-cell office:value-type="float" office:value="11332370.9093355">
            <text:p>11332370.909335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06">
            <text:p>0.000060</text:p>
          </table:table-cell>
          <table:table-cell office:value-type="float" office:value="11332370.909347">
            <text:p>11332370.90934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05">
            <text:p>0.000050</text:p>
          </table:table-cell>
          <table:table-cell office:value-type="float" office:value="11332370.9093591">
            <text:p>11332370.909359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04">
            <text:p>0.000040</text:p>
          </table:table-cell>
          <table:table-cell office:value-type="float" office:value="11332370.9093732">
            <text:p>11332370.909373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03">
            <text:p>0.000030</text:p>
          </table:table-cell>
          <table:table-cell office:value-type="float" office:value="11332370.9093982">
            <text:p>11332370.909398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02">
            <text:p>0.000020</text:p>
          </table:table-cell>
          <table:table-cell office:value-type="float" office:value="1228828021.84728">
            <text:p>1228828021.8472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01">
            <text:p>0.000010</text:p>
          </table:table-cell>
          <table:table-cell office:value-type="float" office:value="1228828021.84728">
            <text:p>1228828021.8472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1">
            <text:p>0.100000</text:p>
          </table:table-cell>
          <table:table-cell office:value-type="float" office:value="76.7552262843602">
            <text:p>76.755226284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9">
            <text:p>0.090000</text:p>
          </table:table-cell>
          <table:table-cell office:value-type="float" office:value="80.039558642885">
            <text:p>80.039558642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8">
            <text:p>0.080000</text:p>
          </table:table-cell>
          <table:table-cell office:value-type="float" office:value="80.0630428106042">
            <text:p>80.06304281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7">
            <text:p>0.070000</text:p>
          </table:table-cell>
          <table:table-cell office:value-type="float" office:value="83.3809338517864">
            <text:p>83.380933851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6">
            <text:p>0.060000</text:p>
          </table:table-cell>
          <table:table-cell office:value-type="float" office:value="216.061063471763">
            <text:p>216.061063471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5">
            <text:p>0.050000</text:p>
          </table:table-cell>
          <table:table-cell office:value-type="float" office:value="478.091111725757">
            <text:p>478.091111725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4">
            <text:p>0.040000</text:p>
          </table:table-cell>
          <table:table-cell office:value-type="float" office:value="610.767199315769">
            <text:p>610.767199315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3">
            <text:p>0.030000</text:p>
          </table:table-cell>
          <table:table-cell office:value-type="float" office:value="743.443403646401">
            <text:p>743.443403646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2">
            <text:p>0.020000</text:p>
          </table:table-cell>
          <table:table-cell office:value-type="float" office:value="876.12020043897">
            <text:p>876.12020043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1">
            <text:p>0.010000</text:p>
          </table:table-cell>
          <table:table-cell office:value-type="float" office:value="1141.45778853057">
            <text:p>1141.45778853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1">
            <text:p>0.010000</text:p>
          </table:table-cell>
          <table:table-cell office:value-type="float" office:value="1141.45778853057">
            <text:p>1141.45778853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9">
            <text:p>0.009000</text:p>
          </table:table-cell>
          <table:table-cell office:value-type="float" office:value="1141.45879551432">
            <text:p>1141.458795514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8">
            <text:p>0.008000</text:p>
          </table:table-cell>
          <table:table-cell office:value-type="float" office:value="1141.4598042672">
            <text:p>1141.459804267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7">
            <text:p>0.007000</text:p>
          </table:table-cell>
          <table:table-cell office:value-type="float" office:value="1141.46081556387">
            <text:p>1141.460815563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6">
            <text:p>0.006000</text:p>
          </table:table-cell>
          <table:table-cell office:value-type="float" office:value="1141.46183071328">
            <text:p>1141.461830713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5">
            <text:p>0.005000</text:p>
          </table:table-cell>
          <table:table-cell office:value-type="float" office:value="1141.46285212217">
            <text:p>1141.462852122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4">
            <text:p>0.004000</text:p>
          </table:table-cell>
          <table:table-cell office:value-type="float" office:value="1141.46388478042">
            <text:p>1141.463884780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3">
            <text:p>0.003000</text:p>
          </table:table-cell>
          <table:table-cell office:value-type="float" office:value="1141.46494117377">
            <text:p>1141.464941173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2">
            <text:p>0.002000</text:p>
          </table:table-cell>
          <table:table-cell office:value-type="float" office:value="1141.46606601051">
            <text:p>1141.466066010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1">
            <text:p>0.001000</text:p>
          </table:table-cell>
          <table:table-cell office:value-type="float" office:value="42796.1338981992">
            <text:p>42796.133898199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1">
            <text:p>0.001000</text:p>
          </table:table-cell>
          <table:table-cell office:value-type="float" office:value="42796.1338981992">
            <text:p>42796.133898199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9">
            <text:p>0.000900</text:p>
          </table:table-cell>
          <table:table-cell office:value-type="float" office:value="42796.1340362124">
            <text:p>42796.134036212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8">
            <text:p>0.000800</text:p>
          </table:table-cell>
          <table:table-cell office:value-type="float" office:value="42796.1341934056">
            <text:p>42796.134193405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7">
            <text:p>0.000700</text:p>
          </table:table-cell>
          <table:table-cell office:value-type="float" office:value="42796.1344034077">
            <text:p>42796.134403407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6">
            <text:p>0.000600</text:p>
          </table:table-cell>
          <table:table-cell office:value-type="float" office:value="84450.8012888801">
            <text:p>84450.801288880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5">
            <text:p>0.000500</text:p>
          </table:table-cell>
          <table:table-cell office:value-type="float" office:value="1038870.80128595">
            <text:p>1038870.8012859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4">
            <text:p>0.000400</text:p>
          </table:table-cell>
          <table:table-cell office:value-type="float" office:value="1038870.80142105">
            <text:p>1038870.8014210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3">
            <text:p>0.000300</text:p>
          </table:table-cell>
          <table:table-cell office:value-type="float" office:value="1038870.80166396">
            <text:p>1038870.8016639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2">
            <text:p>0.000200</text:p>
          </table:table-cell>
          <table:table-cell office:value-type="float" office:value="2989365.46870821">
            <text:p>2989365.4687082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1">
            <text:p>0.000100</text:p>
          </table:table-cell>
          <table:table-cell office:value-type="float" office:value="81696124.1352664">
            <text:p>81696124.135266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1">
            <text:p>0.000100</text:p>
          </table:table-cell>
          <table:table-cell office:value-type="float" office:value="81696124.1352664">
            <text:p>81696124.135266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09">
            <text:p>0.000090</text:p>
          </table:table-cell>
          <table:table-cell office:value-type="float" office:value="81696124.1352776">
            <text:p>81696124.135277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08">
            <text:p>0.000080</text:p>
          </table:table-cell>
          <table:table-cell office:value-type="float" office:value="81696124.1352891">
            <text:p>81696124.135289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07">
            <text:p>0.000070</text:p>
          </table:table-cell>
          <table:table-cell office:value-type="float" office:value="81696124.1353013">
            <text:p>81696124.13530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06">
            <text:p>0.000060</text:p>
          </table:table-cell>
          <table:table-cell office:value-type="float" office:value="81696124.1353146">
            <text:p>81696124.135314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05">
            <text:p>0.000050</text:p>
          </table:table-cell>
          <table:table-cell office:value-type="float" office:value="81696124.1353306">
            <text:p>81696124.13533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04">
            <text:p>0.000040</text:p>
          </table:table-cell>
          <table:table-cell office:value-type="float" office:value="303826328.135378">
            <text:p>303826328.13537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03">
            <text:p>0.000030</text:p>
          </table:table-cell>
          <table:table-cell office:value-type="float" office:value="343179707.468656">
            <text:p>343179707.46865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02">
            <text:p>0.000020</text:p>
          </table:table-cell>
          <table:table-cell office:value-type="float" office:value="1406009027.46866">
            <text:p>1406009027.4686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01">
            <text:p>0.000010</text:p>
          </table:table-cell>
          <table:table-cell office:value-type="float" office:value="27030064005.4687">
            <text:p>27030064005.468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">
            <text:p>0.100000</text:p>
          </table:table-cell>
          <table:table-cell office:value-type="float" office:value="4.66138027219895">
            <text:p>4.661380272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9">
            <text:p>0.090000</text:p>
          </table:table-cell>
          <table:table-cell office:value-type="float" office:value="4.67160697904756">
            <text:p>4.67160697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8">
            <text:p>0.080000</text:p>
          </table:table-cell>
          <table:table-cell office:value-type="float" office:value="4.68189283544572">
            <text:p>4.681892835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7">
            <text:p>0.070000</text:p>
          </table:table-cell>
          <table:table-cell office:value-type="float" office:value="4.69226502807938">
            <text:p>4.692265028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6">
            <text:p>0.060000</text:p>
          </table:table-cell>
          <table:table-cell office:value-type="float" office:value="4.70277098756424">
            <text:p>4.702770987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5">
            <text:p>0.050000</text:p>
          </table:table-cell>
          <table:table-cell office:value-type="float" office:value="4.71350250469999">
            <text:p>4.713502504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4">
            <text:p>0.040000</text:p>
          </table:table-cell>
          <table:table-cell office:value-type="float" office:value="4.72466810713381">
            <text:p>4.724668107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3">
            <text:p>0.030000</text:p>
          </table:table-cell>
          <table:table-cell office:value-type="float" office:value="4.73690550677826">
            <text:p>4.736905506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2">
            <text:p>0.020000</text:p>
          </table:table-cell>
          <table:table-cell office:value-type="float" office:value="4.75705378196111">
            <text:p>4.75705378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1">
            <text:p>0.010000</text:p>
          </table:table-cell>
          <table:table-cell office:value-type="float" office:value="1436.59098628886">
            <text:p>1436.590986288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1">
            <text:p>0.010000</text:p>
          </table:table-cell>
          <table:table-cell office:value-type="float" office:value="1436.59098628886">
            <text:p>1436.590986288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9">
            <text:p>0.009000</text:p>
          </table:table-cell>
          <table:table-cell office:value-type="float" office:value="1436.59200062429">
            <text:p>1436.59200062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8">
            <text:p>0.008000</text:p>
          </table:table-cell>
          <table:table-cell office:value-type="float" office:value="1436.59301864181">
            <text:p>1436.593018641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7">
            <text:p>0.007000</text:p>
          </table:table-cell>
          <table:table-cell office:value-type="float" office:value="1436.59404199076">
            <text:p>1436.594041990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6">
            <text:p>0.006000</text:p>
          </table:table-cell>
          <table:table-cell office:value-type="float" office:value="1436.59507349945">
            <text:p>1436.595073499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5">
            <text:p>0.005000</text:p>
          </table:table-cell>
          <table:table-cell office:value-type="float" office:value="1436.59611849123">
            <text:p>1436.59611849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4">
            <text:p>0.004000</text:p>
          </table:table-cell>
          <table:table-cell office:value-type="float" office:value="1436.59718846325">
            <text:p>1436.59718846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3">
            <text:p>0.003000</text:p>
          </table:table-cell>
          <table:table-cell office:value-type="float" office:value="1436.59831473615">
            <text:p>1436.598314736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2">
            <text:p>0.002000</text:p>
          </table:table-cell>
          <table:table-cell office:value-type="float" office:value="1436.5996449998">
            <text:p>1436.599644999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1">
            <text:p>0.001000</text:p>
          </table:table-cell>
          <table:table-cell office:value-type="float" office:value="164827.690086386">
            <text:p>164827.69008638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1">
            <text:p>0.001000</text:p>
          </table:table-cell>
          <table:table-cell office:value-type="float" office:value="164827.690086386">
            <text:p>164827.69008638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9">
            <text:p>0.000900</text:p>
          </table:table-cell>
          <table:table-cell office:value-type="float" office:value="293085.877890821">
            <text:p>293085.87789082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8">
            <text:p>0.000800</text:p>
          </table:table-cell>
          <table:table-cell office:value-type="float" office:value="293085.87802529">
            <text:p>293085.8780252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7">
            <text:p>0.000700</text:p>
          </table:table-cell>
          <table:table-cell office:value-type="float" office:value="293085.878178965">
            <text:p>293085.87817896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6">
            <text:p>0.000600</text:p>
          </table:table-cell>
          <table:table-cell office:value-type="float" office:value="293085.878392459">
            <text:p>293085.87839245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5">
            <text:p>0.000500</text:p>
          </table:table-cell>
          <table:table-cell office:value-type="float" office:value="7708274.08240953">
            <text:p>7708274.0824095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4">
            <text:p>0.000400</text:p>
          </table:table-cell>
          <table:table-cell office:value-type="float" office:value="7708274.08258343">
            <text:p>7708274.082583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3">
            <text:p>0.000300</text:p>
          </table:table-cell>
          <table:table-cell office:value-type="float" office:value="8128181.54869643">
            <text:p>8128181.548696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2">
            <text:p>0.000200</text:p>
          </table:table-cell>
          <table:table-cell office:value-type="float" office:value="10355977.0667088">
            <text:p>10355977.066708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1">
            <text:p>0.000100</text:p>
          </table:table-cell>
          <table:table-cell office:value-type="float" office:value="10355977.0668469">
            <text:p>10355977.066846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1">
            <text:p>0.000100</text:p>
          </table:table-cell>
          <table:table-cell office:value-type="float" office:value="10355977.0668469">
            <text:p>10355977.066846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09">
            <text:p>0.000090</text:p>
          </table:table-cell>
          <table:table-cell office:value-type="float" office:value="34517443.0137645">
            <text:p>34517443.013764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08">
            <text:p>0.000080</text:p>
          </table:table-cell>
          <table:table-cell office:value-type="float" office:value="73197391.1852645">
            <text:p>73197391.185264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07">
            <text:p>0.000070</text:p>
          </table:table-cell>
          <table:table-cell office:value-type="float" office:value="73197391.1852844">
            <text:p>73197391.185284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06">
            <text:p>0.000060</text:p>
          </table:table-cell>
          <table:table-cell office:value-type="float" office:value="136038805.303692">
            <text:p>136038805.30369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05">
            <text:p>0.000050</text:p>
          </table:table-cell>
          <table:table-cell office:value-type="float" office:value="136038805.303706">
            <text:p>136038805.30370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04">
            <text:p>0.000040</text:p>
          </table:table-cell>
          <table:table-cell office:value-type="float" office:value="136038805.303729">
            <text:p>136038805.30372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03">
            <text:p>0.000030</text:p>
          </table:table-cell>
          <table:table-cell office:value-type="float" office:value="198880219.422146">
            <text:p>198880219.42214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02">
            <text:p>0.000020</text:p>
          </table:table-cell>
          <table:table-cell office:value-type="float" office:value="6006915851.25287">
            <text:p>6006915851.2528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01">
            <text:p>0.000010</text:p>
          </table:table-cell>
          <table:table-cell office:value-type="float" office:value="9055956469.49083">
            <text:p>9055956469.4908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">
            <text:p>0.100000</text:p>
          </table:table-cell>
          <table:table-cell office:value-type="float" office:value="103.96431965557">
            <text:p>103.964319655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9">
            <text:p>0.090000</text:p>
          </table:table-cell>
          <table:table-cell office:value-type="float" office:value="103.989582707783">
            <text:p>103.989582707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8">
            <text:p>0.080000</text:p>
          </table:table-cell>
          <table:table-cell office:value-type="float" office:value="118.162857270459">
            <text:p>118.162857270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7">
            <text:p>0.070000</text:p>
          </table:table-cell>
          <table:table-cell office:value-type="float" office:value="190.009014881472">
            <text:p>190.00901488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6">
            <text:p>0.060000</text:p>
          </table:table-cell>
          <table:table-cell office:value-type="float" office:value="190.021645462904">
            <text:p>190.021645462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5">
            <text:p>0.050000</text:p>
          </table:table-cell>
          <table:table-cell office:value-type="float" office:value="190.036161519337">
            <text:p>190.036161519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4">
            <text:p>0.040000</text:p>
          </table:table-cell>
          <table:table-cell office:value-type="float" office:value="190.060607002888">
            <text:p>190.060607002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3">
            <text:p>0.030000</text:p>
          </table:table-cell>
          <table:table-cell office:value-type="float" office:value="541.376592185806">
            <text:p>541.376592185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2">
            <text:p>0.020000</text:p>
          </table:table-cell>
          <table:table-cell office:value-type="float" office:value="541.393166071451">
            <text:p>541.39316607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1">
            <text:p>0.010000</text:p>
          </table:table-cell>
          <table:table-cell office:value-type="float" office:value="5455.89881329126">
            <text:p>5455.898813291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1">
            <text:p>0.010000</text:p>
          </table:table-cell>
          <table:table-cell office:value-type="float" office:value="5455.89881329126">
            <text:p>5455.898813291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9">
            <text:p>0.009000</text:p>
          </table:table-cell>
          <table:table-cell office:value-type="float" office:value="5455.90276416417">
            <text:p>5455.902764164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8">
            <text:p>0.008000</text:p>
          </table:table-cell>
          <table:table-cell office:value-type="float" office:value="6202.08412976834">
            <text:p>6202.084129768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7">
            <text:p>0.007000</text:p>
          </table:table-cell>
          <table:table-cell office:value-type="float" office:value="6202.08578118992">
            <text:p>6202.085781189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6">
            <text:p>0.006000</text:p>
          </table:table-cell>
          <table:table-cell office:value-type="float" office:value="6202.08859846677">
            <text:p>6202.088598466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5">
            <text:p>0.005000</text:p>
          </table:table-cell>
          <table:table-cell office:value-type="float" office:value="225380.538844878">
            <text:p>225380.53884487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4">
            <text:p>0.004000</text:p>
          </table:table-cell>
          <table:table-cell office:value-type="float" office:value="464891.314643216">
            <text:p>464891.31464321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3">
            <text:p>0.003000</text:p>
          </table:table-cell>
          <table:table-cell office:value-type="float" office:value="694235.92769525">
            <text:p>694235.9276952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2">
            <text:p>0.002000</text:p>
          </table:table-cell>
          <table:table-cell office:value-type="float" office:value="923580.540793862">
            <text:p>923580.54079386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1">
            <text:p>0.001000</text:p>
          </table:table-cell>
          <table:table-cell office:value-type="float" office:value="1192843.61615667">
            <text:p>1192843.6161566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1">
            <text:p>0.001000</text:p>
          </table:table-cell>
          <table:table-cell office:value-type="float" office:value="1192843.61615667">
            <text:p>1192843.6161566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09">
            <text:p>0.000900</text:p>
          </table:table-cell>
          <table:table-cell office:value-type="float" office:value="1192843.61651086">
            <text:p>1192843.6165108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08">
            <text:p>0.000800</text:p>
          </table:table-cell>
          <table:table-cell office:value-type="float" office:value="1342351.30440485">
            <text:p>1342351.3044048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07">
            <text:p>0.000700</text:p>
          </table:table-cell>
          <table:table-cell office:value-type="float" office:value="1382269.76645859">
            <text:p>1382269.7664585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06">
            <text:p>0.000600</text:p>
          </table:table-cell>
          <table:table-cell office:value-type="float" office:value="1382269.76659666">
            <text:p>1382269.7665966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05">
            <text:p>0.000500</text:p>
          </table:table-cell>
          <table:table-cell office:value-type="float" office:value="1382269.76677171">
            <text:p>1382269.7667717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04">
            <text:p>0.000400</text:p>
          </table:table-cell>
          <table:table-cell office:value-type="float" office:value="1422188.22914242">
            <text:p>1422188.2291424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03">
            <text:p>0.000300</text:p>
          </table:table-cell>
          <table:table-cell office:value-type="float" office:value="1422188.22925108">
            <text:p>1422188.2292510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02">
            <text:p>0.000200</text:p>
          </table:table-cell>
          <table:table-cell office:value-type="float" office:value="1422188.22937151">
            <text:p>1422188.2293715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01">
            <text:p>0.000100</text:p>
          </table:table-cell>
          <table:table-cell office:value-type="float" office:value="23816237.1321954">
            <text:p>23816237.132195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01">
            <text:p>0.000100</text:p>
          </table:table-cell>
          <table:table-cell office:value-type="float" office:value="23816237.1321954">
            <text:p>23816237.132195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009">
            <text:p>0.000090</text:p>
          </table:table-cell>
          <table:table-cell office:value-type="float" office:value="23816237.1322074">
            <text:p>23816237.132207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008">
            <text:p>0.000080</text:p>
          </table:table-cell>
          <table:table-cell office:value-type="float" office:value="23816237.1322199">
            <text:p>23816237.132219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007">
            <text:p>0.000070</text:p>
          </table:table-cell>
          <table:table-cell office:value-type="float" office:value="23816237.1322339">
            <text:p>23816237.132233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006">
            <text:p>0.000060</text:p>
          </table:table-cell>
          <table:table-cell office:value-type="float" office:value="23816237.1322503">
            <text:p>23816237.132250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005">
            <text:p>0.000050</text:p>
          </table:table-cell>
          <table:table-cell office:value-type="float" office:value="99519533.330897">
            <text:p>99519533.33089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004">
            <text:p>0.000040</text:p>
          </table:table-cell>
          <table:table-cell office:value-type="float" office:value="253676754.533129">
            <text:p>253676754.53312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003">
            <text:p>0.000030</text:p>
          </table:table-cell>
          <table:table-cell office:value-type="float" office:value="253676754.533148">
            <text:p>253676754.53314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002">
            <text:p>0.000020</text:p>
          </table:table-cell>
          <table:table-cell office:value-type="float" office:value="3222030634.49635">
            <text:p>3222030634.4963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001">
            <text:p>0.000010</text:p>
          </table:table-cell>
          <table:table-cell office:value-type="float" office:value="4147013880.17232">
            <text:p>4147013880.1723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">
            <text:p>0.100000</text:p>
          </table:table-cell>
          <table:table-cell office:value-type="float" office:value="66.9524758962962">
            <text:p>66.952475896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9">
            <text:p>0.090000</text:p>
          </table:table-cell>
          <table:table-cell office:value-type="float" office:value="66.966732854147">
            <text:p>66.966732854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8">
            <text:p>0.080000</text:p>
          </table:table-cell>
          <table:table-cell office:value-type="float" office:value="66.9833325318636">
            <text:p>66.983332531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7">
            <text:p>0.070000</text:p>
          </table:table-cell>
          <table:table-cell office:value-type="float" office:value="67.0077744155158">
            <text:p>67.007774415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6">
            <text:p>0.060000</text:p>
          </table:table-cell>
          <table:table-cell office:value-type="float" office:value="74.3262888779664">
            <text:p>74.32628887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5">
            <text:p>0.050000</text:p>
          </table:table-cell>
          <table:table-cell office:value-type="float" office:value="74.3394732137708">
            <text:p>74.339473213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4">
            <text:p>0.040000</text:p>
          </table:table-cell>
          <table:table-cell office:value-type="float" office:value="74.3563298805582">
            <text:p>74.356329880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3">
            <text:p>0.030000</text:p>
          </table:table-cell>
          <table:table-cell office:value-type="float" office:value="274.122290450634">
            <text:p>274.122290450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">
            <text:p>0.020000</text:p>
          </table:table-cell>
          <table:table-cell office:value-type="float" office:value="274.136531531776">
            <text:p>274.136531531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1">
            <text:p>0.010000</text:p>
          </table:table-cell>
          <table:table-cell office:value-type="float" office:value="2569.48770486966">
            <text:p>2569.487704869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1">
            <text:p>0.010000</text:p>
          </table:table-cell>
          <table:table-cell office:value-type="float" office:value="2569.48770486966">
            <text:p>2569.487704869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9">
            <text:p>0.009000</text:p>
          </table:table-cell>
          <table:table-cell office:value-type="float" office:value="10766.6897068908">
            <text:p>10766.689706890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8">
            <text:p>0.008000</text:p>
          </table:table-cell>
          <table:table-cell office:value-type="float" office:value="10766.6925281746">
            <text:p>10766.692528174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7">
            <text:p>0.007000</text:p>
          </table:table-cell>
          <table:table-cell office:value-type="float" office:value="18771.4690277668">
            <text:p>18771.469027766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6">
            <text:p>0.006000</text:p>
          </table:table-cell>
          <table:table-cell office:value-type="float" office:value="18771.4702848795">
            <text:p>18771.470284879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5">
            <text:p>0.005000</text:p>
          </table:table-cell>
          <table:table-cell office:value-type="float" office:value="18771.4717236831">
            <text:p>18771.471723683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4">
            <text:p>0.004000</text:p>
          </table:table-cell>
          <table:table-cell office:value-type="float" office:value="18771.4740331976">
            <text:p>18771.474033197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3">
            <text:p>0.003000</text:p>
          </table:table-cell>
          <table:table-cell office:value-type="float" office:value="24873.1067874127">
            <text:p>24873.106787412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2">
            <text:p>0.002000</text:p>
          </table:table-cell>
          <table:table-cell office:value-type="float" office:value="24873.1080096571">
            <text:p>24873.108009657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1">
            <text:p>0.001000</text:p>
          </table:table-cell>
          <table:table-cell office:value-type="float" office:value="128201.352294944">
            <text:p>128201.35229494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1">
            <text:p>0.001000</text:p>
          </table:table-cell>
          <table:table-cell office:value-type="float" office:value="128201.352294944">
            <text:p>128201.35229494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9">
            <text:p>0.000900</text:p>
          </table:table-cell>
          <table:table-cell office:value-type="float" office:value="128201.352407312">
            <text:p>128201.3524073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8">
            <text:p>0.000800</text:p>
          </table:table-cell>
          <table:table-cell office:value-type="float" office:value="128201.352523571">
            <text:p>128201.35252357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7">
            <text:p>0.000700</text:p>
          </table:table-cell>
          <table:table-cell office:value-type="float" office:value="128201.352646181">
            <text:p>128201.35264618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6">
            <text:p>0.000600</text:p>
          </table:table-cell>
          <table:table-cell office:value-type="float" office:value="128201.352780725">
            <text:p>128201.35278072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5">
            <text:p>0.000500</text:p>
          </table:table-cell>
          <table:table-cell office:value-type="float" office:value="128201.352945719">
            <text:p>128201.35294571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4">
            <text:p>0.000400</text:p>
          </table:table-cell>
          <table:table-cell office:value-type="float" office:value="2322885.85820635">
            <text:p>2322885.8582063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3">
            <text:p>0.000300</text:p>
          </table:table-cell>
          <table:table-cell office:value-type="float" office:value="2322885.85838858">
            <text:p>2322885.8583885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2">
            <text:p>0.000200</text:p>
          </table:table-cell>
          <table:table-cell office:value-type="float" office:value="6361661.6137517">
            <text:p>6361661.61375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1">
            <text:p>0.000100</text:p>
          </table:table-cell>
          <table:table-cell office:value-type="float" office:value="6361661.61385749">
            <text:p>6361661.6138574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1">
            <text:p>0.000100</text:p>
          </table:table-cell>
          <table:table-cell office:value-type="float" office:value="6361661.61385749">
            <text:p>6361661.6138574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9">
            <text:p>0.000090</text:p>
          </table:table-cell>
          <table:table-cell office:value-type="float" office:value="6361661.61386892">
            <text:p>6361661.6138689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8">
            <text:p>0.000080</text:p>
          </table:table-cell>
          <table:table-cell office:value-type="float" office:value="6361661.6138808">
            <text:p>6361661.613880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7">
            <text:p>0.000070</text:p>
          </table:table-cell>
          <table:table-cell office:value-type="float" office:value="6361661.61389347">
            <text:p>6361661.6138934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6">
            <text:p>0.000060</text:p>
          </table:table-cell>
          <table:table-cell office:value-type="float" office:value="6361661.61390767">
            <text:p>6361661.613907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5">
            <text:p>0.000050</text:p>
          </table:table-cell>
          <table:table-cell office:value-type="float" office:value="6361661.61392639">
            <text:p>6361661.6139263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4">
            <text:p>0.000040</text:p>
          </table:table-cell>
          <table:table-cell office:value-type="float" office:value="131087484.914201">
            <text:p>131087484.91420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3">
            <text:p>0.000030</text:p>
          </table:table-cell>
          <table:table-cell office:value-type="float" office:value="327925616.815406">
            <text:p>327925616.81540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2">
            <text:p>0.000020</text:p>
          </table:table-cell>
          <table:table-cell office:value-type="float" office:value="649489572.016879">
            <text:p>649489572.01687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1">
            <text:p>0.000010</text:p>
          </table:table-cell>
          <table:table-cell office:value-type="float" office:value="11008008877.8692">
            <text:p>11008008877.869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">
            <text:p>0.100000</text:p>
          </table:table-cell>
          <table:table-cell office:value-type="float" office:value="45.6291864163228">
            <text:p>45.629186416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9">
            <text:p>0.090000</text:p>
          </table:table-cell>
          <table:table-cell office:value-type="float" office:value="45.6411408174432">
            <text:p>45.641140817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8">
            <text:p>0.080000</text:p>
          </table:table-cell>
          <table:table-cell office:value-type="float" office:value="45.6537964806248">
            <text:p>45.653796480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7">
            <text:p>0.070000</text:p>
          </table:table-cell>
          <table:table-cell office:value-type="float" office:value="45.6677175291831">
            <text:p>45.667717529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6">
            <text:p>0.060000</text:p>
          </table:table-cell>
          <table:table-cell office:value-type="float" office:value="45.6846157334694">
            <text:p>45.684615733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5">
            <text:p>0.050000</text:p>
          </table:table-cell>
          <table:table-cell office:value-type="float" office:value="70.3663450370913">
            <text:p>70.366345037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4">
            <text:p>0.040000</text:p>
          </table:table-cell>
          <table:table-cell office:value-type="float" office:value="327.396637677602">
            <text:p>327.396637677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3">
            <text:p>0.030000</text:p>
          </table:table-cell>
          <table:table-cell office:value-type="float" office:value="327.414017034291">
            <text:p>327.414017034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2">
            <text:p>0.020000</text:p>
          </table:table-cell>
          <table:table-cell office:value-type="float" office:value="448.608998339327">
            <text:p>448.608998339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1">
            <text:p>0.010000</text:p>
          </table:table-cell>
          <table:table-cell office:value-type="float" office:value="448.620530516739">
            <text:p>448.62053051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1">
            <text:p>0.010000</text:p>
          </table:table-cell>
          <table:table-cell office:value-type="float" office:value="448.620530516739">
            <text:p>448.62053051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9">
            <text:p>0.009000</text:p>
          </table:table-cell>
          <table:table-cell office:value-type="float" office:value="448.621989469766">
            <text:p>448.621989469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8">
            <text:p>0.008000</text:p>
          </table:table-cell>
          <table:table-cell office:value-type="float" office:value="448.623717870129">
            <text:p>448.623717870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7">
            <text:p>0.007000</text:p>
          </table:table-cell>
          <table:table-cell office:value-type="float" office:value="448.626574844771">
            <text:p>448.626574844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6">
            <text:p>0.006000</text:p>
          </table:table-cell>
          <table:table-cell office:value-type="float" office:value="18487.7763891137">
            <text:p>18487.776389113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5">
            <text:p>0.005000</text:p>
          </table:table-cell>
          <table:table-cell office:value-type="float" office:value="18487.7776591361">
            <text:p>18487.777659136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4">
            <text:p>0.004000</text:p>
          </table:table-cell>
          <table:table-cell office:value-type="float" office:value="18487.7791966065">
            <text:p>18487.779196606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3">
            <text:p>0.003000</text:p>
          </table:table-cell>
          <table:table-cell office:value-type="float" office:value="26012.9764259513">
            <text:p>26012.976425951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2">
            <text:p>0.002000</text:p>
          </table:table-cell>
          <table:table-cell office:value-type="float" office:value="51577.3247352718">
            <text:p>51577.324735271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1">
            <text:p>0.001000</text:p>
          </table:table-cell>
          <table:table-cell office:value-type="float" office:value="303450.899756254">
            <text:p>303450.89975625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1">
            <text:p>0.001000</text:p>
          </table:table-cell>
          <table:table-cell office:value-type="float" office:value="303450.899756254">
            <text:p>303450.89975625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09">
            <text:p>0.000900</text:p>
          </table:table-cell>
          <table:table-cell office:value-type="float" office:value="303450.899859071">
            <text:p>303450.89985907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08">
            <text:p>0.000800</text:p>
          </table:table-cell>
          <table:table-cell office:value-type="float" office:value="303450.899962631">
            <text:p>303450.89996263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07">
            <text:p>0.000700</text:p>
          </table:table-cell>
          <table:table-cell office:value-type="float" office:value="303450.90006728">
            <text:p>303450.9000672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06">
            <text:p>0.000600</text:p>
          </table:table-cell>
          <table:table-cell office:value-type="float" office:value="303450.900173632">
            <text:p>303450.90017363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05">
            <text:p>0.000500</text:p>
          </table:table-cell>
          <table:table-cell office:value-type="float" office:value="303450.900282896">
            <text:p>303450.90028289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04">
            <text:p>0.000400</text:p>
          </table:table-cell>
          <table:table-cell office:value-type="float" office:value="303450.900397919">
            <text:p>303450.90039791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03">
            <text:p>0.000300</text:p>
          </table:table-cell>
          <table:table-cell office:value-type="float" office:value="303450.900528248">
            <text:p>303450.90052824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02">
            <text:p>0.000200</text:p>
          </table:table-cell>
          <table:table-cell office:value-type="float" office:value="30538128.5026493">
            <text:p>30538128.502649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01">
            <text:p>0.000100</text:p>
          </table:table-cell>
          <table:table-cell office:value-type="float" office:value="33086319.7205451">
            <text:p>33086319.720545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01">
            <text:p>0.000100</text:p>
          </table:table-cell>
          <table:table-cell office:value-type="float" office:value="33086319.7205451">
            <text:p>33086319.720545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009">
            <text:p>0.000090</text:p>
          </table:table-cell>
          <table:table-cell office:value-type="float" office:value="33086319.7205658">
            <text:p>33086319.720565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008">
            <text:p>0.000080</text:p>
          </table:table-cell>
          <table:table-cell office:value-type="float" office:value="35634510.9383572">
            <text:p>35634510.938357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007">
            <text:p>0.000070</text:p>
          </table:table-cell>
          <table:table-cell office:value-type="float" office:value="35634510.9383673">
            <text:p>35634510.938367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006">
            <text:p>0.000060</text:p>
          </table:table-cell>
          <table:table-cell office:value-type="float" office:value="35634510.9383775">
            <text:p>35634510.938377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005">
            <text:p>0.000050</text:p>
          </table:table-cell>
          <table:table-cell office:value-type="float" office:value="35634510.9383879">
            <text:p>35634510.938387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004">
            <text:p>0.000040</text:p>
          </table:table-cell>
          <table:table-cell office:value-type="float" office:value="35634510.9383982">
            <text:p>35634510.938398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003">
            <text:p>0.000030</text:p>
          </table:table-cell>
          <table:table-cell office:value-type="float" office:value="35634510.9384109">
            <text:p>35634510.938410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002">
            <text:p>0.000020</text:p>
          </table:table-cell>
          <table:table-cell office:value-type="float" office:value="35634510.9384209">
            <text:p>35634510.938420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001">
            <text:p>0.000010</text:p>
          </table:table-cell>
          <table:table-cell office:value-type="float" office:value="985945168.619977">
            <text:p>985945168.61997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">
            <text:p>0.100000</text:p>
          </table:table-cell>
          <table:table-cell office:value-type="float" office:value="39.1076522274279">
            <text:p>39.107652227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9">
            <text:p>0.090000</text:p>
          </table:table-cell>
          <table:table-cell office:value-type="float" office:value="39.1211428385152">
            <text:p>39.121142838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8">
            <text:p>0.080000</text:p>
          </table:table-cell>
          <table:table-cell office:value-type="float" office:value="39.1362948900822">
            <text:p>39.136294890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7">
            <text:p>0.070000</text:p>
          </table:table-cell>
          <table:table-cell office:value-type="float" office:value="39.1555870418624">
            <text:p>39.155587041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6">
            <text:p>0.060000</text:p>
          </table:table-cell>
          <table:table-cell office:value-type="float" office:value="42.8694163865075">
            <text:p>42.869416386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5">
            <text:p>0.050000</text:p>
          </table:table-cell>
          <table:table-cell office:value-type="float" office:value="42.8801188232002">
            <text:p>42.880118823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4">
            <text:p>0.040000</text:p>
          </table:table-cell>
          <table:table-cell office:value-type="float" office:value="42.8912352179015">
            <text:p>42.891235217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3">
            <text:p>0.030000</text:p>
          </table:table-cell>
          <table:table-cell office:value-type="float" office:value="42.9033633700349">
            <text:p>42.9033633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2">
            <text:p>0.020000</text:p>
          </table:table-cell>
          <table:table-cell office:value-type="float" office:value="42.9217323087615">
            <text:p>42.921732308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1">
            <text:p>0.010000</text:p>
          </table:table-cell>
          <table:table-cell office:value-type="float" office:value="747.479495982374">
            <text:p>747.479495982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1">
            <text:p>0.010000</text:p>
          </table:table-cell>
          <table:table-cell office:value-type="float" office:value="747.479495982374">
            <text:p>747.479495982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9">
            <text:p>0.009000</text:p>
          </table:table-cell>
          <table:table-cell office:value-type="float" office:value="747.481074327355">
            <text:p>747.481074327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8">
            <text:p>0.008000</text:p>
          </table:table-cell>
          <table:table-cell office:value-type="float" office:value="747.483086866137">
            <text:p>747.483086866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7">
            <text:p>0.007000</text:p>
          </table:table-cell>
          <table:table-cell office:value-type="float" office:value="16685.3519432296">
            <text:p>16685.351943229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6">
            <text:p>0.006000</text:p>
          </table:table-cell>
          <table:table-cell office:value-type="float" office:value="18690.2487375108">
            <text:p>18690.248737510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5">
            <text:p>0.005000</text:p>
          </table:table-cell>
          <table:table-cell office:value-type="float" office:value="27309.3500771195">
            <text:p>27309.350077119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4">
            <text:p>0.004000</text:p>
          </table:table-cell>
          <table:table-cell office:value-type="float" office:value="27309.351914663">
            <text:p>27309.35191466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3">
            <text:p>0.003000</text:p>
          </table:table-cell>
          <table:table-cell office:value-type="float" office:value="35928.4536557191">
            <text:p>35928.453655719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2">
            <text:p>0.002000</text:p>
          </table:table-cell>
          <table:table-cell office:value-type="float" office:value="44547.5570538093">
            <text:p>44547.557053809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1">
            <text:p>0.001000</text:p>
          </table:table-cell>
          <table:table-cell office:value-type="float" office:value="168629.006711526">
            <text:p>168629.00671152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1">
            <text:p>0.001000</text:p>
          </table:table-cell>
          <table:table-cell office:value-type="float" office:value="168629.006711526">
            <text:p>168629.00671152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09">
            <text:p>0.000900</text:p>
          </table:table-cell>
          <table:table-cell office:value-type="float" office:value="168629.006905958">
            <text:p>168629.00690595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08">
            <text:p>0.000800</text:p>
          </table:table-cell>
          <table:table-cell office:value-type="float" office:value="372991.833084191">
            <text:p>372991.83308419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07">
            <text:p>0.000700</text:p>
          </table:table-cell>
          <table:table-cell office:value-type="float" office:value="372991.833185814">
            <text:p>372991.83318581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06">
            <text:p>0.000600</text:p>
          </table:table-cell>
          <table:table-cell office:value-type="float" office:value="372991.833287997">
            <text:p>372991.83328799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05">
            <text:p>0.000500</text:p>
          </table:table-cell>
          <table:table-cell office:value-type="float" office:value="372991.833391094">
            <text:p>372991.83339109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04">
            <text:p>0.000400</text:p>
          </table:table-cell>
          <table:table-cell office:value-type="float" office:value="372991.833495855">
            <text:p>372991.83349585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03">
            <text:p>0.000300</text:p>
          </table:table-cell>
          <table:table-cell office:value-type="float" office:value="372991.833604219">
            <text:p>372991.83360421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02">
            <text:p>0.000200</text:p>
          </table:table-cell>
          <table:table-cell office:value-type="float" office:value="372991.833723839">
            <text:p>372991.83372383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01">
            <text:p>0.000100</text:p>
          </table:table-cell>
          <table:table-cell office:value-type="float" office:value="22544518.6679667">
            <text:p>22544518.66796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01">
            <text:p>0.000100</text:p>
          </table:table-cell>
          <table:table-cell office:value-type="float" office:value="22544518.6679667">
            <text:p>22544518.66796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009">
            <text:p>0.000090</text:p>
          </table:table-cell>
          <table:table-cell office:value-type="float" office:value="22544518.6679885">
            <text:p>22544518.667988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008">
            <text:p>0.000080</text:p>
          </table:table-cell>
          <table:table-cell office:value-type="float" office:value="41367259.2356213">
            <text:p>41367259.235621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007">
            <text:p>0.000070</text:p>
          </table:table-cell>
          <table:table-cell office:value-type="float" office:value="41367259.235635">
            <text:p>41367259.23563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006">
            <text:p>0.000060</text:p>
          </table:table-cell>
          <table:table-cell office:value-type="float" office:value="41367259.2356514">
            <text:p>41367259.235651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005">
            <text:p>0.000050</text:p>
          </table:table-cell>
          <table:table-cell office:value-type="float" office:value="129316196.643331">
            <text:p>129316196.64333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004">
            <text:p>0.000040</text:p>
          </table:table-cell>
          <table:table-cell office:value-type="float" office:value="236087874.618691">
            <text:p>236087874.61869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003">
            <text:p>0.000030</text:p>
          </table:table-cell>
          <table:table-cell office:value-type="float" office:value="430808490.001701">
            <text:p>430808490.00170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002">
            <text:p>0.000020</text:p>
          </table:table-cell>
          <table:table-cell office:value-type="float" office:value="625529105.384716">
            <text:p>625529105.38471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001">
            <text:p>0.000010</text:p>
          </table:table-cell>
          <table:table-cell office:value-type="float" office:value="1014970336.15075">
            <text:p>1014970336.1507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">
            <text:p>0.100000</text:p>
          </table:table-cell>
          <table:table-cell office:value-type="float" office:value="29.2506407359051">
            <text:p>29.250640735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9">
            <text:p>0.090000</text:p>
          </table:table-cell>
          <table:table-cell office:value-type="float" office:value="29.2628071516726">
            <text:p>29.262807151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8">
            <text:p>0.080000</text:p>
          </table:table-cell>
          <table:table-cell office:value-type="float" office:value="29.2757816028229">
            <text:p>29.275781602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7">
            <text:p>0.070000</text:p>
          </table:table-cell>
          <table:table-cell office:value-type="float" office:value="29.2902646705265">
            <text:p>29.290264670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6">
            <text:p>0.060000</text:p>
          </table:table-cell>
          <table:table-cell office:value-type="float" office:value="29.308652716553">
            <text:p>29.308652716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5">
            <text:p>0.050000</text:p>
          </table:table-cell>
          <table:table-cell office:value-type="float" office:value="41.9827854463137">
            <text:p>41.982785446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4">
            <text:p>0.040000</text:p>
          </table:table-cell>
          <table:table-cell office:value-type="float" office:value="41.9961485236768">
            <text:p>41.996148523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3">
            <text:p>0.030000</text:p>
          </table:table-cell>
          <table:table-cell office:value-type="float" office:value="42.0177901933629">
            <text:p>42.017790193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2">
            <text:p>0.020000</text:p>
          </table:table-cell>
          <table:table-cell office:value-type="float" office:value="1287.95141958922">
            <text:p>1287.951419589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1">
            <text:p>0.010000</text:p>
          </table:table-cell>
          <table:table-cell office:value-type="float" office:value="1287.96189861437">
            <text:p>1287.961898614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1">
            <text:p>0.010000</text:p>
          </table:table-cell>
          <table:table-cell office:value-type="float" office:value="1287.96189861437">
            <text:p>1287.961898614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9">
            <text:p>0.009000</text:p>
          </table:table-cell>
          <table:table-cell office:value-type="float" office:value="1287.96301401828">
            <text:p>1287.963014018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8">
            <text:p>0.008000</text:p>
          </table:table-cell>
          <table:table-cell office:value-type="float" office:value="1287.96416518574">
            <text:p>1287.964165185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7">
            <text:p>0.007000</text:p>
          </table:table-cell>
          <table:table-cell office:value-type="float" office:value="1287.9653741316">
            <text:p>1287.965374131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6">
            <text:p>0.006000</text:p>
          </table:table-cell>
          <table:table-cell office:value-type="float" office:value="1287.96668949595">
            <text:p>1287.96668949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5">
            <text:p>0.005000</text:p>
          </table:table-cell>
          <table:table-cell office:value-type="float" office:value="1287.96826196741">
            <text:p>1287.968261967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4">
            <text:p>0.004000</text:p>
          </table:table-cell>
          <table:table-cell office:value-type="float" office:value="10785.8287468081">
            <text:p>10785.828746808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3">
            <text:p>0.003000</text:p>
          </table:table-cell>
          <table:table-cell office:value-type="float" office:value="58275.119965743">
            <text:p>58275.11996574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2">
            <text:p>0.002000</text:p>
          </table:table-cell>
          <table:table-cell office:value-type="float" office:value="105764.412099961">
            <text:p>105764.41209996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1">
            <text:p>0.001000</text:p>
          </table:table-cell>
          <table:table-cell office:value-type="float" office:value="2415482.04187823">
            <text:p>2415482.0418782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1">
            <text:p>0.001000</text:p>
          </table:table-cell>
          <table:table-cell office:value-type="float" office:value="2415482.04187823">
            <text:p>2415482.0418782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09">
            <text:p>0.000900</text:p>
          </table:table-cell>
          <table:table-cell office:value-type="float" office:value="2424979.90007297">
            <text:p>2424979.9000729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08">
            <text:p>0.000800</text:p>
          </table:table-cell>
          <table:table-cell office:value-type="float" office:value="2424979.90030605">
            <text:p>2424979.9003060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07">
            <text:p>0.000700</text:p>
          </table:table-cell>
          <table:table-cell office:value-type="float" office:value="2434477.75860932">
            <text:p>2434477.7586093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06">
            <text:p>0.000600</text:p>
          </table:table-cell>
          <table:table-cell office:value-type="float" office:value="5554341.77183027">
            <text:p>5554341.7718302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05">
            <text:p>0.000500</text:p>
          </table:table-cell>
          <table:table-cell office:value-type="float" office:value="5563839.63015372">
            <text:p>5563839.6301537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04">
            <text:p>0.000400</text:p>
          </table:table-cell>
          <table:table-cell office:value-type="float" office:value="5563839.6304438">
            <text:p>5563839.630443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03">
            <text:p>0.000300</text:p>
          </table:table-cell>
          <table:table-cell office:value-type="float" office:value="8693201.50176583">
            <text:p>8693201.5017658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02">
            <text:p>0.000200</text:p>
          </table:table-cell>
          <table:table-cell office:value-type="float" office:value="8693201.50190377">
            <text:p>8693201.5019037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01">
            <text:p>0.000100</text:p>
          </table:table-cell>
          <table:table-cell office:value-type="float" office:value="45378410.4269496">
            <text:p>45378410.426949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01">
            <text:p>0.000100</text:p>
          </table:table-cell>
          <table:table-cell office:value-type="float" office:value="45378410.4269496">
            <text:p>45378410.426949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009">
            <text:p>0.000090</text:p>
          </table:table-cell>
          <table:table-cell office:value-type="float" office:value="45378410.4269605">
            <text:p>45378410.426960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008">
            <text:p>0.000080</text:p>
          </table:table-cell>
          <table:table-cell office:value-type="float" office:value="45378410.4269717">
            <text:p>45378410.426971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007">
            <text:p>0.000070</text:p>
          </table:table-cell>
          <table:table-cell office:value-type="float" office:value="45378410.4269832">
            <text:p>45378410.426983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006">
            <text:p>0.000060</text:p>
          </table:table-cell>
          <table:table-cell office:value-type="float" office:value="45378410.4269956">
            <text:p>45378410.426995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005">
            <text:p>0.000050</text:p>
          </table:table-cell>
          <table:table-cell office:value-type="float" office:value="45378410.4270094">
            <text:p>45378410.427009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004">
            <text:p>0.000040</text:p>
          </table:table-cell>
          <table:table-cell office:value-type="float" office:value="45378410.4270285">
            <text:p>45378410.427028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003">
            <text:p>0.000030</text:p>
          </table:table-cell>
          <table:table-cell office:value-type="float" office:value="112499602.392298">
            <text:p>112499602.39229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002">
            <text:p>0.000020</text:p>
          </table:table-cell>
          <table:table-cell office:value-type="float" office:value="741177411.497816">
            <text:p>741177411.49781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001">
            <text:p>0.000010</text:p>
          </table:table-cell>
          <table:table-cell office:value-type="float" office:value="860201803.908244">
            <text:p>860201803.90824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">
            <text:p>0.100000</text:p>
          </table:table-cell>
          <table:table-cell office:value-type="float" office:value="28.3432321034303">
            <text:p>28.343232103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9">
            <text:p>0.090000</text:p>
          </table:table-cell>
          <table:table-cell office:value-type="float" office:value="28.3544143955106">
            <text:p>28.354414395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8">
            <text:p>0.080000</text:p>
          </table:table-cell>
          <table:table-cell office:value-type="float" office:value="28.3659649866101">
            <text:p>28.365964986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7">
            <text:p>0.070000</text:p>
          </table:table-cell>
          <table:table-cell office:value-type="float" office:value="28.3781126692732">
            <text:p>28.378112669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6">
            <text:p>0.060000</text:p>
          </table:table-cell>
          <table:table-cell office:value-type="float" office:value="28.3913674409873">
            <text:p>28.39136744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5">
            <text:p>0.050000</text:p>
          </table:table-cell>
          <table:table-cell office:value-type="float" office:value="28.407345303867">
            <text:p>28.407345303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4">
            <text:p>0.040000</text:p>
          </table:table-cell>
          <table:table-cell office:value-type="float" office:value="178.177511775407">
            <text:p>178.177511775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3">
            <text:p>0.030000</text:p>
          </table:table-cell>
          <table:table-cell office:value-type="float" office:value="178.19095402765">
            <text:p>178.190954027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2">
            <text:p>0.020000</text:p>
          </table:table-cell>
          <table:table-cell office:value-type="float" office:value="1561.3220435102">
            <text:p>1561.322043510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1">
            <text:p>0.010000</text:p>
          </table:table-cell>
          <table:table-cell office:value-type="float" office:value="4477.36352017048">
            <text:p>4477.363520170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1">
            <text:p>0.010000</text:p>
          </table:table-cell>
          <table:table-cell office:value-type="float" office:value="4477.36352017048">
            <text:p>4477.363520170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9">
            <text:p>0.009000</text:p>
          </table:table-cell>
          <table:table-cell office:value-type="float" office:value="4477.36535872776">
            <text:p>4477.365358727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8">
            <text:p>0.008000</text:p>
          </table:table-cell>
          <table:table-cell office:value-type="float" office:value="4477.36858480864">
            <text:p>4477.368584808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7">
            <text:p>0.007000</text:p>
          </table:table-cell>
          <table:table-cell office:value-type="float" office:value="6078.28374039541">
            <text:p>6078.283740395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6">
            <text:p>0.006000</text:p>
          </table:table-cell>
          <table:table-cell office:value-type="float" office:value="6078.28544539438">
            <text:p>6078.285445394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5">
            <text:p>0.005000</text:p>
          </table:table-cell>
          <table:table-cell office:value-type="float" office:value="14014.8639252739">
            <text:p>14014.863925273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4">
            <text:p>0.004000</text:p>
          </table:table-cell>
          <table:table-cell office:value-type="float" office:value="14014.8654050619">
            <text:p>14014.865405061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3">
            <text:p>0.003000</text:p>
          </table:table-cell>
          <table:table-cell office:value-type="float" office:value="192641.33088857">
            <text:p>192641.3308885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2">
            <text:p>0.002000</text:p>
          </table:table-cell>
          <table:table-cell office:value-type="float" office:value="300777.760333966">
            <text:p>300777.76033396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1">
            <text:p>0.001000</text:p>
          </table:table-cell>
          <table:table-cell office:value-type="float" office:value="883841.045664068">
            <text:p>883841.0456640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1">
            <text:p>0.001000</text:p>
          </table:table-cell>
          <table:table-cell office:value-type="float" office:value="883841.045664068">
            <text:p>883841.0456640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9">
            <text:p>0.000900</text:p>
          </table:table-cell>
          <table:table-cell office:value-type="float" office:value="883841.045814399">
            <text:p>883841.04581439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8">
            <text:p>0.000800</text:p>
          </table:table-cell>
          <table:table-cell office:value-type="float" office:value="883841.045997013">
            <text:p>883841.0459970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7">
            <text:p>0.000700</text:p>
          </table:table-cell>
          <table:table-cell office:value-type="float" office:value="1466904.33095971">
            <text:p>1466904.3309597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6">
            <text:p>0.000600</text:p>
          </table:table-cell>
          <table:table-cell office:value-type="float" office:value="1466904.33109288">
            <text:p>1466904.3310928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5">
            <text:p>0.000500</text:p>
          </table:table-cell>
          <table:table-cell office:value-type="float" office:value="1466904.33125426">
            <text:p>1466904.3312542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4">
            <text:p>0.000400</text:p>
          </table:table-cell>
          <table:table-cell office:value-type="float" office:value="4121965.84179325">
            <text:p>4121965.8417932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3">
            <text:p>0.000300</text:p>
          </table:table-cell>
          <table:table-cell office:value-type="float" office:value="4121965.84191113">
            <text:p>4121965.841911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2">
            <text:p>0.000200</text:p>
          </table:table-cell>
          <table:table-cell office:value-type="float" office:value="4121965.84206763">
            <text:p>4121965.8420676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1">
            <text:p>0.000100</text:p>
          </table:table-cell>
          <table:table-cell office:value-type="float" office:value="46957286.9083469">
            <text:p>46957286.908346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1">
            <text:p>0.000100</text:p>
          </table:table-cell>
          <table:table-cell office:value-type="float" office:value="46957286.9083469">
            <text:p>46957286.908346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09">
            <text:p>0.000090</text:p>
          </table:table-cell>
          <table:table-cell office:value-type="float" office:value="83899421.6681329">
            <text:p>83899421.668132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08">
            <text:p>0.000080</text:p>
          </table:table-cell>
          <table:table-cell office:value-type="float" office:value="83899421.6681445">
            <text:p>83899421.668144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07">
            <text:p>0.000070</text:p>
          </table:table-cell>
          <table:table-cell office:value-type="float" office:value="83899421.6681567">
            <text:p>83899421.668156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06">
            <text:p>0.000060</text:p>
          </table:table-cell>
          <table:table-cell office:value-type="float" office:value="83899421.6681701">
            <text:p>83899421.668170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05">
            <text:p>0.000050</text:p>
          </table:table-cell>
          <table:table-cell office:value-type="float" office:value="83899421.6681864">
            <text:p>83899421.668186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04">
            <text:p>0.000040</text:p>
          </table:table-cell>
          <table:table-cell office:value-type="float" office:value="83899421.6682119">
            <text:p>83899421.668211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03">
            <text:p>0.000030</text:p>
          </table:table-cell>
          <table:table-cell office:value-type="float" office:value="503085275.751851">
            <text:p>503085275.75185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02">
            <text:p>0.000020</text:p>
          </table:table-cell>
          <table:table-cell office:value-type="float" office:value="922271129.83549">
            <text:p>922271129.8354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01">
            <text:p>0.000010</text:p>
          </table:table-cell>
          <table:table-cell office:value-type="float" office:value="1341456983.9191">
            <text:p>1341456983.91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">
            <text:p>0.100000</text:p>
          </table:table-cell>
          <table:table-cell office:value-type="float" office:value="25.7178198502176">
            <text:p>25.717819850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9">
            <text:p>0.090000</text:p>
          </table:table-cell>
          <table:table-cell office:value-type="float" office:value="25.7287772973361">
            <text:p>25.728777297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8">
            <text:p>0.080000</text:p>
          </table:table-cell>
          <table:table-cell office:value-type="float" office:value="25.7400209069161">
            <text:p>25.740020906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7">
            <text:p>0.070000</text:p>
          </table:table-cell>
          <table:table-cell office:value-type="float" office:value="25.7517160627391">
            <text:p>25.751716062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6">
            <text:p>0.060000</text:p>
          </table:table-cell>
          <table:table-cell office:value-type="float" office:value="25.7642074526236">
            <text:p>25.764207452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5">
            <text:p>0.050000</text:p>
          </table:table-cell>
          <table:table-cell office:value-type="float" office:value="25.7784264484599">
            <text:p>25.778426448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4">
            <text:p>0.040000</text:p>
          </table:table-cell>
          <table:table-cell office:value-type="float" office:value="25.800162071079">
            <text:p>25.800162071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3">
            <text:p>0.030000</text:p>
          </table:table-cell>
          <table:table-cell office:value-type="float" office:value="166.825967772534">
            <text:p>166.825967772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2">
            <text:p>0.020000</text:p>
          </table:table-cell>
          <table:table-cell office:value-type="float" office:value="955.363935075507">
            <text:p>955.363935075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1">
            <text:p>0.010000</text:p>
          </table:table-cell>
          <table:table-cell office:value-type="float" office:value="955.377018890872">
            <text:p>955.377018890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1">
            <text:p>0.010000</text:p>
          </table:table-cell>
          <table:table-cell office:value-type="float" office:value="955.377018890872">
            <text:p>955.377018890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9">
            <text:p>0.009000</text:p>
          </table:table-cell>
          <table:table-cell office:value-type="float" office:value="955.379654092468">
            <text:p>955.379654092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8">
            <text:p>0.008000</text:p>
          </table:table-cell>
          <table:table-cell office:value-type="float" office:value="6047.99672205754">
            <text:p>6047.996722057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7">
            <text:p>0.007000</text:p>
          </table:table-cell>
          <table:table-cell office:value-type="float" office:value="6047.99796706024">
            <text:p>6047.997967060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6">
            <text:p>0.006000</text:p>
          </table:table-cell>
          <table:table-cell office:value-type="float" office:value="6047.99934656716">
            <text:p>6047.999346567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5">
            <text:p>0.005000</text:p>
          </table:table-cell>
          <table:table-cell office:value-type="float" office:value="6048.00109332075">
            <text:p>6048.001093320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4">
            <text:p>0.004000</text:p>
          </table:table-cell>
          <table:table-cell office:value-type="float" office:value="10675.8372002444">
            <text:p>10675.837200244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3">
            <text:p>0.003000</text:p>
          </table:table-cell>
          <table:table-cell office:value-type="float" office:value="22114.4083785576">
            <text:p>22114.408378557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2">
            <text:p>0.002000</text:p>
          </table:table-cell>
          <table:table-cell office:value-type="float" office:value="22114.4094524648">
            <text:p>22114.409452464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1">
            <text:p>0.001000</text:p>
          </table:table-cell>
          <table:table-cell office:value-type="float" office:value="22114.4107877611">
            <text:p>22114.410787761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1">
            <text:p>0.001000</text:p>
          </table:table-cell>
          <table:table-cell office:value-type="float" office:value="22114.4107877611">
            <text:p>22114.410787761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09">
            <text:p>0.000900</text:p>
          </table:table-cell>
          <table:table-cell office:value-type="float" office:value="22114.4111105656">
            <text:p>22114.411110565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08">
            <text:p>0.000800</text:p>
          </table:table-cell>
          <table:table-cell office:value-type="float" office:value="696258.472488966">
            <text:p>696258.47248896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07">
            <text:p>0.000700</text:p>
          </table:table-cell>
          <table:table-cell office:value-type="float" office:value="696258.472653533">
            <text:p>696258.47265353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06">
            <text:p>0.000600</text:p>
          </table:table-cell>
          <table:table-cell office:value-type="float" office:value="696258.47292967">
            <text:p>696258.4729296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05">
            <text:p>0.000500</text:p>
          </table:table-cell>
          <table:table-cell office:value-type="float" office:value="1683142.5604739">
            <text:p>1683142.560473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04">
            <text:p>0.000400</text:p>
          </table:table-cell>
          <table:table-cell office:value-type="float" office:value="1683142.56059577">
            <text:p>1683142.5605957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03">
            <text:p>0.000300</text:p>
          </table:table-cell>
          <table:table-cell office:value-type="float" office:value="1683142.5607458">
            <text:p>1683142.560745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02">
            <text:p>0.000200</text:p>
          </table:table-cell>
          <table:table-cell office:value-type="float" office:value="8782612.70850169">
            <text:p>8782612.7085016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01">
            <text:p>0.000100</text:p>
          </table:table-cell>
          <table:table-cell office:value-type="float" office:value="38726408.9060399">
            <text:p>38726408.906039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01">
            <text:p>0.000100</text:p>
          </table:table-cell>
          <table:table-cell office:value-type="float" office:value="38726408.9060399">
            <text:p>38726408.906039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009">
            <text:p>0.000090</text:p>
          </table:table-cell>
          <table:table-cell office:value-type="float" office:value="38726408.9060502">
            <text:p>38726408.906050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008">
            <text:p>0.000080</text:p>
          </table:table-cell>
          <table:table-cell office:value-type="float" office:value="38726408.9060605">
            <text:p>38726408.906060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007">
            <text:p>0.000070</text:p>
          </table:table-cell>
          <table:table-cell office:value-type="float" office:value="38726408.9060709">
            <text:p>38726408.906070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006">
            <text:p>0.000060</text:p>
          </table:table-cell>
          <table:table-cell office:value-type="float" office:value="38726408.9060815">
            <text:p>38726408.906081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005">
            <text:p>0.000050</text:p>
          </table:table-cell>
          <table:table-cell office:value-type="float" office:value="38726408.9060924">
            <text:p>38726408.906092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004">
            <text:p>0.000040</text:p>
          </table:table-cell>
          <table:table-cell office:value-type="float" office:value="38726408.9061019">
            <text:p>38726408.906101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003">
            <text:p>0.000030</text:p>
          </table:table-cell>
          <table:table-cell office:value-type="float" office:value="38726408.9061112">
            <text:p>38726408.906111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002">
            <text:p>0.000020</text:p>
          </table:table-cell>
          <table:table-cell office:value-type="float" office:value="1291909663.45969">
            <text:p>1291909663.4596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001">
            <text:p>0.000010</text:p>
          </table:table-cell>
          <table:table-cell office:value-type="float" office:value="1533548913.75884">
            <text:p>1533548913.7588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">
            <text:p>0.100000</text:p>
          </table:table-cell>
          <table:table-cell office:value-type="float" office:value="21.7331263161113">
            <text:p>21.733126316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9">
            <text:p>0.090000</text:p>
          </table:table-cell>
          <table:table-cell office:value-type="float" office:value="21.7451805448351">
            <text:p>21.745180544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8">
            <text:p>0.080000</text:p>
          </table:table-cell>
          <table:table-cell office:value-type="float" office:value="21.7579854204461">
            <text:p>21.757985420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7">
            <text:p>0.070000</text:p>
          </table:table-cell>
          <table:table-cell office:value-type="float" office:value="21.7721663087829">
            <text:p>21.772166308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6">
            <text:p>0.060000</text:p>
          </table:table-cell>
          <table:table-cell office:value-type="float" office:value="21.7897252556455">
            <text:p>21.789725255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5">
            <text:p>0.050000</text:p>
          </table:table-cell>
          <table:table-cell office:value-type="float" office:value="96.110905896517">
            <text:p>96.110905896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4">
            <text:p>0.040000</text:p>
          </table:table-cell>
          <table:table-cell office:value-type="float" office:value="397.072265618343">
            <text:p>397.072265618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3">
            <text:p>0.030000</text:p>
          </table:table-cell>
          <table:table-cell office:value-type="float" office:value="461.940321449677">
            <text:p>461.940321449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2">
            <text:p>0.020000</text:p>
          </table:table-cell>
          <table:table-cell office:value-type="float" office:value="649.574604550671">
            <text:p>649.574604550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1">
            <text:p>0.010000</text:p>
          </table:table-cell>
          <table:table-cell office:value-type="float" office:value="649.587712094854">
            <text:p>649.587712094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1">
            <text:p>0.010000</text:p>
          </table:table-cell>
          <table:table-cell office:value-type="float" office:value="649.587712094854">
            <text:p>649.587712094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9">
            <text:p>0.009000</text:p>
          </table:table-cell>
          <table:table-cell office:value-type="float" office:value="649.590385745903">
            <text:p>649.590385745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8">
            <text:p>0.008000</text:p>
          </table:table-cell>
          <table:table-cell office:value-type="float" office:value="1578.31789269962">
            <text:p>1578.317892699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7">
            <text:p>0.007000</text:p>
          </table:table-cell>
          <table:table-cell office:value-type="float" office:value="1578.32011396197">
            <text:p>1578.32011396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6">
            <text:p>0.006000</text:p>
          </table:table-cell>
          <table:table-cell office:value-type="float" office:value="8144.30574337371">
            <text:p>8144.305743373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5">
            <text:p>0.005000</text:p>
          </table:table-cell>
          <table:table-cell office:value-type="float" office:value="14710.2917124327">
            <text:p>14710.291712432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4">
            <text:p>0.004000</text:p>
          </table:table-cell>
          <table:table-cell office:value-type="float" office:value="27842.261814919">
            <text:p>27842.26181491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3">
            <text:p>0.003000</text:p>
          </table:table-cell>
          <table:table-cell office:value-type="float" office:value="55034.932836029">
            <text:p>55034.93283602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2">
            <text:p>0.002000</text:p>
          </table:table-cell>
          <table:table-cell office:value-type="float" office:value="61600.9188094928">
            <text:p>61600.918809492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1">
            <text:p>0.001000</text:p>
          </table:table-cell>
          <table:table-cell office:value-type="float" office:value="233432.896647433">
            <text:p>233432.89664743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1">
            <text:p>0.001000</text:p>
          </table:table-cell>
          <table:table-cell office:value-type="float" office:value="233432.896647433">
            <text:p>233432.89664743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09">
            <text:p>0.000900</text:p>
          </table:table-cell>
          <table:table-cell office:value-type="float" office:value="233432.896768057">
            <text:p>233432.89676805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08">
            <text:p>0.000800</text:p>
          </table:table-cell>
          <table:table-cell office:value-type="float" office:value="233432.896896229">
            <text:p>233432.89689622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07">
            <text:p>0.000700</text:p>
          </table:table-cell>
          <table:table-cell office:value-type="float" office:value="233432.897038256">
            <text:p>233432.89703825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06">
            <text:p>0.000600</text:p>
          </table:table-cell>
          <table:table-cell office:value-type="float" office:value="233432.89721442">
            <text:p>233432.8972144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05">
            <text:p>0.000500</text:p>
          </table:table-cell>
          <table:table-cell office:value-type="float" office:value="1086955.53334427">
            <text:p>1086955.5333442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04">
            <text:p>0.000400</text:p>
          </table:table-cell>
          <table:table-cell office:value-type="float" office:value="1947044.15447031">
            <text:p>1947044.1544703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03">
            <text:p>0.000300</text:p>
          </table:table-cell>
          <table:table-cell office:value-type="float" office:value="1947044.15461872">
            <text:p>1947044.1546187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02">
            <text:p>0.000200</text:p>
          </table:table-cell>
          <table:table-cell office:value-type="float" office:value="6062523.3122036">
            <text:p>6062523.312203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01">
            <text:p>0.000100</text:p>
          </table:table-cell>
          <table:table-cell office:value-type="float" office:value="9324479.83373766">
            <text:p>9324479.8337376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01">
            <text:p>0.000100</text:p>
          </table:table-cell>
          <table:table-cell office:value-type="float" office:value="9324479.83373766">
            <text:p>9324479.8337376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009">
            <text:p>0.000090</text:p>
          </table:table-cell>
          <table:table-cell office:value-type="float" office:value="9324479.83375176">
            <text:p>9324479.8337517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008">
            <text:p>0.000080</text:p>
          </table:table-cell>
          <table:table-cell office:value-type="float" office:value="9324479.83376805">
            <text:p>9324479.8337680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007">
            <text:p>0.000070</text:p>
          </table:table-cell>
          <table:table-cell office:value-type="float" office:value="9324479.8337912">
            <text:p>9324479.833791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006">
            <text:p>0.000060</text:p>
          </table:table-cell>
          <table:table-cell office:value-type="float" office:value="57717705.0359353">
            <text:p>57717705.035935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005">
            <text:p>0.000050</text:p>
          </table:table-cell>
          <table:table-cell office:value-type="float" office:value="57717705.0359475">
            <text:p>57717705.035947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004">
            <text:p>0.000040</text:p>
          </table:table-cell>
          <table:table-cell office:value-type="float" office:value="57717705.0359616">
            <text:p>57717705.035961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003">
            <text:p>0.000030</text:p>
          </table:table-cell>
          <table:table-cell office:value-type="float" office:value="165143547.640856">
            <text:p>165143547.64085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002">
            <text:p>0.000020</text:p>
          </table:table-cell>
          <table:table-cell office:value-type="float" office:value="3554549117.7732">
            <text:p>3554549117.773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001">
            <text:p>0.000010</text:p>
          </table:table-cell>
          <table:table-cell office:value-type="float" office:value="4158948472.50059">
            <text:p>4158948472.5005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">
            <text:p>0.100000</text:p>
          </table:table-cell>
          <table:table-cell office:value-type="float" office:value="23.2645998928697">
            <text:p>23.264599892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9">
            <text:p>0.090000</text:p>
          </table:table-cell>
          <table:table-cell office:value-type="float" office:value="29.9881000516676">
            <text:p>29.988100051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8">
            <text:p>0.080000</text:p>
          </table:table-cell>
          <table:table-cell office:value-type="float" office:value="29.9989337987865">
            <text:p>29.998933798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7">
            <text:p>0.070000</text:p>
          </table:table-cell>
          <table:table-cell office:value-type="float" office:value="30.0100474015241">
            <text:p>30.010047401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6">
            <text:p>0.060000</text:p>
          </table:table-cell>
          <table:table-cell office:value-type="float" office:value="30.021625836498">
            <text:p>30.021625836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5">
            <text:p>0.050000</text:p>
          </table:table-cell>
          <table:table-cell office:value-type="float" office:value="30.0340929474212">
            <text:p>30.034092947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4">
            <text:p>0.040000</text:p>
          </table:table-cell>
          <table:table-cell office:value-type="float" office:value="30.0488435564171">
            <text:p>30.048843556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3">
            <text:p>0.030000</text:p>
          </table:table-cell>
          <table:table-cell office:value-type="float" office:value="324.362909766409">
            <text:p>324.362909766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2">
            <text:p>0.020000</text:p>
          </table:table-cell>
          <table:table-cell office:value-type="float" office:value="324.379138807774">
            <text:p>324.379138807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1">
            <text:p>0.010000</text:p>
          </table:table-cell>
          <table:table-cell office:value-type="float" office:value="2235.65427246389">
            <text:p>2235.654272463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1">
            <text:p>0.010000</text:p>
          </table:table-cell>
          <table:table-cell office:value-type="float" office:value="2235.65427246389">
            <text:p>2235.654272463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9">
            <text:p>0.009000</text:p>
          </table:table-cell>
          <table:table-cell office:value-type="float" office:value="2235.65563652578">
            <text:p>2235.655636525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8">
            <text:p>0.008000</text:p>
          </table:table-cell>
          <table:table-cell office:value-type="float" office:value="2235.6571788053">
            <text:p>2235.657178805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7">
            <text:p>0.007000</text:p>
          </table:table-cell>
          <table:table-cell office:value-type="float" office:value="2235.65918598001">
            <text:p>2235.6591859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6">
            <text:p>0.006000</text:p>
          </table:table-cell>
          <table:table-cell office:value-type="float" office:value="6588.88819657204">
            <text:p>6588.888196572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5">
            <text:p>0.005000</text:p>
          </table:table-cell>
          <table:table-cell office:value-type="float" office:value="6588.88933630869">
            <text:p>6588.889336308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4">
            <text:p>0.004000</text:p>
          </table:table-cell>
          <table:table-cell office:value-type="float" office:value="6588.89057352408">
            <text:p>6588.890573524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3">
            <text:p>0.003000</text:p>
          </table:table-cell>
          <table:table-cell office:value-type="float" office:value="6588.89213887861">
            <text:p>6588.892138878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2">
            <text:p>0.002000</text:p>
          </table:table-cell>
          <table:table-cell office:value-type="float" office:value="29314.079370449">
            <text:p>29314.0793704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1">
            <text:p>0.001000</text:p>
          </table:table-cell>
          <table:table-cell office:value-type="float" office:value="221733.314834733">
            <text:p>221733.31483473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1">
            <text:p>0.001000</text:p>
          </table:table-cell>
          <table:table-cell office:value-type="float" office:value="221733.314834733">
            <text:p>221733.31483473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09">
            <text:p>0.000900</text:p>
          </table:table-cell>
          <table:table-cell office:value-type="float" office:value="221733.314940228">
            <text:p>221733.31494022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08">
            <text:p>0.000800</text:p>
          </table:table-cell>
          <table:table-cell office:value-type="float" office:value="221733.315047246">
            <text:p>221733.31504724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07">
            <text:p>0.000700</text:p>
          </table:table-cell>
          <table:table-cell office:value-type="float" office:value="221733.31515656">
            <text:p>221733.3151565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06">
            <text:p>0.000600</text:p>
          </table:table-cell>
          <table:table-cell office:value-type="float" office:value="221733.315269622">
            <text:p>221733.31526962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05">
            <text:p>0.000500</text:p>
          </table:table-cell>
          <table:table-cell office:value-type="float" office:value="221733.315389608">
            <text:p>221733.31538960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04">
            <text:p>0.000400</text:p>
          </table:table-cell>
          <table:table-cell office:value-type="float" office:value="221733.315525856">
            <text:p>221733.31552585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03">
            <text:p>0.000300</text:p>
          </table:table-cell>
          <table:table-cell office:value-type="float" office:value="6596255.70467562">
            <text:p>6596255.7046756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02">
            <text:p>0.000200</text:p>
          </table:table-cell>
          <table:table-cell office:value-type="float" office:value="21140416.4142752">
            <text:p>21140416.414275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01">
            <text:p>0.000100</text:p>
          </table:table-cell>
          <table:table-cell office:value-type="float" office:value="42059099.5129175">
            <text:p>42059099.512917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01">
            <text:p>0.000100</text:p>
          </table:table-cell>
          <table:table-cell office:value-type="float" office:value="42059099.5129175">
            <text:p>42059099.512917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009">
            <text:p>0.000090</text:p>
          </table:table-cell>
          <table:table-cell office:value-type="float" office:value="42059099.5129289">
            <text:p>42059099.512928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008">
            <text:p>0.000080</text:p>
          </table:table-cell>
          <table:table-cell office:value-type="float" office:value="42059099.5129409">
            <text:p>42059099.512940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007">
            <text:p>0.000070</text:p>
          </table:table-cell>
          <table:table-cell office:value-type="float" office:value="42059099.5129536">
            <text:p>42059099.512953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006">
            <text:p>0.000060</text:p>
          </table:table-cell>
          <table:table-cell office:value-type="float" office:value="42059099.5129681">
            <text:p>42059099.512968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005">
            <text:p>0.000050</text:p>
          </table:table-cell>
          <table:table-cell office:value-type="float" office:value="42059099.5129876">
            <text:p>42059099.512987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004">
            <text:p>0.000040</text:p>
          </table:table-cell>
          <table:table-cell office:value-type="float" office:value="49331179.8677681">
            <text:p>49331179.867768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003">
            <text:p>0.000030</text:p>
          </table:table-cell>
          <table:table-cell office:value-type="float" office:value="49331179.8677729">
            <text:p>49331179.867772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002">
            <text:p>0.000020</text:p>
          </table:table-cell>
          <table:table-cell office:value-type="float" office:value="2739459438.31612">
            <text:p>2739459438.3161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001">
            <text:p>0.000010</text:p>
          </table:table-cell>
          <table:table-cell office:value-type="float" office:value="37251085464.0233">
            <text:p>37251085464.023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">
            <text:p>0.100000</text:p>
          </table:table-cell>
          <table:table-cell office:value-type="float" office:value="26.9808114747878">
            <text:p>26.980811474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9">
            <text:p>0.090000</text:p>
          </table:table-cell>
          <table:table-cell office:value-type="float" office:value="26.9923223581937">
            <text:p>26.992322358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8">
            <text:p>0.080000</text:p>
          </table:table-cell>
          <table:table-cell office:value-type="float" office:value="27.0043331382137">
            <text:p>27.004333138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7">
            <text:p>0.070000</text:p>
          </table:table-cell>
          <table:table-cell office:value-type="float" office:value="27.0171896708514">
            <text:p>27.017189670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6">
            <text:p>0.060000</text:p>
          </table:table-cell>
          <table:table-cell office:value-type="float" office:value="27.0317555273851">
            <text:p>27.031755527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5">
            <text:p>0.050000</text:p>
          </table:table-cell>
          <table:table-cell office:value-type="float" office:value="27.0519387359243">
            <text:p>27.051938735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4">
            <text:p>0.040000</text:p>
          </table:table-cell>
          <table:table-cell office:value-type="float" office:value="114.118948183323">
            <text:p>114.118948183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3">
            <text:p>0.030000</text:p>
          </table:table-cell>
          <table:table-cell office:value-type="float" office:value="722.617417271008">
            <text:p>722.61741727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2">
            <text:p>0.020000</text:p>
          </table:table-cell>
          <table:table-cell office:value-type="float" office:value="809.69200731923">
            <text:p>809.692007319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1">
            <text:p>0.010000</text:p>
          </table:table-cell>
          <table:table-cell office:value-type="float" office:value="15459.057590477">
            <text:p>15459.0575904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1">
            <text:p>0.010000</text:p>
          </table:table-cell>
          <table:table-cell office:value-type="float" office:value="15459.057590477">
            <text:p>15459.0575904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9">
            <text:p>0.009000</text:p>
          </table:table-cell>
          <table:table-cell office:value-type="float" office:value="18406.3426204339">
            <text:p>18406.342620433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8">
            <text:p>0.008000</text:p>
          </table:table-cell>
          <table:table-cell office:value-type="float" office:value="20342.1759022371">
            <text:p>20342.175902237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7">
            <text:p>0.007000</text:p>
          </table:table-cell>
          <table:table-cell office:value-type="float" office:value="23289.460759161">
            <text:p>23289.46075916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6">
            <text:p>0.006000</text:p>
          </table:table-cell>
          <table:table-cell office:value-type="float" office:value="25225.2953631763">
            <text:p>25225.295363176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5">
            <text:p>0.005000</text:p>
          </table:table-cell>
          <table:table-cell office:value-type="float" office:value="28172.5799348335">
            <text:p>28172.579934833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4">
            <text:p>0.004000</text:p>
          </table:table-cell>
          <table:table-cell office:value-type="float" office:value="28172.5814638485">
            <text:p>28172.581463848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3">
            <text:p>0.003000</text:p>
          </table:table-cell>
          <table:table-cell office:value-type="float" office:value="33055.7000225869">
            <text:p>33055.700022586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2">
            <text:p>0.002000</text:p>
          </table:table-cell>
          <table:table-cell office:value-type="float" office:value="33055.7010704233">
            <text:p>33055.701070423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1">
            <text:p>0.001000</text:p>
          </table:table-cell>
          <table:table-cell office:value-type="float" office:value="33055.7022491027">
            <text:p>33055.702249102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1">
            <text:p>0.001000</text:p>
          </table:table-cell>
          <table:table-cell office:value-type="float" office:value="33055.7022491027">
            <text:p>33055.702249102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09">
            <text:p>0.000900</text:p>
          </table:table-cell>
          <table:table-cell office:value-type="float" office:value="33055.7024061995">
            <text:p>33055.702406199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08">
            <text:p>0.000800</text:p>
          </table:table-cell>
          <table:table-cell office:value-type="float" office:value="33055.7026054805">
            <text:p>33055.702605480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07">
            <text:p>0.000700</text:p>
          </table:table-cell>
          <table:table-cell office:value-type="float" office:value="131413.65198101">
            <text:p>131413.6519810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06">
            <text:p>0.000600</text:p>
          </table:table-cell>
          <table:table-cell office:value-type="float" office:value="131413.652116089">
            <text:p>131413.65211608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05">
            <text:p>0.000500</text:p>
          </table:table-cell>
          <table:table-cell office:value-type="float" office:value="131413.652282535">
            <text:p>131413.65228253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04">
            <text:p>0.000400</text:p>
          </table:table-cell>
          <table:table-cell office:value-type="float" office:value="323246.432148053">
            <text:p>323246.43214805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03">
            <text:p>0.000300</text:p>
          </table:table-cell>
          <table:table-cell office:value-type="float" office:value="323246.432324655">
            <text:p>323246.43232465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02">
            <text:p>0.000200</text:p>
          </table:table-cell>
          <table:table-cell office:value-type="float" office:value="2347762.58553108">
            <text:p>2347762.5855310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01">
            <text:p>0.000100</text:p>
          </table:table-cell>
          <table:table-cell office:value-type="float" office:value="2347762.58563122">
            <text:p>2347762.5856312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01">
            <text:p>0.000100</text:p>
          </table:table-cell>
          <table:table-cell office:value-type="float" office:value="2347762.58563122">
            <text:p>2347762.5856312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009">
            <text:p>0.000090</text:p>
          </table:table-cell>
          <table:table-cell office:value-type="float" office:value="2347762.58564126">
            <text:p>2347762.5856412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008">
            <text:p>0.000080</text:p>
          </table:table-cell>
          <table:table-cell office:value-type="float" office:value="2347762.58565131">
            <text:p>2347762.5856513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007">
            <text:p>0.000070</text:p>
          </table:table-cell>
          <table:table-cell office:value-type="float" office:value="2347762.58566139">
            <text:p>2347762.5856613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006">
            <text:p>0.000060</text:p>
          </table:table-cell>
          <table:table-cell office:value-type="float" office:value="2347762.58567146">
            <text:p>2347762.5856714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005">
            <text:p>0.000050</text:p>
          </table:table-cell>
          <table:table-cell office:value-type="float" office:value="2347762.58568154">
            <text:p>2347762.5856815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004">
            <text:p>0.000040</text:p>
          </table:table-cell>
          <table:table-cell office:value-type="float" office:value="2347762.58569165">
            <text:p>2347762.5856916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003">
            <text:p>0.000030</text:p>
          </table:table-cell>
          <table:table-cell office:value-type="float" office:value="2347762.58570089">
            <text:p>2347762.5857008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002">
            <text:p>0.000020</text:p>
          </table:table-cell>
          <table:table-cell office:value-type="float" office:value="2347762.58571224">
            <text:p>2347762.5857122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001">
            <text:p>0.000010</text:p>
          </table:table-cell>
          <table:table-cell office:value-type="float" office:value="2347762.58573093">
            <text:p>2347762.5857309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1">
            <text:p>0.100000</text:p>
          </table:table-cell>
          <table:table-cell office:value-type="float" office:value="30.1314309442637">
            <text:p>30.131430944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9">
            <text:p>0.090000</text:p>
          </table:table-cell>
          <table:table-cell office:value-type="float" office:value="30.1529916568956">
            <text:p>30.152991656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8">
            <text:p>0.080000</text:p>
          </table:table-cell>
          <table:table-cell office:value-type="float" office:value="57.5570362357363">
            <text:p>57.557036235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7">
            <text:p>0.070000</text:p>
          </table:table-cell>
          <table:table-cell office:value-type="float" office:value="101.661645267851">
            <text:p>101.661645267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6">
            <text:p>0.060000</text:p>
          </table:table-cell>
          <table:table-cell office:value-type="float" office:value="101.674288090715">
            <text:p>101.674288090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5">
            <text:p>0.050000</text:p>
          </table:table-cell>
          <table:table-cell office:value-type="float" office:value="101.688830721571">
            <text:p>101.688830721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4">
            <text:p>0.040000</text:p>
          </table:table-cell>
          <table:table-cell office:value-type="float" office:value="101.713616221899">
            <text:p>101.713616221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3">
            <text:p>0.030000</text:p>
          </table:table-cell>
          <table:table-cell office:value-type="float" office:value="145.853747713533">
            <text:p>145.853747713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2">
            <text:p>0.020000</text:p>
          </table:table-cell>
          <table:table-cell office:value-type="float" office:value="3905.89529777983">
            <text:p>3905.895297779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1">
            <text:p>0.010000</text:p>
          </table:table-cell>
          <table:table-cell office:value-type="float" office:value="15285.8719959472">
            <text:p>15285.871995947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1">
            <text:p>0.010000</text:p>
          </table:table-cell>
          <table:table-cell office:value-type="float" office:value="15285.8719959472">
            <text:p>15285.871995947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9">
            <text:p>0.009000</text:p>
          </table:table-cell>
          <table:table-cell office:value-type="float" office:value="15285.8740754337">
            <text:p>15285.874075433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8">
            <text:p>0.008000</text:p>
          </table:table-cell>
          <table:table-cell office:value-type="float" office:value="17757.8623530117">
            <text:p>17757.862353011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7">
            <text:p>0.007000</text:p>
          </table:table-cell>
          <table:table-cell office:value-type="float" office:value="19249.8834734578">
            <text:p>19249.883473457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6">
            <text:p>0.006000</text:p>
          </table:table-cell>
          <table:table-cell office:value-type="float" office:value="19249.8850785577">
            <text:p>19249.885078557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5">
            <text:p>0.005000</text:p>
          </table:table-cell>
          <table:table-cell office:value-type="float" office:value="21721.871981558">
            <text:p>21721.87198155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4">
            <text:p>0.004000</text:p>
          </table:table-cell>
          <table:table-cell office:value-type="float" office:value="21721.873090428">
            <text:p>21721.87309042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3">
            <text:p>0.003000</text:p>
          </table:table-cell>
          <table:table-cell office:value-type="float" office:value="21721.8742971659">
            <text:p>21721.874297165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2">
            <text:p>0.002000</text:p>
          </table:table-cell>
          <table:table-cell office:value-type="float" office:value="21721.8760685685">
            <text:p>21721.876068568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1">
            <text:p>0.001000</text:p>
          </table:table-cell>
          <table:table-cell office:value-type="float" office:value="902165.8721752">
            <text:p>902165.872175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1">
            <text:p>0.001000</text:p>
          </table:table-cell>
          <table:table-cell office:value-type="float" office:value="902165.8721752">
            <text:p>902165.872175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09">
            <text:p>0.000900</text:p>
          </table:table-cell>
          <table:table-cell office:value-type="float" office:value="902165.872321777">
            <text:p>902165.87232177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08">
            <text:p>0.000800</text:p>
          </table:table-cell>
          <table:table-cell office:value-type="float" office:value="902165.872496068">
            <text:p>902165.87249606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07">
            <text:p>0.000700</text:p>
          </table:table-cell>
          <table:table-cell office:value-type="float" office:value="902165.872794458">
            <text:p>902165.87279445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06">
            <text:p>0.000600</text:p>
          </table:table-cell>
          <table:table-cell office:value-type="float" office:value="999277.872214248">
            <text:p>999277.87221424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05">
            <text:p>0.000500</text:p>
          </table:table-cell>
          <table:table-cell office:value-type="float" office:value="999277.872404969">
            <text:p>999277.87240496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04">
            <text:p>0.000400</text:p>
          </table:table-cell>
          <table:table-cell office:value-type="float" office:value="3195933.86952443">
            <text:p>3195933.8695244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03">
            <text:p>0.000300</text:p>
          </table:table-cell>
          <table:table-cell office:value-type="float" office:value="4317921.87086382">
            <text:p>4317921.8708638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02">
            <text:p>0.000200</text:p>
          </table:table-cell>
          <table:table-cell office:value-type="float" office:value="4317921.87097367">
            <text:p>4317921.8709736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01">
            <text:p>0.000100</text:p>
          </table:table-cell>
          <table:table-cell office:value-type="float" office:value="56095069.8705043">
            <text:p>56095069.870504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01">
            <text:p>0.000100</text:p>
          </table:table-cell>
          <table:table-cell office:value-type="float" office:value="56095069.8705043">
            <text:p>56095069.870504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009">
            <text:p>0.000090</text:p>
          </table:table-cell>
          <table:table-cell office:value-type="float" office:value="56095069.8705264">
            <text:p>56095069.870526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008">
            <text:p>0.000080</text:p>
          </table:table-cell>
          <table:table-cell office:value-type="float" office:value="69319853.8706934">
            <text:p>69319853.870693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007">
            <text:p>0.000070</text:p>
          </table:table-cell>
          <table:table-cell office:value-type="float" office:value="69319853.8707045">
            <text:p>69319853.870704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006">
            <text:p>0.000060</text:p>
          </table:table-cell>
          <table:table-cell office:value-type="float" office:value="69319853.8707159">
            <text:p>69319853.870715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005">
            <text:p>0.000050</text:p>
          </table:table-cell>
          <table:table-cell office:value-type="float" office:value="69319853.8707281">
            <text:p>69319853.870728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004">
            <text:p>0.000040</text:p>
          </table:table-cell>
          <table:table-cell office:value-type="float" office:value="69319853.8707422">
            <text:p>69319853.870742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003">
            <text:p>0.000030</text:p>
          </table:table-cell>
          <table:table-cell office:value-type="float" office:value="874717937.870913">
            <text:p>874717937.87091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002">
            <text:p>0.000020</text:p>
          </table:table-cell>
          <table:table-cell office:value-type="float" office:value="1135847653.87081">
            <text:p>1135847653.8708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001">
            <text:p>0.000010</text:p>
          </table:table-cell>
          <table:table-cell office:value-type="float" office:value="1135847653.87083">
            <text:p>1135847653.8708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1">
            <text:p>0.100000</text:p>
          </table:table-cell>
          <table:table-cell office:value-type="float" office:value="50.162998265615">
            <text:p>50.162998265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9">
            <text:p>0.090000</text:p>
          </table:table-cell>
          <table:table-cell office:value-type="float" office:value="50.1780214812601">
            <text:p>50.178021481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8">
            <text:p>0.080000</text:p>
          </table:table-cell>
          <table:table-cell office:value-type="float" office:value="50.1962600320775">
            <text:p>50.196260032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7">
            <text:p>0.070000</text:p>
          </table:table-cell>
          <table:table-cell office:value-type="float" office:value="69.2223423592991">
            <text:p>69.222342359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6">
            <text:p>0.060000</text:p>
          </table:table-cell>
          <table:table-cell office:value-type="float" office:value="69.2335157337068">
            <text:p>69.233515733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5">
            <text:p>0.050000</text:p>
          </table:table-cell>
          <table:table-cell office:value-type="float" office:value="69.2452934187883">
            <text:p>69.245293418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4">
            <text:p>0.040000</text:p>
          </table:table-cell>
          <table:table-cell office:value-type="float" office:value="69.2584367133534">
            <text:p>69.258436713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3">
            <text:p>0.030000</text:p>
          </table:table-cell>
          <table:table-cell office:value-type="float" office:value="69.2780143877347">
            <text:p>69.278014387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">
            <text:p>0.020000</text:p>
          </table:table-cell>
          <table:table-cell office:value-type="float" office:value="567.578193799432">
            <text:p>567.578193799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1">
            <text:p>0.010000</text:p>
          </table:table-cell>
          <table:table-cell office:value-type="float" office:value="567.589304532115">
            <text:p>567.589304532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1">
            <text:p>0.010000</text:p>
          </table:table-cell>
          <table:table-cell office:value-type="float" office:value="567.589304532115">
            <text:p>567.589304532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9">
            <text:p>0.009000</text:p>
          </table:table-cell>
          <table:table-cell office:value-type="float" office:value="567.590606997322">
            <text:p>567.590606997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8">
            <text:p>0.008000</text:p>
          </table:table-cell>
          <table:table-cell office:value-type="float" office:value="567.592041505941">
            <text:p>567.592041505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7">
            <text:p>0.007000</text:p>
          </table:table-cell>
          <table:table-cell office:value-type="float" office:value="567.593767598847">
            <text:p>567.593767598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6">
            <text:p>0.006000</text:p>
          </table:table-cell>
          <table:table-cell office:value-type="float" office:value="1871.73743676447">
            <text:p>1871.737436764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5">
            <text:p>0.005000</text:p>
          </table:table-cell>
          <table:table-cell office:value-type="float" office:value="24622.4117585565">
            <text:p>24622.411758556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4">
            <text:p>0.004000</text:p>
          </table:table-cell>
          <table:table-cell office:value-type="float" office:value="24622.4133561675">
            <text:p>24622.413356167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3">
            <text:p>0.003000</text:p>
          </table:table-cell>
          <table:table-cell office:value-type="float" office:value="48677.2306354735">
            <text:p>48677.230635473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2">
            <text:p>0.002000</text:p>
          </table:table-cell>
          <table:table-cell office:value-type="float" office:value="48677.2317105005">
            <text:p>48677.231710500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1">
            <text:p>0.001000</text:p>
          </table:table-cell>
          <table:table-cell office:value-type="float" office:value="48677.2330546881">
            <text:p>48677.233054688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1">
            <text:p>0.001000</text:p>
          </table:table-cell>
          <table:table-cell office:value-type="float" office:value="48677.2330546881">
            <text:p>48677.233054688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9">
            <text:p>0.000900</text:p>
          </table:table-cell>
          <table:table-cell office:value-type="float" office:value="48677.2334149766">
            <text:p>48677.233414976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8">
            <text:p>0.000800</text:p>
          </table:table-cell>
          <table:table-cell office:value-type="float" office:value="447981.828928469">
            <text:p>447981.82892846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7">
            <text:p>0.000700</text:p>
          </table:table-cell>
          <table:table-cell office:value-type="float" office:value="447981.829155447">
            <text:p>447981.82915544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6">
            <text:p>0.000600</text:p>
          </table:table-cell>
          <table:table-cell office:value-type="float" office:value="942201.554446028">
            <text:p>942201.55444602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5">
            <text:p>0.000500</text:p>
          </table:table-cell>
          <table:table-cell office:value-type="float" office:value="1341506.15010607">
            <text:p>1341506.1501060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4">
            <text:p>0.000400</text:p>
          </table:table-cell>
          <table:table-cell office:value-type="float" office:value="1341506.15020651">
            <text:p>1341506.1502065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3">
            <text:p>0.000300</text:p>
          </table:table-cell>
          <table:table-cell office:value-type="float" office:value="1341506.15030724">
            <text:p>1341506.1503072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2">
            <text:p>0.000200</text:p>
          </table:table-cell>
          <table:table-cell office:value-type="float" office:value="1341506.15040872">
            <text:p>1341506.1504087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1">
            <text:p>0.000100</text:p>
          </table:table-cell>
          <table:table-cell office:value-type="float" office:value="1341506.15051337">
            <text:p>1341506.1505133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1">
            <text:p>0.000100</text:p>
          </table:table-cell>
          <table:table-cell office:value-type="float" office:value="1341506.15051337">
            <text:p>1341506.1505133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9">
            <text:p>0.000090</text:p>
          </table:table-cell>
          <table:table-cell office:value-type="float" office:value="1341506.15052456">
            <text:p>1341506.1505245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8">
            <text:p>0.000080</text:p>
          </table:table-cell>
          <table:table-cell office:value-type="float" office:value="1341506.15053606">
            <text:p>1341506.1505360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7">
            <text:p>0.000070</text:p>
          </table:table-cell>
          <table:table-cell office:value-type="float" office:value="1341506.150548">
            <text:p>1341506.15054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6">
            <text:p>0.000060</text:p>
          </table:table-cell>
          <table:table-cell office:value-type="float" office:value="1341506.15056108">
            <text:p>1341506.1505610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5">
            <text:p>0.000050</text:p>
          </table:table-cell>
          <table:table-cell office:value-type="float" office:value="1341506.15057675">
            <text:p>1341506.1505767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4">
            <text:p>0.000040</text:p>
          </table:table-cell>
          <table:table-cell office:value-type="float" office:value="402309349.035254">
            <text:p>402309349.03525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3">
            <text:p>0.000030</text:p>
          </table:table-cell>
          <table:table-cell office:value-type="float" office:value="402309349.035267">
            <text:p>402309349.03526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2">
            <text:p>0.000020</text:p>
          </table:table-cell>
          <table:table-cell office:value-type="float" office:value="402309349.035283">
            <text:p>402309349.03528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">
            <text:p>0.000010</text:p>
          </table:table-cell>
          <table:table-cell office:value-type="float" office:value="3346460057.01081">
            <text:p>3346460057.0108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1">
            <text:p>0.100000</text:p>
          </table:table-cell>
          <table:table-cell office:value-type="float" office:value="7.08623803464742">
            <text:p>7.086238034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9">
            <text:p>0.090000</text:p>
          </table:table-cell>
          <table:table-cell office:value-type="float" office:value="7.10903124184585">
            <text:p>7.109031241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8">
            <text:p>0.080000</text:p>
          </table:table-cell>
          <table:table-cell office:value-type="float" office:value="15.6688794235453">
            <text:p>15.668879423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7">
            <text:p>0.070000</text:p>
          </table:table-cell>
          <table:table-cell office:value-type="float" office:value="15.6801573035107">
            <text:p>15.680157303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6">
            <text:p>0.060000</text:p>
          </table:table-cell>
          <table:table-cell office:value-type="float" office:value="15.6919866121532">
            <text:p>15.691986612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5">
            <text:p>0.050000</text:p>
          </table:table-cell>
          <table:table-cell office:value-type="float" office:value="15.7049051981655">
            <text:p>15.704905198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4">
            <text:p>0.040000</text:p>
          </table:table-cell>
          <table:table-cell office:value-type="float" office:value="15.7209131334253">
            <text:p>15.720913133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3">
            <text:p>0.030000</text:p>
          </table:table-cell>
          <table:table-cell office:value-type="float" office:value="99.7694580787377">
            <text:p>99.769458078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2">
            <text:p>0.020000</text:p>
          </table:table-cell>
          <table:table-cell office:value-type="float" office:value="99.7831538799301">
            <text:p>99.783153879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1">
            <text:p>0.010000</text:p>
          </table:table-cell>
          <table:table-cell office:value-type="float" office:value="684.438879101069">
            <text:p>684.438879101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1">
            <text:p>0.010000</text:p>
          </table:table-cell>
          <table:table-cell office:value-type="float" office:value="684.438879101069">
            <text:p>684.438879101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9">
            <text:p>0.009000</text:p>
          </table:table-cell>
          <table:table-cell office:value-type="float" office:value="684.440442465497">
            <text:p>684.440442465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8">
            <text:p>0.008000</text:p>
          </table:table-cell>
          <table:table-cell office:value-type="float" office:value="684.442415289806">
            <text:p>684.442415289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7">
            <text:p>0.007000</text:p>
          </table:table-cell>
          <table:table-cell office:value-type="float" office:value="10097.1102356178">
            <text:p>10097.110235617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6">
            <text:p>0.006000</text:p>
          </table:table-cell>
          <table:table-cell office:value-type="float" office:value="12181.1149524681">
            <text:p>12181.114952468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5">
            <text:p>0.005000</text:p>
          </table:table-cell>
          <table:table-cell office:value-type="float" office:value="17179.7727659711">
            <text:p>17179.772765971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4">
            <text:p>0.004000</text:p>
          </table:table-cell>
          <table:table-cell office:value-type="float" office:value="17179.7739143276">
            <text:p>17179.773914327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3">
            <text:p>0.003000</text:p>
          </table:table-cell>
          <table:table-cell office:value-type="float" office:value="17179.7752129558">
            <text:p>17179.775212955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2">
            <text:p>0.002000</text:p>
          </table:table-cell>
          <table:table-cell office:value-type="float" office:value="94411.7761023825">
            <text:p>94411.776102382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1">
            <text:p>0.001000</text:p>
          </table:table-cell>
          <table:table-cell office:value-type="float" office:value="1959815.11284132">
            <text:p>1959815.1128413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1">
            <text:p>0.001000</text:p>
          </table:table-cell>
          <table:table-cell office:value-type="float" office:value="1959815.11284132">
            <text:p>1959815.1128413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09">
            <text:p>0.000900</text:p>
          </table:table-cell>
          <table:table-cell office:value-type="float" office:value="1959815.11317739">
            <text:p>1959815.1131773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08">
            <text:p>0.000800</text:p>
          </table:table-cell>
          <table:table-cell office:value-type="float" office:value="2156436.44620514">
            <text:p>2156436.4462051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07">
            <text:p>0.000700</text:p>
          </table:table-cell>
          <table:table-cell office:value-type="float" office:value="2353057.77932138">
            <text:p>2353057.7793213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06">
            <text:p>0.000600</text:p>
          </table:table-cell>
          <table:table-cell office:value-type="float" office:value="2549679.11247462">
            <text:p>2549679.1124746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05">
            <text:p>0.000500</text:p>
          </table:table-cell>
          <table:table-cell office:value-type="float" office:value="2549679.11269248">
            <text:p>2549679.1126924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04">
            <text:p>0.000400</text:p>
          </table:table-cell>
          <table:table-cell office:value-type="float" office:value="2746300.44581618">
            <text:p>2746300.4458161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03">
            <text:p>0.000300</text:p>
          </table:table-cell>
          <table:table-cell office:value-type="float" office:value="2942921.77899696">
            <text:p>2942921.7789969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02">
            <text:p>0.000200</text:p>
          </table:table-cell>
          <table:table-cell office:value-type="float" office:value="3139543.11223419">
            <text:p>3139543.1122341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01">
            <text:p>0.000100</text:p>
          </table:table-cell>
          <table:table-cell office:value-type="float" office:value="7954266.44564531">
            <text:p>7954266.4456453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01">
            <text:p>0.000100</text:p>
          </table:table-cell>
          <table:table-cell office:value-type="float" office:value="7954266.44564531">
            <text:p>7954266.4456453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009">
            <text:p>0.000090</text:p>
          </table:table-cell>
          <table:table-cell office:value-type="float" office:value="7954266.44566146">
            <text:p>7954266.4456614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008">
            <text:p>0.000080</text:p>
          </table:table-cell>
          <table:table-cell office:value-type="float" office:value="7954266.4456826">
            <text:p>7954266.445682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007">
            <text:p>0.000070</text:p>
          </table:table-cell>
          <table:table-cell office:value-type="float" office:value="110868123.112349">
            <text:p>110868123.11234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006">
            <text:p>0.000060</text:p>
          </table:table-cell>
          <table:table-cell office:value-type="float" office:value="110868123.112363">
            <text:p>110868123.11236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005">
            <text:p>0.000050</text:p>
          </table:table-cell>
          <table:table-cell office:value-type="float" office:value="110868123.112381">
            <text:p>110868123.11238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004">
            <text:p>0.000040</text:p>
          </table:table-cell>
          <table:table-cell office:value-type="float" office:value="145238282.44567">
            <text:p>145238282.4456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003">
            <text:p>0.000030</text:p>
          </table:table-cell>
          <table:table-cell office:value-type="float" office:value="248152139.112357">
            <text:p>248152139.11235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002">
            <text:p>0.000020</text:p>
          </table:table-cell>
          <table:table-cell office:value-type="float" office:value="248152139.112383">
            <text:p>248152139.11238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001">
            <text:p>0.000010</text:p>
          </table:table-cell>
          <table:table-cell office:value-type="float" office:value="870646623.779019">
            <text:p>870646623.77901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1">
            <text:p>0.100000</text:p>
          </table:table-cell>
          <table:table-cell office:value-type="float" office:value="25.1353918500366">
            <text:p>25.1353918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9">
            <text:p>0.090000</text:p>
          </table:table-cell>
          <table:table-cell office:value-type="float" office:value="82.9370474245637">
            <text:p>82.937047424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8">
            <text:p>0.080000</text:p>
          </table:table-cell>
          <table:table-cell office:value-type="float" office:value="82.9497331657403">
            <text:p>82.949733165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7">
            <text:p>0.070000</text:p>
          </table:table-cell>
          <table:table-cell office:value-type="float" office:value="82.9637061515705">
            <text:p>82.963706151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6">
            <text:p>0.060000</text:p>
          </table:table-cell>
          <table:table-cell office:value-type="float" office:value="82.9807329550859">
            <text:p>82.980732955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5">
            <text:p>0.050000</text:p>
          </table:table-cell>
          <table:table-cell office:value-type="float" office:value="179.167080348116">
            <text:p>179.167080348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4">
            <text:p>0.040000</text:p>
          </table:table-cell>
          <table:table-cell office:value-type="float" office:value="364.434330628989">
            <text:p>364.43433062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3">
            <text:p>0.030000</text:p>
          </table:table-cell>
          <table:table-cell office:value-type="float" office:value="549.709027878238">
            <text:p>549.70902787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2">
            <text:p>0.020000</text:p>
          </table:table-cell>
          <table:table-cell office:value-type="float" office:value="831.163514832238">
            <text:p>831.163514832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1">
            <text:p>0.010000</text:p>
          </table:table-cell>
          <table:table-cell office:value-type="float" office:value="1016.43762035634">
            <text:p>1016.437620356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1">
            <text:p>0.010000</text:p>
          </table:table-cell>
          <table:table-cell office:value-type="float" office:value="1016.43762035634">
            <text:p>1016.437620356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9">
            <text:p>0.009000</text:p>
          </table:table-cell>
          <table:table-cell office:value-type="float" office:value="1016.43906685144">
            <text:p>1016.439066851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8">
            <text:p>0.008000</text:p>
          </table:table-cell>
          <table:table-cell office:value-type="float" office:value="1016.44076916904">
            <text:p>1016.440769169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7">
            <text:p>0.007000</text:p>
          </table:table-cell>
          <table:table-cell office:value-type="float" office:value="1016.44344271891">
            <text:p>1016.443442718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6">
            <text:p>0.006000</text:p>
          </table:table-cell>
          <table:table-cell office:value-type="float" office:value="3400.79952309063">
            <text:p>3400.799523090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5">
            <text:p>0.005000</text:p>
          </table:table-cell>
          <table:table-cell office:value-type="float" office:value="3400.80064328132">
            <text:p>3400.800643281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4">
            <text:p>0.004000</text:p>
          </table:table-cell>
          <table:table-cell office:value-type="float" office:value="3400.80184336399">
            <text:p>3400.80184336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3">
            <text:p>0.003000</text:p>
          </table:table-cell>
          <table:table-cell office:value-type="float" office:value="3400.80328408444">
            <text:p>3400.803284084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2">
            <text:p>0.002000</text:p>
          </table:table-cell>
          <table:table-cell office:value-type="float" office:value="30376.9264553541">
            <text:p>30376.926455354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1">
            <text:p>0.001000</text:p>
          </table:table-cell>
          <table:table-cell office:value-type="float" office:value="118739.819479349">
            <text:p>118739.81947934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1">
            <text:p>0.001000</text:p>
          </table:table-cell>
          <table:table-cell office:value-type="float" office:value="118739.819479349">
            <text:p>118739.81947934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09">
            <text:p>0.000900</text:p>
          </table:table-cell>
          <table:table-cell office:value-type="float" office:value="118739.819603119">
            <text:p>118739.81960311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08">
            <text:p>0.000800</text:p>
          </table:table-cell>
          <table:table-cell office:value-type="float" office:value="118739.819736104">
            <text:p>118739.81973610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07">
            <text:p>0.000700</text:p>
          </table:table-cell>
          <table:table-cell office:value-type="float" office:value="118739.819886927">
            <text:p>118739.81988692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06">
            <text:p>0.000600</text:p>
          </table:table-cell>
          <table:table-cell office:value-type="float" office:value="118739.820089778">
            <text:p>118739.82008977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05">
            <text:p>0.000500</text:p>
          </table:table-cell>
          <table:table-cell office:value-type="float" office:value="322441.727960047">
            <text:p>322441.72796004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04">
            <text:p>0.000400</text:p>
          </table:table-cell>
          <table:table-cell office:value-type="float" office:value="322441.728146718">
            <text:p>322441.7281467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03">
            <text:p>0.000300</text:p>
          </table:table-cell>
          <table:table-cell office:value-type="float" office:value="4931240.69122043">
            <text:p>4931240.6912204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02">
            <text:p>0.000200</text:p>
          </table:table-cell>
          <table:table-cell office:value-type="float" office:value="10214916.5085003">
            <text:p>10214916.508500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01">
            <text:p>0.000100</text:p>
          </table:table-cell>
          <table:table-cell office:value-type="float" office:value="14823715.4716722">
            <text:p>14823715.471672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01">
            <text:p>0.000100</text:p>
          </table:table-cell>
          <table:table-cell office:value-type="float" office:value="14823715.4716722">
            <text:p>14823715.471672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009">
            <text:p>0.000090</text:p>
          </table:table-cell>
          <table:table-cell office:value-type="float" office:value="14823715.4716903">
            <text:p>14823715.471690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008">
            <text:p>0.000080</text:p>
          </table:table-cell>
          <table:table-cell office:value-type="float" office:value="14823715.4717201">
            <text:p>14823715.471720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007">
            <text:p>0.000070</text:p>
          </table:table-cell>
          <table:table-cell office:value-type="float" office:value="20107391.2888896">
            <text:p>20107391.288889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006">
            <text:p>0.000060</text:p>
          </table:table-cell>
          <table:table-cell office:value-type="float" office:value="132794764.851312">
            <text:p>132794764.85131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005">
            <text:p>0.000050</text:p>
          </table:table-cell>
          <table:table-cell office:value-type="float" office:value="177177164.843665">
            <text:p>177177164.84366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004">
            <text:p>0.000040</text:p>
          </table:table-cell>
          <table:table-cell office:value-type="float" office:value="177177164.843686">
            <text:p>177177164.84368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003">
            <text:p>0.000030</text:p>
          </table:table-cell>
          <table:table-cell office:value-type="float" office:value="452217987.778043">
            <text:p>452217987.77804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002">
            <text:p>0.000020</text:p>
          </table:table-cell>
          <table:table-cell office:value-type="float" office:value="452217987.778054">
            <text:p>452217987.77805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001">
            <text:p>0.000010</text:p>
          </table:table-cell>
          <table:table-cell office:value-type="float" office:value="19322694843.6347">
            <text:p>19322694843.634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1">
            <text:p>0.100000</text:p>
          </table:table-cell>
          <table:table-cell office:value-type="float" office:value="11.3514188075732">
            <text:p>11.351418807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9">
            <text:p>0.090000</text:p>
          </table:table-cell>
          <table:table-cell office:value-type="float" office:value="11.362174816235">
            <text:p>11.362174816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8">
            <text:p>0.080000</text:p>
          </table:table-cell>
          <table:table-cell office:value-type="float" office:value="11.3731485240112">
            <text:p>11.37314852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7">
            <text:p>0.070000</text:p>
          </table:table-cell>
          <table:table-cell office:value-type="float" office:value="11.3844579616932">
            <text:p>11.384457961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6">
            <text:p>0.060000</text:p>
          </table:table-cell>
          <table:table-cell office:value-type="float" office:value="11.396336069235">
            <text:p>11.396336069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5">
            <text:p>0.050000</text:p>
          </table:table-cell>
          <table:table-cell office:value-type="float" office:value="11.4093448708734">
            <text:p>11.409344870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4">
            <text:p>0.040000</text:p>
          </table:table-cell>
          <table:table-cell office:value-type="float" office:value="11.4256303926345">
            <text:p>11.425630392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3">
            <text:p>0.030000</text:p>
          </table:table-cell>
          <table:table-cell office:value-type="float" office:value="55.6746387065883">
            <text:p>55.674638706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2">
            <text:p>0.020000</text:p>
          </table:table-cell>
          <table:table-cell office:value-type="float" office:value="5106.84570175225">
            <text:p>5106.845701752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1">
            <text:p>0.010000</text:p>
          </table:table-cell>
          <table:table-cell office:value-type="float" office:value="10202.2541226865">
            <text:p>10202.254122686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1">
            <text:p>0.010000</text:p>
          </table:table-cell>
          <table:table-cell office:value-type="float" office:value="10202.2541226865">
            <text:p>10202.254122686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9">
            <text:p>0.009000</text:p>
          </table:table-cell>
          <table:table-cell office:value-type="float" office:value="10202.2558844107">
            <text:p>10202.255884410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8">
            <text:p>0.008000</text:p>
          </table:table-cell>
          <table:table-cell office:value-type="float" office:value="10202.258564498">
            <text:p>10202.25856449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7">
            <text:p>0.007000</text:p>
          </table:table-cell>
          <table:table-cell office:value-type="float" office:value="11146.4746420626">
            <text:p>11146.474642062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6">
            <text:p>0.006000</text:p>
          </table:table-cell>
          <table:table-cell office:value-type="float" office:value="11146.4761743698">
            <text:p>11146.476174369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5">
            <text:p>0.005000</text:p>
          </table:table-cell>
          <table:table-cell office:value-type="float" office:value="11146.4786103326">
            <text:p>11146.478610332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4">
            <text:p>0.004000</text:p>
          </table:table-cell>
          <table:table-cell office:value-type="float" office:value="12090.6968365312">
            <text:p>12090.696836531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3">
            <text:p>0.003000</text:p>
          </table:table-cell>
          <table:table-cell office:value-type="float" office:value="272314.980683936">
            <text:p>272314.98068393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2">
            <text:p>0.002000</text:p>
          </table:table-cell>
          <table:table-cell office:value-type="float" office:value="290389.612564312">
            <text:p>290389.61256431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1">
            <text:p>0.001000</text:p>
          </table:table-cell>
          <table:table-cell office:value-type="float" office:value="328427.313792228">
            <text:p>328427.31379222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1">
            <text:p>0.001000</text:p>
          </table:table-cell>
          <table:table-cell office:value-type="float" office:value="328427.313792228">
            <text:p>328427.31379222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09">
            <text:p>0.000900</text:p>
          </table:table-cell>
          <table:table-cell office:value-type="float" office:value="328427.314163817">
            <text:p>328427.31416381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08">
            <text:p>0.000800</text:p>
          </table:table-cell>
          <table:table-cell office:value-type="float" office:value="756988.594308517">
            <text:p>756988.59430851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07">
            <text:p>0.000700</text:p>
          </table:table-cell>
          <table:table-cell office:value-type="float" office:value="756988.594409033">
            <text:p>756988.59440903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06">
            <text:p>0.000600</text:p>
          </table:table-cell>
          <table:table-cell office:value-type="float" office:value="756988.594509723">
            <text:p>756988.59450972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05">
            <text:p>0.000500</text:p>
          </table:table-cell>
          <table:table-cell office:value-type="float" office:value="756988.594610693">
            <text:p>756988.59461069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04">
            <text:p>0.000400</text:p>
          </table:table-cell>
          <table:table-cell office:value-type="float" office:value="756988.594712159">
            <text:p>756988.59471215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03">
            <text:p>0.000300</text:p>
          </table:table-cell>
          <table:table-cell office:value-type="float" office:value="756988.594814637">
            <text:p>756988.59481463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02">
            <text:p>0.000200</text:p>
          </table:table-cell>
          <table:table-cell office:value-type="float" office:value="756988.594919812">
            <text:p>756988.59491981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01">
            <text:p>0.000100</text:p>
          </table:table-cell>
          <table:table-cell office:value-type="float" office:value="756988.595039606">
            <text:p>756988.59503960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01">
            <text:p>0.000100</text:p>
          </table:table-cell>
          <table:table-cell office:value-type="float" office:value="756988.595039606">
            <text:p>756988.59503960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009">
            <text:p>0.000090</text:p>
          </table:table-cell>
          <table:table-cell office:value-type="float" office:value="756988.595056277">
            <text:p>756988.59505627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008">
            <text:p>0.000080</text:p>
          </table:table-cell>
          <table:table-cell office:value-type="float" office:value="756988.595079104">
            <text:p>756988.59507910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007">
            <text:p>0.000070</text:p>
          </table:table-cell>
          <table:table-cell office:value-type="float" office:value="35688353.2728705">
            <text:p>35688353.272870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006">
            <text:p>0.000060</text:p>
          </table:table-cell>
          <table:table-cell office:value-type="float" office:value="35688353.2728964">
            <text:p>35688353.272896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005">
            <text:p>0.000050</text:p>
          </table:table-cell>
          <table:table-cell office:value-type="float" office:value="65568299.9565788">
            <text:p>65568299.956578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004">
            <text:p>0.000040</text:p>
          </table:table-cell>
          <table:table-cell office:value-type="float" office:value="65568299.9565941">
            <text:p>65568299.956594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003">
            <text:p>0.000030</text:p>
          </table:table-cell>
          <table:table-cell office:value-type="float" office:value="130379611.318099">
            <text:p>130379611.31809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002">
            <text:p>0.000020</text:p>
          </table:table-cell>
          <table:table-cell office:value-type="float" office:value="130379611.31811">
            <text:p>130379611.3181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001">
            <text:p>0.000010</text:p>
          </table:table-cell>
          <table:table-cell office:value-type="float" office:value="5612312685.40056">
            <text:p>5612312685.4005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1">
            <text:p>0.100000</text:p>
          </table:table-cell>
          <table:table-cell office:value-type="float" office:value="10.3024738281495">
            <text:p>10.302473828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9">
            <text:p>0.090000</text:p>
          </table:table-cell>
          <table:table-cell office:value-type="float" office:value="10.3133529623851">
            <text:p>10.313352962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8">
            <text:p>0.080000</text:p>
          </table:table-cell>
          <table:table-cell office:value-type="float" office:value="10.3244910818701">
            <text:p>10.324491081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7">
            <text:p>0.070000</text:p>
          </table:table-cell>
          <table:table-cell office:value-type="float" office:value="10.3360341803078">
            <text:p>10.336034180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6">
            <text:p>0.060000</text:p>
          </table:table-cell>
          <table:table-cell office:value-type="float" office:value="10.3482799758937">
            <text:p>10.348279975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5">
            <text:p>0.050000</text:p>
          </table:table-cell>
          <table:table-cell office:value-type="float" office:value="10.3619962275087">
            <text:p>10.361996227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4">
            <text:p>0.040000</text:p>
          </table:table-cell>
          <table:table-cell office:value-type="float" office:value="10.3809215956413">
            <text:p>10.380921595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3">
            <text:p>0.030000</text:p>
          </table:table-cell>
          <table:table-cell office:value-type="float" office:value="96.3350917804938">
            <text:p>96.335091780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2">
            <text:p>0.020000</text:p>
          </table:table-cell>
          <table:table-cell office:value-type="float" office:value="96.348623998727">
            <text:p>96.348623998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1">
            <text:p>0.010000</text:p>
          </table:table-cell>
          <table:table-cell office:value-type="float" office:value="2003.85829331222">
            <text:p>2003.858293312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1">
            <text:p>0.010000</text:p>
          </table:table-cell>
          <table:table-cell office:value-type="float" office:value="2003.85829331222">
            <text:p>2003.858293312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9">
            <text:p>0.009000</text:p>
          </table:table-cell>
          <table:table-cell office:value-type="float" office:value="2003.85945042744">
            <text:p>2003.859450427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8">
            <text:p>0.008000</text:p>
          </table:table-cell>
          <table:table-cell office:value-type="float" office:value="2003.86066010304">
            <text:p>2003.860660103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7">
            <text:p>0.007000</text:p>
          </table:table-cell>
          <table:table-cell office:value-type="float" office:value="2003.86195944097">
            <text:p>2003.86195944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6">
            <text:p>0.006000</text:p>
          </table:table-cell>
          <table:table-cell office:value-type="float" office:value="2003.86344325842">
            <text:p>2003.863443258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5">
            <text:p>0.005000</text:p>
          </table:table-cell>
          <table:table-cell office:value-type="float" office:value="2003.86558527229">
            <text:p>2003.865585272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4">
            <text:p>0.004000</text:p>
          </table:table-cell>
          <table:table-cell office:value-type="float" office:value="12028.2945299963">
            <text:p>12028.294529996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3">
            <text:p>0.003000</text:p>
          </table:table-cell>
          <table:table-cell office:value-type="float" office:value="56930.1126815562">
            <text:p>56930.112681556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2">
            <text:p>0.002000</text:p>
          </table:table-cell>
          <table:table-cell office:value-type="float" office:value="154850.66805193">
            <text:p>154850.6680519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1">
            <text:p>0.001000</text:p>
          </table:table-cell>
          <table:table-cell office:value-type="float" office:value="217893.836720761">
            <text:p>217893.83672076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1">
            <text:p>0.001000</text:p>
          </table:table-cell>
          <table:table-cell office:value-type="float" office:value="217893.836720761">
            <text:p>217893.83672076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09">
            <text:p>0.000900</text:p>
          </table:table-cell>
          <table:table-cell office:value-type="float" office:value="217893.836831811">
            <text:p>217893.83683181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08">
            <text:p>0.000800</text:p>
          </table:table-cell>
          <table:table-cell office:value-type="float" office:value="217893.836946254">
            <text:p>217893.83694625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07">
            <text:p>0.000700</text:p>
          </table:table-cell>
          <table:table-cell office:value-type="float" office:value="217893.837066148">
            <text:p>217893.83706614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06">
            <text:p>0.000600</text:p>
          </table:table-cell>
          <table:table-cell office:value-type="float" office:value="217893.837195966">
            <text:p>217893.83719596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05">
            <text:p>0.000500</text:p>
          </table:table-cell>
          <table:table-cell office:value-type="float" office:value="217893.837349066">
            <text:p>217893.83734906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04">
            <text:p>0.000400</text:p>
          </table:table-cell>
          <table:table-cell office:value-type="float" office:value="1887175.46455245">
            <text:p>1887175.4645524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03">
            <text:p>0.000300</text:p>
          </table:table-cell>
          <table:table-cell office:value-type="float" office:value="1887175.4646868">
            <text:p>1887175.464686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02">
            <text:p>0.000200</text:p>
          </table:table-cell>
          <table:table-cell office:value-type="float" office:value="3206363.8625792">
            <text:p>3206363.862579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01">
            <text:p>0.000100</text:p>
          </table:table-cell>
          <table:table-cell office:value-type="float" office:value="3206363.86269059">
            <text:p>3206363.8626905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01">
            <text:p>0.000100</text:p>
          </table:table-cell>
          <table:table-cell office:value-type="float" office:value="3206363.86269059">
            <text:p>3206363.8626905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009">
            <text:p>0.000090</text:p>
          </table:table-cell>
          <table:table-cell office:value-type="float" office:value="3206363.86270373">
            <text:p>3206363.8627037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008">
            <text:p>0.000080</text:p>
          </table:table-cell>
          <table:table-cell office:value-type="float" office:value="3206363.86271826">
            <text:p>3206363.8627182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007">
            <text:p>0.000070</text:p>
          </table:table-cell>
          <table:table-cell office:value-type="float" office:value="3206363.86273595">
            <text:p>3206363.8627359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006">
            <text:p>0.000060</text:p>
          </table:table-cell>
          <table:table-cell office:value-type="float" office:value="175899578.907939">
            <text:p>175899578.90793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005">
            <text:p>0.000050</text:p>
          </table:table-cell>
          <table:table-cell office:value-type="float" office:value="10342515886.183">
            <text:p>10342515886.18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004">
            <text:p>0.000040</text:p>
          </table:table-cell>
          <table:table-cell office:value-type="float" office:value="11933280365.6475">
            <text:p>11933280365.647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003">
            <text:p>0.000030</text:p>
          </table:table-cell>
          <table:table-cell office:value-type="float" office:value="13160395642.9928">
            <text:p>13160395642.992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002">
            <text:p>0.000020</text:p>
          </table:table-cell>
          <table:table-cell office:value-type="float" office:value="17032697462.1025">
            <text:p>17032697462.102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001">
            <text:p>0.000010</text:p>
          </table:table-cell>
          <table:table-cell office:value-type="float" office:value="22495763760.6767">
            <text:p>22495763760.676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1">
            <text:p>0.100000</text:p>
          </table:table-cell>
          <table:table-cell office:value-type="float" office:value="18.6890223016211">
            <text:p>18.689022301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9">
            <text:p>0.090000</text:p>
          </table:table-cell>
          <table:table-cell office:value-type="float" office:value="18.7054693527898">
            <text:p>18.705469352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8">
            <text:p>0.080000</text:p>
          </table:table-cell>
          <table:table-cell office:value-type="float" office:value="18.7275483783756">
            <text:p>18.727548378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7">
            <text:p>0.070000</text:p>
          </table:table-cell>
          <table:table-cell office:value-type="float" office:value="118.815877329232">
            <text:p>118.815877329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6">
            <text:p>0.060000</text:p>
          </table:table-cell>
          <table:table-cell office:value-type="float" office:value="118.826044263016">
            <text:p>118.82604426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5">
            <text:p>0.050000</text:p>
          </table:table-cell>
          <table:table-cell office:value-type="float" office:value="118.836280399237">
            <text:p>118.836280399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4">
            <text:p>0.040000</text:p>
          </table:table-cell>
          <table:table-cell office:value-type="float" office:value="118.846641252373">
            <text:p>118.846641252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3">
            <text:p>0.030000</text:p>
          </table:table-cell>
          <table:table-cell office:value-type="float" office:value="118.857266785505">
            <text:p>118.857266785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2">
            <text:p>0.020000</text:p>
          </table:table-cell>
          <table:table-cell office:value-type="float" office:value="118.868668940676">
            <text:p>118.868668940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1">
            <text:p>0.010000</text:p>
          </table:table-cell>
          <table:table-cell office:value-type="float" office:value="270.941405526461">
            <text:p>270.941405526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1">
            <text:p>0.010000</text:p>
          </table:table-cell>
          <table:table-cell office:value-type="float" office:value="270.941405526461">
            <text:p>270.941405526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9">
            <text:p>0.009000</text:p>
          </table:table-cell>
          <table:table-cell office:value-type="float" office:value="270.943294008638">
            <text:p>270.943294008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8">
            <text:p>0.008000</text:p>
          </table:table-cell>
          <table:table-cell office:value-type="float" office:value="1558.91730967689">
            <text:p>1558.917309676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7">
            <text:p>0.007000</text:p>
          </table:table-cell>
          <table:table-cell office:value-type="float" office:value="1558.9184463326">
            <text:p>1558.918446332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6">
            <text:p>0.006000</text:p>
          </table:table-cell>
          <table:table-cell office:value-type="float" office:value="1558.91964302699">
            <text:p>1558.91964302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5">
            <text:p>0.005000</text:p>
          </table:table-cell>
          <table:table-cell office:value-type="float" office:value="1558.92096054244">
            <text:p>1558.920960542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4">
            <text:p>0.004000</text:p>
          </table:table-cell>
          <table:table-cell office:value-type="float" office:value="1558.92264311126">
            <text:p>1558.922643111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3">
            <text:p>0.003000</text:p>
          </table:table-cell>
          <table:table-cell office:value-type="float" office:value="33430.9448008098">
            <text:p>33430.944800809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2">
            <text:p>0.002000</text:p>
          </table:table-cell>
          <table:table-cell office:value-type="float" office:value="81162.9486939976">
            <text:p>81162.948693997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1">
            <text:p>0.001000</text:p>
          </table:table-cell>
          <table:table-cell office:value-type="float" office:value="969330.937698004">
            <text:p>969330.93769800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1">
            <text:p>0.001000</text:p>
          </table:table-cell>
          <table:table-cell office:value-type="float" office:value="969330.937698004">
            <text:p>969330.93769800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09">
            <text:p>0.000900</text:p>
          </table:table-cell>
          <table:table-cell office:value-type="float" office:value="969330.937884643">
            <text:p>969330.93788464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08">
            <text:p>0.000800</text:p>
          </table:table-cell>
          <table:table-cell office:value-type="float" office:value="969330.938247457">
            <text:p>969330.93824745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07">
            <text:p>0.000700</text:p>
          </table:table-cell>
          <table:table-cell office:value-type="float" office:value="1381618.94077299">
            <text:p>1381618.9407729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06">
            <text:p>0.000600</text:p>
          </table:table-cell>
          <table:table-cell office:value-type="float" office:value="1381618.94088164">
            <text:p>1381618.9408816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05">
            <text:p>0.000500</text:p>
          </table:table-cell>
          <table:table-cell office:value-type="float" office:value="1381618.94099446">
            <text:p>1381618.9409944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04">
            <text:p>0.000400</text:p>
          </table:table-cell>
          <table:table-cell office:value-type="float" office:value="1381618.94111596">
            <text:p>1381618.9411159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03">
            <text:p>0.000300</text:p>
          </table:table-cell>
          <table:table-cell office:value-type="float" office:value="1381618.94126476">
            <text:p>1381618.9412647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02">
            <text:p>0.000200</text:p>
          </table:table-cell>
          <table:table-cell office:value-type="float" office:value="10720894.9430977">
            <text:p>10720894.943097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01">
            <text:p>0.000100</text:p>
          </table:table-cell>
          <table:table-cell office:value-type="float" office:value="37914146.9423643">
            <text:p>37914146.942364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01">
            <text:p>0.000100</text:p>
          </table:table-cell>
          <table:table-cell office:value-type="float" office:value="37914146.9423643">
            <text:p>37914146.942364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009">
            <text:p>0.000090</text:p>
          </table:table-cell>
          <table:table-cell office:value-type="float" office:value="37914146.9423753">
            <text:p>37914146.942375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008">
            <text:p>0.000080</text:p>
          </table:table-cell>
          <table:table-cell office:value-type="float" office:value="37914146.9423866">
            <text:p>37914146.942386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007">
            <text:p>0.000070</text:p>
          </table:table-cell>
          <table:table-cell office:value-type="float" office:value="37914146.9423983">
            <text:p>37914146.942398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006">
            <text:p>0.000060</text:p>
          </table:table-cell>
          <table:table-cell office:value-type="float" office:value="37914146.9424109">
            <text:p>37914146.942410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005">
            <text:p>0.000050</text:p>
          </table:table-cell>
          <table:table-cell office:value-type="float" office:value="37914146.9424252">
            <text:p>37914146.942425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004">
            <text:p>0.000040</text:p>
          </table:table-cell>
          <table:table-cell office:value-type="float" office:value="37914146.942448">
            <text:p>37914146.94244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003">
            <text:p>0.000030</text:p>
          </table:table-cell>
          <table:table-cell office:value-type="float" office:value="122760334.942551">
            <text:p>122760334.94255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002">
            <text:p>0.000020</text:p>
          </table:table-cell>
          <table:table-cell office:value-type="float" office:value="122760334.942563">
            <text:p>122760334.94256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001">
            <text:p>0.000010</text:p>
          </table:table-cell>
          <table:table-cell office:value-type="float" office:value="955810094.942634">
            <text:p>955810094.94263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1">
            <text:p>0.100000</text:p>
          </table:table-cell>
          <table:table-cell office:value-type="float" office:value="4.24791160173629">
            <text:p>4.247911601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9">
            <text:p>0.090000</text:p>
          </table:table-cell>
          <table:table-cell office:value-type="float" office:value="4.26302858909348">
            <text:p>4.263028589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8">
            <text:p>0.080000</text:p>
          </table:table-cell>
          <table:table-cell office:value-type="float" office:value="4.28148397156613">
            <text:p>4.281483971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7">
            <text:p>0.070000</text:p>
          </table:table-cell>
          <table:table-cell office:value-type="float" office:value="36.87582689229">
            <text:p>36.875826892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6">
            <text:p>0.060000</text:p>
          </table:table-cell>
          <table:table-cell office:value-type="float" office:value="100.646945852251">
            <text:p>100.646945852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5">
            <text:p>0.050000</text:p>
          </table:table-cell>
          <table:table-cell office:value-type="float" office:value="100.657830900292">
            <text:p>100.657830900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4">
            <text:p>0.040000</text:p>
          </table:table-cell>
          <table:table-cell office:value-type="float" office:value="100.669260756253">
            <text:p>100.669260756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3">
            <text:p>0.030000</text:p>
          </table:table-cell>
          <table:table-cell office:value-type="float" office:value="100.682114899164">
            <text:p>100.682114899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2">
            <text:p>0.020000</text:p>
          </table:table-cell>
          <table:table-cell office:value-type="float" office:value="407.304073498684">
            <text:p>407.304073498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1">
            <text:p>0.010000</text:p>
          </table:table-cell>
          <table:table-cell office:value-type="float" office:value="874.111646507004">
            <text:p>874.11164650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1">
            <text:p>0.010000</text:p>
          </table:table-cell>
          <table:table-cell office:value-type="float" office:value="874.111646507004">
            <text:p>874.11164650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9">
            <text:p>0.009000</text:p>
          </table:table-cell>
          <table:table-cell office:value-type="float" office:value="1647.51821715277">
            <text:p>1647.518217152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8">
            <text:p>0.008000</text:p>
          </table:table-cell>
          <table:table-cell office:value-type="float" office:value="1647.51927817581">
            <text:p>1647.519278175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7">
            <text:p>0.007000</text:p>
          </table:table-cell>
          <table:table-cell office:value-type="float" office:value="1647.52035882039">
            <text:p>1647.520358820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6">
            <text:p>0.006000</text:p>
          </table:table-cell>
          <table:table-cell office:value-type="float" office:value="1647.52147110296">
            <text:p>1647.52147110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5">
            <text:p>0.005000</text:p>
          </table:table-cell>
          <table:table-cell office:value-type="float" office:value="1647.5226405794">
            <text:p>1647.522640579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4">
            <text:p>0.004000</text:p>
          </table:table-cell>
          <table:table-cell office:value-type="float" office:value="1647.52393749854">
            <text:p>1647.523937498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3">
            <text:p>0.003000</text:p>
          </table:table-cell>
          <table:table-cell office:value-type="float" office:value="1647.52577913505">
            <text:p>1647.525779135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2">
            <text:p>0.002000</text:p>
          </table:table-cell>
          <table:table-cell office:value-type="float" office:value="291916.055325647">
            <text:p>291916.05532564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1">
            <text:p>0.001000</text:p>
          </table:table-cell>
          <table:table-cell office:value-type="float" office:value="703717.896422594">
            <text:p>703717.89642259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1">
            <text:p>0.001000</text:p>
          </table:table-cell>
          <table:table-cell office:value-type="float" office:value="703717.896422594">
            <text:p>703717.89642259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09">
            <text:p>0.000900</text:p>
          </table:table-cell>
          <table:table-cell office:value-type="float" office:value="703717.896561773">
            <text:p>703717.89656177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08">
            <text:p>0.000800</text:p>
          </table:table-cell>
          <table:table-cell office:value-type="float" office:value="703717.89672116">
            <text:p>703717.8967211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07">
            <text:p>0.000700</text:p>
          </table:table-cell>
          <table:table-cell office:value-type="float" office:value="703717.896938642">
            <text:p>703717.89693864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06">
            <text:p>0.000600</text:p>
          </table:table-cell>
          <table:table-cell office:value-type="float" office:value="734101.224485062">
            <text:p>734101.22448506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05">
            <text:p>0.000500</text:p>
          </table:table-cell>
          <table:table-cell office:value-type="float" office:value="734101.224588142">
            <text:p>734101.22458814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04">
            <text:p>0.000400</text:p>
          </table:table-cell>
          <table:table-cell office:value-type="float" office:value="734101.224692876">
            <text:p>734101.22469287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03">
            <text:p>0.000300</text:p>
          </table:table-cell>
          <table:table-cell office:value-type="float" office:value="734101.22480119">
            <text:p>734101.2248011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02">
            <text:p>0.000200</text:p>
          </table:table-cell>
          <table:table-cell office:value-type="float" office:value="734101.224920672">
            <text:p>734101.22492067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01">
            <text:p>0.000100</text:p>
          </table:table-cell>
          <table:table-cell office:value-type="float" office:value="2123437.0078237">
            <text:p>2123437.007823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01">
            <text:p>0.000100</text:p>
          </table:table-cell>
          <table:table-cell office:value-type="float" office:value="2123437.0078237">
            <text:p>2123437.007823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009">
            <text:p>0.000090</text:p>
          </table:table-cell>
          <table:table-cell office:value-type="float" office:value="2123437.00783478">
            <text:p>2123437.0078347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008">
            <text:p>0.000080</text:p>
          </table:table-cell>
          <table:table-cell office:value-type="float" office:value="2123437.0078462">
            <text:p>2123437.007846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007">
            <text:p>0.000070</text:p>
          </table:table-cell>
          <table:table-cell office:value-type="float" office:value="2123437.00785812">
            <text:p>2123437.0078581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006">
            <text:p>0.000060</text:p>
          </table:table-cell>
          <table:table-cell office:value-type="float" office:value="2123437.00787105">
            <text:p>2123437.0078710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005">
            <text:p>0.000050</text:p>
          </table:table-cell>
          <table:table-cell office:value-type="float" office:value="2123437.00788613">
            <text:p>2123437.0078861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004">
            <text:p>0.000040</text:p>
          </table:table-cell>
          <table:table-cell office:value-type="float" office:value="307194515.735669">
            <text:p>307194515.73566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003">
            <text:p>0.000030</text:p>
          </table:table-cell>
          <table:table-cell office:value-type="float" office:value="307194515.735679">
            <text:p>307194515.73567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002">
            <text:p>0.000020</text:p>
          </table:table-cell>
          <table:table-cell office:value-type="float" office:value="307194515.735689">
            <text:p>307194515.73568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001">
            <text:p>0.000010</text:p>
          </table:table-cell>
          <table:table-cell office:value-type="float" office:value="307194515.7357">
            <text:p>307194515.735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1">
            <text:p>0.100000</text:p>
          </table:table-cell>
          <table:table-cell office:value-type="float" office:value="31.0280954416315">
            <text:p>31.028095441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9">
            <text:p>0.090000</text:p>
          </table:table-cell>
          <table:table-cell office:value-type="float" office:value="31.0389224508761">
            <text:p>31.038922450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8">
            <text:p>0.080000</text:p>
          </table:table-cell>
          <table:table-cell office:value-type="float" office:value="31.0499907540091">
            <text:p>31.04999075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7">
            <text:p>0.070000</text:p>
          </table:table-cell>
          <table:table-cell office:value-type="float" office:value="31.0614341426498">
            <text:p>31.061434142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6">
            <text:p>0.060000</text:p>
          </table:table-cell>
          <table:table-cell office:value-type="float" office:value="31.0735216370429">
            <text:p>31.07352163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5">
            <text:p>0.050000</text:p>
          </table:table-cell>
          <table:table-cell office:value-type="float" office:value="31.0869270777003">
            <text:p>31.086927077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4">
            <text:p>0.040000</text:p>
          </table:table-cell>
          <table:table-cell office:value-type="float" office:value="31.1045721599579">
            <text:p>31.1045721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3">
            <text:p>0.030000</text:p>
          </table:table-cell>
          <table:table-cell office:value-type="float" office:value="40.2154771081464">
            <text:p>40.215477108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2">
            <text:p>0.020000</text:p>
          </table:table-cell>
          <table:table-cell office:value-type="float" office:value="49.3279634101274">
            <text:p>49.327963410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1">
            <text:p>0.010000</text:p>
          </table:table-cell>
          <table:table-cell office:value-type="float" office:value="58.4430067371975">
            <text:p>58.443006737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1">
            <text:p>0.010000</text:p>
          </table:table-cell>
          <table:table-cell office:value-type="float" office:value="58.4430067371975">
            <text:p>58.443006737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9">
            <text:p>0.009000</text:p>
          </table:table-cell>
          <table:table-cell office:value-type="float" office:value="58.4440624943026">
            <text:p>58.444062494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8">
            <text:p>0.008000</text:p>
          </table:table-cell>
          <table:table-cell office:value-type="float" office:value="58.4451337265635">
            <text:p>58.445133726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7">
            <text:p>0.007000</text:p>
          </table:table-cell>
          <table:table-cell office:value-type="float" office:value="58.4462283173576">
            <text:p>58.446228317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6">
            <text:p>0.006000</text:p>
          </table:table-cell>
          <table:table-cell office:value-type="float" office:value="58.4473610766402">
            <text:p>58.447361076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5">
            <text:p>0.005000</text:p>
          </table:table-cell>
          <table:table-cell office:value-type="float" office:value="58.4485645563789">
            <text:p>58.448564556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4">
            <text:p>0.004000</text:p>
          </table:table-cell>
          <table:table-cell office:value-type="float" office:value="58.4499352578914">
            <text:p>58.449935257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3">
            <text:p>0.003000</text:p>
          </table:table-cell>
          <table:table-cell office:value-type="float" office:value="826.911099337179">
            <text:p>826.911099337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2">
            <text:p>0.002000</text:p>
          </table:table-cell>
          <table:table-cell office:value-type="float" office:value="953.469813112955">
            <text:p>953.46981311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1">
            <text:p>0.001000</text:p>
          </table:table-cell>
          <table:table-cell office:value-type="float" office:value="1080.02857617931">
            <text:p>1080.028576179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1">
            <text:p>0.001000</text:p>
          </table:table-cell>
          <table:table-cell office:value-type="float" office:value="1080.02857617931">
            <text:p>1080.028576179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09">
            <text:p>0.000900</text:p>
          </table:table-cell>
          <table:table-cell office:value-type="float" office:value="1080.02873449215">
            <text:p>1080.028734492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08">
            <text:p>0.000800</text:p>
          </table:table-cell>
          <table:table-cell office:value-type="float" office:value="1080.02893704418">
            <text:p>1080.028937044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07">
            <text:p>0.000700</text:p>
          </table:table-cell>
          <table:table-cell office:value-type="float" office:value="1206.58693175215">
            <text:p>1206.586931752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06">
            <text:p>0.000600</text:p>
          </table:table-cell>
          <table:table-cell office:value-type="float" office:value="1206.58704956598">
            <text:p>1206.58704956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05">
            <text:p>0.000500</text:p>
          </table:table-cell>
          <table:table-cell office:value-type="float" office:value="1206.58717787365">
            <text:p>1206.587177873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04">
            <text:p>0.000400</text:p>
          </table:table-cell>
          <table:table-cell office:value-type="float" office:value="1206.58733534395">
            <text:p>1206.58733534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03">
            <text:p>0.000300</text:p>
          </table:table-cell>
          <table:table-cell office:value-type="float" office:value="5790.01708226894">
            <text:p>5790.0170822689</text:p>
          </table:table-cell>
        </table:table-row>
        <table:table-row table:style-name="ro1" table:number-rows-repeated="104710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">
      <number:number number:decimal-places="6" number:min-integer-digits="1"/>
    </number:number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18:32:06</meta:creation-date>
    <dc:date>2015-04-23T19:18:36</dc:date>
    <meta:editing-duration>PT35M17S</meta:editing-duration>
    <meta:editing-cycles>4</meta:editing-cycles>
    <meta:generator>LibreOffice/4.0.6.2$Linux_x86 LibreOffice_project/400m0$Build-2</meta:generator>
    <meta:document-statistic meta:table-count="1" meta:cell-count="4404" meta:object-count="0"/>
  </office:meta>
</office:document-meta>
</file>